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3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1.191cm"/>
    </style:style>
    <style:style style:name="co14" style:family="table-column">
      <style:table-column-properties fo:break-before="auto" style:column-width="1.307cm"/>
    </style:style>
    <style:style style:name="co15" style:family="table-column">
      <style:table-column-properties fo:break-before="auto" style:column-width="1.401cm"/>
    </style:style>
    <style:style style:name="co16" style:family="table-column">
      <style:table-column-properties fo:break-before="auto" style:column-width="1.542cm"/>
    </style:style>
    <style:style style:name="co17" style:family="table-column">
      <style:table-column-properties fo:break-before="auto" style:column-width="3.738cm"/>
    </style:style>
    <style:style style:name="co18" style:family="table-column">
      <style:table-column-properties fo:break-before="auto" style:column-width="1.085cm"/>
    </style:style>
    <style:style style:name="co19" style:family="table-column">
      <style:table-column-properties fo:break-before="auto" style:column-width="1.097cm"/>
    </style:style>
    <style:style style:name="co20" style:family="table-column">
      <style:table-column-properties fo:break-before="auto" style:column-width="1.378cm"/>
    </style:style>
    <style:style style:name="co21" style:family="table-column">
      <style:table-column-properties fo:break-before="auto" style:column-width="1.448cm"/>
    </style:style>
    <style:style style:name="co22" style:family="table-column">
      <style:table-column-properties fo:break-before="auto" style:column-width="1.646cm"/>
    </style:style>
    <style:style style:name="co23" style:family="table-column">
      <style:table-column-properties fo:break-before="auto" style:column-width="1.704cm"/>
    </style:style>
    <style:style style:name="co24" style:family="table-column">
      <style:table-column-properties fo:break-before="auto" style:column-width="2.967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5" style:family="table-cell" style:parent-style-name="Default" style:data-style-name="N111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29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 style:data-style-name="N0"/>
    <style:style style:name="ce12" style:family="table-cell" style:parent-style-name="Default" style:data-style-name="N112">
      <style:table-cell-properties style:rotation-angle="45"/>
    </style:style>
    <style:style style:name="ce13" style:family="table-cell" style:parent-style-name="Default" style:data-style-name="N112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50" style:family="table-cell" style:parent-style-name="Default" style:data-style-name="N37"/>
    <style:style style:name="ce17" style:family="table-cell" style:parent-style-name="Default" style:data-style-name="N116">
      <style:table-cell-properties style:rotation-angle="45"/>
    </style:style>
    <style:style style:name="ce41" style:family="table-cell" style:parent-style-name="Default" style:data-style-name="N115"/>
    <style:style style:name="ce18" style:family="table-cell" style:parent-style-name="Default" style:data-style-name="N116"/>
    <style:style style:name="ce36" style:family="table-cell" style:parent-style-name="Default" style:data-style-name="N116">
      <style:table-cell-properties style:rotation-angle="45"/>
      <style:map style:condition="cell-content()&gt;[$Journal.$R$2]" style:apply-style-name="Warning" style:base-cell-address="Journal.N1"/>
    </style:style>
    <style:style style:name="ce44" style:family="table-cell" style:parent-style-name="Default" style:data-style-name="N115">
      <style:map style:condition="cell-content()&gt;[$Journal.$R$2]" style:apply-style-name="Bad" style:base-cell-address="Journal.N2"/>
    </style:style>
    <style:style style:name="ce43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6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ce55" style:family="table-cell" style:parent-style-name="Default" style:data-style-name="N110"/>
    <style:style style:name="ce57" style:family="table-cell" style:parent-style-name="Default">
      <style:text-properties fo:color="#808080"/>
    </style:style>
    <style:style style:name="ce58" style:family="table-cell" style:parent-style-name="Default" style:data-style-name="N1"/>
    <style:style style:name="ce7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4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117"/>
    <style:style style:name="ce76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racked-changes>
        <table:cell-content-change table:id="ct1">
          <table:cell-address table:column="3" table:row="164" table:table="0"/>
          <office:change-info>
            <dc:creator> </dc:creator>
            <dc:date>2023-08-27T09:31:42.782000000</dc:date>
          </office:change-info>
          <table:previous>
            <table:change-track-table-cell/>
          </table:previous>
        </table:cell-content-change>
        <table:cell-content-change table:id="ct2">
          <table:cell-address table:column="4" table:row="164" table:table="0"/>
          <office:change-info>
            <dc:creator> </dc:creator>
            <dc:date>2023-08-27T09:31:42.782000000</dc:date>
          </office:change-info>
          <table:previous>
            <table:change-track-table-cell/>
          </table:previous>
        </table:cell-content-change>
        <table:cell-content-change table:id="ct3">
          <table:cell-address table:column="6" table:row="164" table:table="0"/>
          <office:change-info>
            <dc:creator> </dc:creator>
            <dc:date>2023-08-27T09:31:42.782000000</dc:date>
          </office:change-info>
          <table:previous>
            <table:change-track-table-cell/>
          </table:previous>
        </table:cell-content-change>
        <table:cell-content-change table:id="ct4">
          <table:cell-address table:column="8" table:row="164" table:table="0"/>
          <office:change-info>
            <dc:creator> </dc:creator>
            <dc:date>2023-08-27T09:31:42.782000000</dc:date>
          </office:change-info>
          <table:previous>
            <table:change-track-table-cell/>
          </table:previous>
        </table:cell-content-change>
        <table:cell-content-change table:id="ct5">
          <table:cell-address table:column="9" table:row="164" table:table="0"/>
          <office:change-info>
            <dc:creator> </dc:creator>
            <dc:date>2023-08-27T09:31:42.782000000</dc:date>
          </office:change-info>
          <table:previous>
            <table:change-track-table-cell/>
          </table:previous>
        </table:cell-content-change>
        <table:cell-content-change table:id="ct6">
          <table:cell-address table:column="10" table:row="164" table:table="0"/>
          <office:change-info>
            <dc:creator> </dc:creator>
            <dc:date>2023-08-27T09:31:42.782000000</dc:date>
          </office:change-info>
          <table:previous>
            <table:change-track-table-cell/>
          </table:previous>
        </table:cell-content-change>
        <table:cell-content-change table:id="ct7">
          <table:cell-address table:column="11" table:row="164" table:table="0"/>
          <office:change-info>
            <dc:creator> </dc:creator>
            <dc:date>2023-08-27T09:31:42.782000000</dc:date>
          </office:change-info>
          <table:previous>
            <table:change-track-table-cell/>
          </table:previous>
        </table:cell-content-change>
        <table:cell-content-change table:id="ct8">
          <table:cell-address table:column="12" table:row="164" table:table="0"/>
          <office:change-info>
            <dc:creator> </dc:creator>
            <dc:date>2023-08-27T09:31:42.782000000</dc:date>
          </office:change-info>
          <table:previous>
            <table:change-track-table-cell/>
          </table:previous>
        </table:cell-content-change>
      </table:tracked-changes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number-columns-repeated="4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  <table:table-cell table:style-name="ce20" office:value-type="string" calcext:value-type="string">
            <text:p>IDR2AUD</text:p>
          </table:table-cell>
          <table:table-cell table:style-name="ce20" office:value-type="string" calcext:value-type="string">
            <text:p>Budget corrigé</text:p>
          </table:table-cell>
          <table:table-cell office:value-type="string" calcext:value-type="string">
            <text:p>Hors budget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5" office:value-type="date" office:date-value="2023-03-16" calcext:value-type="date">
            <text:p>jeu. 16 mars</text:p>
          </table:table-cell>
          <table:table-cell table:style-name="ce29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50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4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  <table:table-cell office:value-type="float" office:value="0.000098" calcext:value-type="float">
            <text:p>0,000098</text:p>
          </table:table-cell>
          <table:table-cell table:style-name="ce55" table:formula="of:=IF(ISBLANK([.D2]);(180*budgetjour-[.O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5" office:value-type="date" office:date-value="2023-03-17" calcext:value-type="date">
            <text:p>ven. 17 mars</text:p>
          </table:table-cell>
          <table:table-cell table:style-name="ce29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50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4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 table:number-columns-repeated="2"/>
          <table:table-cell table:style-name="ce41" table:formula="of:=IF(ISBLANK([.D3]);(180*budgetjour-[.O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5" office:value-type="date" office:date-value="2023-03-18" calcext:value-type="date">
            <text:p>sam. 18 mars</text:p>
          </table:table-cell>
          <table:table-cell table:style-name="ce29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50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3"/>
          <table:table-cell table:style-name="ce41" table:formula="of:=IF(ISBLANK([.D4]);(180*budgetjour-[.O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5" office:value-type="date" office:date-value="2023-03-19" calcext:value-type="date">
            <text:p>dim. 19 mars</text:p>
          </table:table-cell>
          <table:table-cell table:style-name="ce29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 table:number-columns-repeated="2"/>
          <table:table-cell table:style-name="ce41" table:formula="of:=IF(ISBLANK([.D5]);(180*budgetjour-[.O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5" office:value-type="date" office:date-value="2023-03-20" calcext:value-type="date">
            <text:p>lun. 20 mars</text:p>
          </table:table-cell>
          <table:table-cell table:style-name="ce29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3"/>
          <table:table-cell table:style-name="ce41" table:formula="of:=IF(ISBLANK([.D6]);(180*budgetjour-[.O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5" office:value-type="date" office:date-value="2023-03-21" calcext:value-type="date">
            <text:p>mar. 21 mars</text:p>
          </table:table-cell>
          <table:table-cell table:style-name="ce29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3"/>
          <table:table-cell table:style-name="ce41" table:formula="of:=IF(ISBLANK([.D7]);(180*budgetjour-[.O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5" office:value-type="date" office:date-value="2023-03-22" calcext:value-type="date">
            <text:p>mer. 22 mars</text:p>
          </table:table-cell>
          <table:table-cell table:style-name="ce29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3"/>
          <table:table-cell table:style-name="ce41" table:formula="of:=IF(ISBLANK([.D8]);(180*budgetjour-[.O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5" office:value-type="date" office:date-value="2023-03-23" calcext:value-type="date">
            <text:p>jeu. 23 mars</text:p>
          </table:table-cell>
          <table:table-cell table:style-name="ce29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3"/>
          <table:table-cell table:style-name="ce41" table:formula="of:=IF(ISBLANK([.D9]);(180*budgetjour-[.O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5" office:value-type="date" office:date-value="2023-03-24" calcext:value-type="date">
            <text:p>ven. 24 mars</text:p>
          </table:table-cell>
          <table:table-cell table:style-name="ce29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 table:number-columns-repeated="2"/>
          <table:table-cell table:style-name="ce41" table:formula="of:=IF(ISBLANK([.D10]);(180*budgetjour-[.O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5" office:value-type="date" office:date-value="2023-03-25" calcext:value-type="date">
            <text:p>sam. 25 mars</text:p>
          </table:table-cell>
          <table:table-cell table:style-name="ce29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3"/>
          <table:table-cell table:style-name="ce41" table:formula="of:=IF(ISBLANK([.D11]);(180*budgetjour-[.O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5" office:value-type="date" office:date-value="2023-03-26" calcext:value-type="date">
            <text:p>dim. 26 mars</text:p>
          </table:table-cell>
          <table:table-cell table:style-name="ce29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3"/>
          <table:table-cell table:style-name="ce41" table:formula="of:=IF(ISBLANK([.D12]);(180*budgetjour-[.O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5" office:value-type="date" office:date-value="2023-03-27" calcext:value-type="date">
            <text:p>lun. 27 mars</text:p>
          </table:table-cell>
          <table:table-cell table:style-name="ce29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3"/>
          <table:table-cell table:style-name="ce41" table:formula="of:=IF(ISBLANK([.D13]);(180*budgetjour-[.O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5" office:value-type="date" office:date-value="2023-03-28" calcext:value-type="date">
            <text:p>mar. 28 mars</text:p>
          </table:table-cell>
          <table:table-cell table:style-name="ce29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3"/>
          <table:table-cell table:style-name="ce41" table:formula="of:=IF(ISBLANK([.D14]);(180*budgetjour-[.O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5" office:value-type="date" office:date-value="2023-03-29" calcext:value-type="date">
            <text:p>mer. 29 mars</text:p>
          </table:table-cell>
          <table:table-cell table:style-name="ce29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3"/>
          <table:table-cell table:style-name="ce41" table:formula="of:=IF(ISBLANK([.D15]);(180*budgetjour-[.O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5" office:value-type="date" office:date-value="2023-03-30" calcext:value-type="date">
            <text:p>jeu. 30 mars</text:p>
          </table:table-cell>
          <table:table-cell table:style-name="ce29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3"/>
          <table:table-cell table:style-name="ce41" table:formula="of:=IF(ISBLANK([.D16]);(180*budgetjour-[.O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5" office:value-type="date" office:date-value="2023-03-31" calcext:value-type="date">
            <text:p>ven. 31 mars</text:p>
          </table:table-cell>
          <table:table-cell table:style-name="ce29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3"/>
          <table:table-cell table:style-name="ce41" table:formula="of:=IF(ISBLANK([.D17]);(180*budgetjour-[.O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5" office:value-type="date" office:date-value="2023-04-01" calcext:value-type="date">
            <text:p>sam. 1 avr.</text:p>
          </table:table-cell>
          <table:table-cell table:style-name="ce29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3"/>
          <table:table-cell table:style-name="ce41" table:formula="of:=IF(ISBLANK([.D18]);(180*budgetjour-[.O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5" office:value-type="date" office:date-value="2023-04-02" calcext:value-type="date">
            <text:p>dim. 2 avr.</text:p>
          </table:table-cell>
          <table:table-cell table:style-name="ce29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3"/>
          <table:table-cell table:style-name="ce41" table:formula="of:=IF(ISBLANK([.D19]);(180*budgetjour-[.O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5" office:value-type="date" office:date-value="2023-04-03" calcext:value-type="date">
            <text:p>lun. 3 avr.</text:p>
          </table:table-cell>
          <table:table-cell table:style-name="ce29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3"/>
          <table:table-cell table:style-name="ce41" table:formula="of:=IF(ISBLANK([.D20]);(180*budgetjour-[.O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5" office:value-type="date" office:date-value="2023-04-04" calcext:value-type="date">
            <text:p>mar. 4 avr.</text:p>
          </table:table-cell>
          <table:table-cell table:style-name="ce29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3"/>
          <table:table-cell table:style-name="ce41" table:formula="of:=IF(ISBLANK([.D21]);(180*budgetjour-[.O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5" office:value-type="date" office:date-value="2023-04-05" calcext:value-type="date">
            <text:p>mer. 5 avr.</text:p>
          </table:table-cell>
          <table:table-cell table:style-name="ce29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3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3"/>
          <table:table-cell table:style-name="ce41" table:formula="of:=IF(ISBLANK([.D22]);(180*budgetjour-[.O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5" office:value-type="date" office:date-value="2023-04-06" calcext:value-type="date">
            <text:p>jeu. 6 avr.</text:p>
          </table:table-cell>
          <table:table-cell table:style-name="ce29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3"/>
          <table:table-cell table:style-name="ce41" table:formula="of:=IF(ISBLANK([.D23]);(180*budgetjour-[.O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5" office:value-type="date" office:date-value="2023-04-07" calcext:value-type="date">
            <text:p>ven. 7 avr.</text:p>
          </table:table-cell>
          <table:table-cell table:style-name="ce29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3"/>
          <table:table-cell table:style-name="ce41" table:formula="of:=IF(ISBLANK([.D24]);(180*budgetjour-[.O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5" office:value-type="date" office:date-value="2023-04-08" calcext:value-type="date">
            <text:p>sam. 8 avr.</text:p>
          </table:table-cell>
          <table:table-cell table:style-name="ce29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 table:number-columns-repeated="2"/>
          <table:table-cell table:style-name="ce41" table:formula="of:=IF(ISBLANK([.D25]);(180*budgetjour-[.O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5" office:value-type="date" office:date-value="2023-04-09" calcext:value-type="date">
            <text:p>dim. 9 avr.</text:p>
          </table:table-cell>
          <table:table-cell table:style-name="ce29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3"/>
          <table:table-cell table:style-name="ce41" table:formula="of:=IF(ISBLANK([.D26]);(180*budgetjour-[.O2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5" office:value-type="date" office:date-value="2023-04-10" calcext:value-type="date">
            <text:p>lun. 10 avr.</text:p>
          </table:table-cell>
          <table:table-cell table:style-name="ce29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3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3"/>
          <table:table-cell table:style-name="ce41" table:formula="of:=IF(ISBLANK([.D27]);(180*budgetjour-[.O2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5" office:value-type="date" office:date-value="2023-04-11" calcext:value-type="date">
            <text:p>mar. 11 avr.</text:p>
          </table:table-cell>
          <table:table-cell table:style-name="ce29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 table:number-columns-repeated="2"/>
          <table:table-cell table:style-name="ce41" table:formula="of:=IF(ISBLANK([.D28]);(180*budgetjour-[.O2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5" office:value-type="date" office:date-value="2023-04-12" calcext:value-type="date">
            <text:p>mer. 12 avr.</text:p>
          </table:table-cell>
          <table:table-cell table:style-name="ce29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517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3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3"/>
          <table:table-cell table:style-name="ce41" table:formula="of:=IF(ISBLANK([.D29]);(180*budgetjour-[.O2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5" office:value-type="date" office:date-value="2023-04-13" calcext:value-type="date">
            <text:p>jeu. 13 avr.</text:p>
          </table:table-cell>
          <table:table-cell table:style-name="ce29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3"/>
          <table:table-cell table:style-name="ce41" table:formula="of:=IF(ISBLANK([.D30]);(180*budgetjour-[.O3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5" office:value-type="date" office:date-value="2023-04-14" calcext:value-type="date">
            <text:p>ven. 14 avr.</text:p>
          </table:table-cell>
          <table:table-cell table:style-name="ce29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3"/>
          <table:table-cell table:style-name="ce41" table:formula="of:=IF(ISBLANK([.D31]);(180*budgetjour-[.O3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5" office:value-type="date" office:date-value="2023-04-15" calcext:value-type="date">
            <text:p>sam. 15 avr.</text:p>
          </table:table-cell>
          <table:table-cell table:style-name="ce29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3"/>
          <table:table-cell table:style-name="ce41" table:formula="of:=IF(ISBLANK([.D32]);(180*budgetjour-[.O3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5" office:value-type="date" office:date-value="2023-04-16" calcext:value-type="date">
            <text:p>dim. 16 avr.</text:p>
          </table:table-cell>
          <table:table-cell table:style-name="ce29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3"/>
          <table:table-cell table:style-name="ce41" table:formula="of:=IF(ISBLANK([.D33]);(180*budgetjour-[.O3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5" office:value-type="date" office:date-value="2023-04-17" calcext:value-type="date">
            <text:p>lun. 17 avr.</text:p>
          </table:table-cell>
          <table:table-cell table:style-name="ce29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3"/>
          <table:table-cell table:style-name="ce41" table:formula="of:=IF(ISBLANK([.D34]);(180*budgetjour-[.O3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5" office:value-type="date" office:date-value="2023-04-18" calcext:value-type="date">
            <text:p>mar. 18 avr.</text:p>
          </table:table-cell>
          <table:table-cell table:style-name="ce29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3"/>
          <table:table-cell table:style-name="ce41" table:formula="of:=IF(ISBLANK([.D35]);(180*budgetjour-[.O3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5" office:value-type="date" office:date-value="2023-04-19" calcext:value-type="date">
            <text:p>mer. 19 avr.</text:p>
          </table:table-cell>
          <table:table-cell table:style-name="ce29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3"/>
          <table:table-cell table:style-name="ce41" table:formula="of:=IF(ISBLANK([.D36]);(180*budgetjour-[.O3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5" office:value-type="date" office:date-value="2023-04-20" calcext:value-type="date">
            <text:p>jeu. 20 avr.</text:p>
          </table:table-cell>
          <table:table-cell table:style-name="ce29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3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3"/>
          <table:table-cell table:style-name="ce41" table:formula="of:=IF(ISBLANK([.D37]);(180*budgetjour-[.O3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5" office:value-type="date" office:date-value="2023-04-21" calcext:value-type="date">
            <text:p>ven. 21 avr.</text:p>
          </table:table-cell>
          <table:table-cell table:style-name="ce29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821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3"/>
          <table:table-cell table:style-name="ce41" table:formula="of:=IF(ISBLANK([.D38]);(180*budgetjour-[.O3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5" office:value-type="date" office:date-value="2023-04-22" calcext:value-type="date">
            <text:p>sam. 22 avr.</text:p>
          </table:table-cell>
          <table:table-cell table:style-name="ce29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3"/>
          <table:table-cell table:style-name="ce41" table:formula="of:=IF(ISBLANK([.D39]);(180*budgetjour-[.O3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5" office:value-type="date" office:date-value="2023-04-23" calcext:value-type="date">
            <text:p>dim. 23 avr.</text:p>
          </table:table-cell>
          <table:table-cell table:style-name="ce29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821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3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0000000001" calcext:value-type="currency">
            <text:p>$550,44</text:p>
          </table:table-cell>
          <table:table-cell table:number-columns-repeated="3"/>
          <table:table-cell table:style-name="ce41" table:formula="of:=IF(ISBLANK([.D40]);(180*budgetjour-[.O4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5" office:value-type="date" office:date-value="2023-04-24" calcext:value-type="date">
            <text:p>lun. 24 avr.</text:p>
          </table:table-cell>
          <table:table-cell table:style-name="ce29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0000000001" calcext:value-type="currency">
            <text:p>$524,57</text:p>
          </table:table-cell>
          <table:table-cell table:number-columns-repeated="3"/>
          <table:table-cell table:style-name="ce41" table:formula="of:=IF(ISBLANK([.D41]);(180*budgetjour-[.O4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5" office:value-type="date" office:date-value="2023-04-25" calcext:value-type="date">
            <text:p>mar. 25 avr.</text:p>
          </table:table-cell>
          <table:table-cell table:style-name="ce29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821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0000000001" calcext:value-type="currency">
            <text:p>$495,43</text:p>
          </table:table-cell>
          <table:table-cell table:number-columns-repeated="3"/>
          <table:table-cell table:style-name="ce41" table:formula="of:=IF(ISBLANK([.D42]);(180*budgetjour-[.O4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5" office:value-type="date" office:date-value="2023-04-26" calcext:value-type="date">
            <text:p>mer. 26 avr.</text:p>
          </table:table-cell>
          <table:table-cell table:style-name="ce29" table:formula="of:=[.D42]" office:value-type="string" office:string-value="Casuarina" calcext:value-type="string">
            <text:p>Casuarina</text:p>
          </table:table-cell>
          <table:table-cell office:value-type="string" calcext:value-type="string">
            <text:p>Helensvale </text:p>
          </table:table-cell>
          <table:table-cell office:value-type="float" office:value="68" calcext:value-type="float">
            <text:p>68</text:p>
          </table:table-cell>
          <table:table-cell table:style-name="ce13" table:formula="of:=[.F42]+[.E43]" office:value-type="float" office:value="2415" calcext:value-type="float">
            <text:p>2415</text:p>
          </table:table-cell>
          <table:table-cell office:value-type="float" office:value="295" calcext:value-type="float">
            <text:p>295</text:p>
          </table:table-cell>
          <table:table-cell table:formula="of:=[.H42]+[.G43]" office:value-type="float" office:value="18778" calcext:value-type="float">
            <text:p>18778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Booking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3]+[.L43]+[.M43]" office:value-type="currency" office:currency="USD" office:value="90" calcext:value-type="currency">
            <text:p>$90,00</text:p>
          </table:table-cell>
          <table:table-cell table:style-name="ce41" table:formula="of:=[.O42]+[.N43]" office:value-type="currency" office:currency="USD" office:value="3530.57" calcext:value-type="currency">
            <text:p>$3 530,57</text:p>
          </table:table-cell>
          <table:table-cell table:style-name="ce41" table:formula="of:=[.A43]*budgetjour-[.O43]" office:value-type="currency" office:currency="USD" office:value="501.430000000001" calcext:value-type="currency">
            <text:p>$501,43</text:p>
          </table:table-cell>
          <table:table-cell table:number-columns-repeated="3"/>
          <table:table-cell table:style-name="ce41" table:formula="of:=IF(ISBLANK([.D43]);(180*budgetjour-[.O4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5" office:value-type="date" office:date-value="2023-04-27" calcext:value-type="date">
            <text:p>jeu. 27 avr.</text:p>
          </table:table-cell>
          <table:table-cell table:style-name="ce29" table:formula="of:=[.D43]" office:value-type="string" office:string-value="Helensvale " calcext:value-type="string">
            <text:p>Helensvale </text:p>
          </table:table-cell>
          <table:table-cell office:value-type="string" calcext:value-type="string">
            <text:p>Brisbane</text:p>
          </table:table-cell>
          <table:table-cell office:value-type="float" office:value="89" calcext:value-type="float">
            <text:p>89</text:p>
          </table:table-cell>
          <table:table-cell table:style-name="ce13" table:formula="of:=[.F43]+[.E44]" office:value-type="float" office:value="2504" calcext:value-type="float">
            <text:p>2504</text:p>
          </table:table-cell>
          <table:table-cell office:value-type="float" office:value="928" calcext:value-type="float">
            <text:p>928</text:p>
          </table:table-cell>
          <table:table-cell table:formula="of:=[.H43]+[.G44]" office:value-type="float" office:value="19706" calcext:value-type="float">
            <text:p>19706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Hebergement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530.57" calcext:value-type="currency">
            <text:p>$3 530,57</text:p>
          </table:table-cell>
          <table:table-cell table:style-name="ce41" table:formula="of:=[.A44]*budgetjour-[.O44]" office:value-type="currency" office:currency="USD" office:value="597.430000000001" calcext:value-type="currency">
            <text:p>$597,43</text:p>
          </table:table-cell>
          <table:table-cell table:number-columns-repeated="3"/>
          <table:table-cell table:style-name="ce41" table:formula="of:=IF(ISBLANK([.D44]);(180*budgetjour-[.O4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5" office:value-type="date" office:date-value="2023-04-28" calcext:value-type="date">
            <text:p>ven. 28 avr.</text:p>
          </table:table-cell>
          <table:table-cell table:style-name="ce29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table:style-name="ce13" table:formula="of:=[.F44]+[.E45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4]+[.G45]" office:value-type="float" office:value="19706" calcext:value-type="float">
            <text:p>1970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ebergement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3" table:formula="of:=[.K45]+[.L45]+[.M45]" office:value-type="currency" office:currency="USD" office:value="60" calcext:value-type="currency">
            <text:p>$60,00</text:p>
          </table:table-cell>
          <table:table-cell table:style-name="ce41" table:formula="of:=[.O44]+[.N45]" office:value-type="currency" office:currency="USD" office:value="3590.57" calcext:value-type="currency">
            <text:p>$3 590,57</text:p>
          </table:table-cell>
          <table:table-cell table:style-name="ce41" table:formula="of:=[.A45]*budgetjour-[.O45]" office:value-type="currency" office:currency="USD" office:value="633.430000000001" calcext:value-type="currency">
            <text:p>$633,43</text:p>
          </table:table-cell>
          <table:table-cell table:number-columns-repeated="3"/>
          <table:table-cell table:style-name="ce41" table:formula="of:=IF(ISBLANK([.D45]);(180*budgetjour-[.O4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5" office:value-type="date" office:date-value="2023-04-29" calcext:value-type="date">
            <text:p>sam. 29 avr.</text:p>
          </table:table-cell>
          <table:table-cell table:style-name="ce29" table:formula="of:=[.D45]" office:value-type="string" office:string-value="Brisbane" calcext:value-type="string">
            <text:p>Brisbane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5]+[.E46]" office:value-type="float" office:value="2504" calcext:value-type="float">
            <text:p>2504</text:p>
          </table:table-cell>
          <table:table-cell office:value-type="float" office:value="12" calcext:value-type="float">
            <text:p>12</text:p>
          </table:table-cell>
          <table:table-cell table:formula="of:=[.H45]+[.G46]" office:value-type="float" office:value="19718" calcext:value-type="float">
            <text:p>19718</text:p>
          </table:table-cell>
          <table:table-cell office:value-type="float" office:value="12.4" calcext:value-type="float">
            <text:p>12,4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25.27+21.91" office:value-type="currency" office:currency="USD" office:value="47.18" calcext:value-type="currency">
            <text:p>$47,1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6]+[.L46]+[.M46]" office:value-type="currency" office:currency="USD" office:value="141.68" calcext:value-type="currency">
            <text:p>$141,68</text:p>
          </table:table-cell>
          <table:table-cell table:style-name="ce41" table:formula="of:=[.O45]+[.N46]" office:value-type="currency" office:currency="USD" office:value="3732.25" calcext:value-type="currency">
            <text:p>$3 732,25</text:p>
          </table:table-cell>
          <table:table-cell table:style-name="ce41" table:formula="of:=[.A46]*budgetjour-[.O46]" office:value-type="currency" office:currency="USD" office:value="587.750000000001" calcext:value-type="currency">
            <text:p>$587,75</text:p>
          </table:table-cell>
          <table:table-cell table:number-columns-repeated="3"/>
          <table:table-cell table:style-name="ce41" table:formula="of:=IF(ISBLANK([.D46]);(180*budgetjour-[.O4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5" office:value-type="date" office:date-value="2023-04-30" calcext:value-type="date">
            <text:p>dim. 30 avr.</text:p>
          </table:table-cell>
          <table:table-cell table:style-name="ce29" table:formula="of:=[.D46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6]+[.E47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6]+[.G47]" office:value-type="float" office:value="19718" calcext:value-type="float">
            <text:p>1971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14.75+7" office:value-type="currency" office:currency="USD" office:value="21.75" calcext:value-type="currency">
            <text:p>$21,75</text:p>
          </table:table-cell>
          <table:table-cell table:style-name="ce41" office:value-type="currency" office:currency="USD" office:value="51.96" calcext:value-type="currency">
            <office:annotation draw:style-name="gr2" draw:text-style-name="P4" svg:width="2.899cm" svg:height="1.799cm" svg:x="21.102cm" svg:y="21.215cm" draw:caption-point-x="-0.61cm" draw:caption-point-y="1.51cm">
              <dc:date>2023-04-30T00:00:00</dc:date>
              <text:p text:style-name="P3"><text:span text:style-name="T1">Cartouches gaz</text:span></text:p>
              <text:p text:style-name="P3"><text:span text:style-name="T1"/></text:p>
            </office:annotation>
            <text:p>$51,96</text:p>
          </table:table-cell>
          <table:table-cell table:style-name="ce43" table:formula="of:=[.K47]+[.L47]+[.M47]" office:value-type="currency" office:currency="USD" office:value="168.21" calcext:value-type="currency">
            <text:p>$168,21</text:p>
          </table:table-cell>
          <table:table-cell table:style-name="ce41" table:formula="of:=[.O46]+[.N47]" office:value-type="currency" office:currency="USD" office:value="3900.46" calcext:value-type="currency">
            <text:p>$3 900,46</text:p>
          </table:table-cell>
          <table:table-cell table:style-name="ce41" table:formula="of:=[.A47]*budgetjour-[.O47]" office:value-type="currency" office:currency="USD" office:value="515.540000000001" calcext:value-type="currency">
            <text:p>$515,54</text:p>
          </table:table-cell>
          <table:table-cell table:number-columns-repeated="3"/>
          <table:table-cell table:style-name="ce41" table:formula="of:=IF(ISBLANK([.D47]);(180*budgetjour-[.O4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5" office:value-type="date" office:date-value="2023-05-01" calcext:value-type="date">
            <text:p>lun. 1 mai</text:p>
          </table:table-cell>
          <table:table-cell table:style-name="ce29" table:formula="of:=[.D47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7]+[.E48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7]+[.G48]" office:value-type="float" office:value="19718" calcext:value-type="float">
            <text:p>19718</text:p>
          </table:table-cell>
          <table:table-cell table:style-name="ce38"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94" calcext:value-type="currency">
            <text:p>$94,00</text:p>
          </table:table-cell>
          <table:table-cell table:style-name="ce41" table:formula="of:=7+3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office:annotation draw:style-name="gr2" draw:text-style-name="P4" svg:width="2.899cm" svg:height="1.799cm" svg:x="21.102cm" svg:y="21.667cm" draw:caption-point-x="-0.61cm" draw:caption-point-y="1.51cm">
              <dc:date>2023-05-01T00:00:00</dc:date>
              <text:p text:style-name="P3"><text:span text:style-name="T1">Manque tour Kuranda et papillons</text:span></text:p>
            </office:annotation>
            <text:p>$0,00</text:p>
          </table:table-cell>
          <table:table-cell table:style-name="ce43" table:formula="of:=[.K48]+[.L48]+[.M48]" office:value-type="currency" office:currency="USD" office:value="104" calcext:value-type="currency">
            <text:p>$104,00</text:p>
          </table:table-cell>
          <table:table-cell table:style-name="ce41" table:formula="of:=[.O47]+[.N48]" office:value-type="currency" office:currency="USD" office:value="4004.46" calcext:value-type="currency">
            <text:p>$4 004,46</text:p>
          </table:table-cell>
          <table:table-cell table:style-name="ce41" table:formula="of:=[.A48]*budgetjour-[.O48]" office:value-type="currency" office:currency="USD" office:value="507.540000000001" calcext:value-type="currency">
            <text:p>$507,54</text:p>
          </table:table-cell>
          <table:table-cell table:number-columns-repeated="3"/>
          <table:table-cell table:style-name="ce41" table:formula="of:=IF(ISBLANK([.D48]);(180*budgetjour-[.O4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5" office:value-type="date" office:date-value="2023-05-02" calcext:value-type="date">
            <text:p>mar. 2 mai</text:p>
          </table:table-cell>
          <table:table-cell table:style-name="ce29" table:formula="of:=[.D48]" office:value-type="string" office:string-value="Cairns" calcext:value-type="string">
            <text:p>Cairns</text:p>
          </table:table-cell>
          <table:table-cell office:value-type="string" calcext:value-type="string">
            <text:p>Yungaburra</text:p>
          </table:table-cell>
          <table:table-cell office:value-type="float" office:value="68" calcext:value-type="float">
            <text:p>68</text:p>
          </table:table-cell>
          <table:table-cell table:style-name="ce13" table:formula="of:=[.F48]+[.E49]" office:value-type="float" office:value="2572" calcext:value-type="float">
            <text:p>2572</text:p>
          </table:table-cell>
          <table:table-cell office:value-type="float" office:value="1104" calcext:value-type="float">
            <text:p>1104</text:p>
          </table:table-cell>
          <table:table-cell table:formula="of:=[.H48]+[.G49]" office:value-type="float" office:value="20822" calcext:value-type="float">
            <text:p>20822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2.57" calcext:value-type="currency">
            <text:p>$32,57</text:p>
          </table:table-cell>
          <table:table-cell table:style-name="ce41" office:value-type="currency" office:currency="USD" office:value="12" calcext:value-type="currency">
            <office:annotation draw:style-name="gr2" draw:text-style-name="P4" svg:width="2.899cm" svg:height="1.799cm" svg:x="21.102cm" svg:y="22.118cm" draw:caption-point-x="-0.61cm" draw:caption-point-y="1.51cm">
              <dc:date>2023-05-02T00:00:00</dc:date>
              <text:p text:style-name="P3"><text:span text:style-name="T1">Reparation cable de frein</text:span></text:p>
              <text:p text:style-name="P3"><text:span text:style-name="T1"/></text:p>
            </office:annotation>
            <text:p>$12,00</text:p>
          </table:table-cell>
          <table:table-cell table:style-name="ce43" table:formula="of:=[.K49]+[.L49]+[.M49]" office:value-type="currency" office:currency="USD" office:value="74.57" calcext:value-type="currency">
            <text:p>$74,57</text:p>
          </table:table-cell>
          <table:table-cell table:style-name="ce41" table:formula="of:=[.O48]+[.N49]" office:value-type="currency" office:currency="USD" office:value="4079.03" calcext:value-type="currency">
            <text:p>$4 079,03</text:p>
          </table:table-cell>
          <table:table-cell table:style-name="ce41" table:formula="of:=[.A49]*budgetjour-[.O49]" office:value-type="currency" office:currency="USD" office:value="528.970000000001" calcext:value-type="currency">
            <text:p>$528,97</text:p>
          </table:table-cell>
          <table:table-cell table:number-columns-repeated="3"/>
          <table:table-cell table:style-name="ce41" table:formula="of:=IF(ISBLANK([.D49]);(180*budgetjour-[.O4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5" office:value-type="date" office:date-value="2023-05-03" calcext:value-type="date">
            <text:p>mer. 3 mai</text:p>
          </table:table-cell>
          <table:table-cell table:style-name="ce29" table:formula="of:=[.D49]" office:value-type="string" office:string-value="Yungaburra" calcext:value-type="string">
            <text:p>Yungaburra</text:p>
          </table:table-cell>
          <table:table-cell office:value-type="string" calcext:value-type="string">
            <text:p>Herberton</text:p>
          </table:table-cell>
          <table:table-cell office:value-type="float" office:value="36" calcext:value-type="float">
            <text:p>36</text:p>
          </table:table-cell>
          <table:table-cell table:style-name="ce13" table:formula="of:=[.F49]+[.E50]" office:value-type="float" office:value="2608" calcext:value-type="float">
            <text:p>2608</text:p>
          </table:table-cell>
          <table:table-cell office:value-type="float" office:value="598" calcext:value-type="float">
            <text:p>598</text:p>
          </table:table-cell>
          <table:table-cell table:formula="of:=[.H49]+[.G50]" office:value-type="float" office:value="21420" calcext:value-type="float">
            <text:p>21420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26.96" calcext:value-type="currency">
            <text:p>$26,96</text:p>
          </table:table-cell>
          <table:table-cell table:style-name="ce41" office:value-type="currency" office:currency="USD" office:value="20" calcext:value-type="currency">
            <office:annotation draw:style-name="gr2" draw:text-style-name="P4" svg:width="2.899cm" svg:height="1.799cm" svg:x="21.102cm" svg:y="22.57cm" draw:caption-point-x="-0.61cm" draw:caption-point-y="1.51cm">
              <dc:date>2023-05-03T00:00:00</dc:date>
              <text:p text:style-name="P3"><text:span text:style-name="T1">chauve-souris</text:span></text:p>
            </office:annotation>
            <text:p>$20,00</text:p>
          </table:table-cell>
          <table:table-cell table:style-name="ce43" table:formula="of:=[.K50]+[.L50]+[.M50]" office:value-type="currency" office:currency="USD" office:value="61.96" calcext:value-type="currency">
            <text:p>$61,96</text:p>
          </table:table-cell>
          <table:table-cell table:style-name="ce41" table:formula="of:=[.O49]+[.N50]" office:value-type="currency" office:currency="USD" office:value="4140.99" calcext:value-type="currency">
            <text:p>$4 140,99</text:p>
          </table:table-cell>
          <table:table-cell table:style-name="ce41" table:formula="of:=[.A50]*budgetjour-[.O50]" office:value-type="currency" office:currency="USD" office:value="563.010000000001" calcext:value-type="currency">
            <text:p>$563,01</text:p>
          </table:table-cell>
          <table:table-cell table:number-columns-repeated="3"/>
          <table:table-cell table:style-name="ce41" table:formula="of:=IF(ISBLANK([.D50]);(180*budgetjour-[.O5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5" office:value-type="date" office:date-value="2023-05-04" calcext:value-type="date">
            <text:p>jeu. 4 mai</text:p>
          </table:table-cell>
          <table:table-cell table:style-name="ce29" table:formula="of:=[.D50]" office:value-type="string" office:string-value="Herberton" calcext:value-type="string">
            <text:p>Herberton</text:p>
          </table:table-cell>
          <table:table-cell office:value-type="string" calcext:value-type="string">
            <text:p>Innot Hot Springs</text:p>
          </table:table-cell>
          <table:table-cell office:value-type="float" office:value="70" calcext:value-type="float">
            <text:p>70</text:p>
          </table:table-cell>
          <table:table-cell table:style-name="ce13" table:formula="of:=[.F50]+[.E51]" office:value-type="float" office:value="2678" calcext:value-type="float">
            <text:p>2678</text:p>
          </table:table-cell>
          <table:table-cell office:value-type="float" office:value="889" calcext:value-type="float">
            <text:p>889</text:p>
          </table:table-cell>
          <table:table-cell table:formula="of:=[.H50]+[.G51]" office:value-type="float" office:value="22309" calcext:value-type="float">
            <text:p>22309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table:formula="of:=10.08" office:value-type="currency" office:currency="USD" office:value="10.08" calcext:value-type="currency">
            <text:p>$10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1]+[.L51]+[.M51]" office:value-type="currency" office:currency="USD" office:value="40.08" calcext:value-type="currency">
            <text:p>$40,08</text:p>
          </table:table-cell>
          <table:table-cell table:style-name="ce41" table:formula="of:=[.O50]+[.N51]" office:value-type="currency" office:currency="USD" office:value="4181.07" calcext:value-type="currency">
            <text:p>$4 181,07</text:p>
          </table:table-cell>
          <table:table-cell table:style-name="ce41" table:formula="of:=[.A51]*budgetjour-[.O51]" office:value-type="currency" office:currency="USD" office:value="618.930000000001" calcext:value-type="currency">
            <text:p>$618,93</text:p>
          </table:table-cell>
          <table:table-cell table:number-columns-repeated="3"/>
          <table:table-cell table:style-name="ce41" table:formula="of:=IF(ISBLANK([.D51]);(180*budgetjour-[.O5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5" office:value-type="date" office:date-value="2023-05-05" calcext:value-type="date">
            <text:p>ven. 5 mai</text:p>
          </table:table-cell>
          <table:table-cell table:style-name="ce29" table:formula="of:=[.D51]" office:value-type="string" office:string-value="Innot Hot Springs" calcext:value-type="string">
            <text:p>Innot Hot Springs</text:p>
          </table:table-cell>
          <table:table-cell office:value-type="string" calcext:value-type="string">
            <text:p>Pinnarendi</text:p>
          </table:table-cell>
          <table:table-cell office:value-type="float" office:value="72" calcext:value-type="float">
            <text:p>72</text:p>
          </table:table-cell>
          <table:table-cell table:style-name="ce13" table:formula="of:=[.F51]+[.E52]" office:value-type="float" office:value="2750" calcext:value-type="float">
            <text:p>2750</text:p>
          </table:table-cell>
          <table:table-cell office:value-type="float" office:value="708" calcext:value-type="float">
            <text:p>708</text:p>
          </table:table-cell>
          <table:table-cell table:formula="of:=[.H51]+[.G52]" office:value-type="float" office:value="23017" calcext:value-type="float">
            <text:p>23017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.44" calcext:value-type="currency">
            <text:p>$20,44</text:p>
          </table:table-cell>
          <table:table-cell table:style-name="ce41" table:formula="of:=4.5+40.5" office:value-type="currency" office:currency="USD" office:value="45" calcext:value-type="currency">
            <text:p>$45,00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52]+[.L52]+[.L53]" office:value-type="currency" office:currency="USD" office:value="125.44" calcext:value-type="currency">
            <text:p>$125,44</text:p>
          </table:table-cell>
          <table:table-cell table:style-name="ce41" table:formula="of:=[.O51]+[.N52]" office:value-type="currency" office:currency="USD" office:value="4306.51" calcext:value-type="currency">
            <text:p>$4 306,51</text:p>
          </table:table-cell>
          <table:table-cell table:style-name="ce41" table:formula="of:=[.A52]*budgetjour-[.O52]" office:value-type="currency" office:currency="USD" office:value="589.490000000002" calcext:value-type="currency">
            <text:p>$589,49</text:p>
          </table:table-cell>
          <table:table-cell table:number-columns-repeated="3"/>
          <table:table-cell table:style-name="ce41" table:formula="of:=IF(ISBLANK([.D52]);(180*budgetjour-[.O5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5" office:value-type="date" office:date-value="2023-05-06" calcext:value-type="date">
            <text:p>sam. 6 mai</text:p>
          </table:table-cell>
          <table:table-cell table:style-name="ce29" table:formula="of:=[.D52]" office:value-type="string" office:string-value="Pinnarendi" calcext:value-type="string">
            <text:p>Pinnarendi</text:p>
          </table:table-cell>
          <table:table-cell office:value-type="string" calcext:value-type="string">
            <text:p>Undara</text:p>
          </table:table-cell>
          <table:table-cell office:value-type="float" office:value="47" calcext:value-type="float">
            <text:p>47</text:p>
          </table:table-cell>
          <table:table-cell table:style-name="ce13" table:formula="of:=[.F52]+[.E53]" office:value-type="float" office:value="2797" calcext:value-type="float">
            <text:p>2797</text:p>
          </table:table-cell>
          <table:table-cell office:value-type="float" office:value="230" calcext:value-type="float">
            <text:p>230</text:p>
          </table:table-cell>
          <table:table-cell table:formula="of:=[.H52]+[.G53]" office:value-type="float" office:value="23247" calcext:value-type="float">
            <text:p>23247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7.86" calcext:value-type="currency">
            <text:p>$37,86</text:p>
          </table:table-cell>
          <table:table-cell table:style-name="ce41" table:formula="of:=22+38" office:value-type="currency" office:currency="USD" office:value="60" calcext:value-type="currency">
            <text:p>$60,00</text:p>
          </table:table-cell>
          <table:table-cell table:style-name="ce41" office:value-type="currency" office:currency="USD" office:value="58.5" calcext:value-type="currency">
            <text:p>$58,50</text:p>
          </table:table-cell>
          <table:table-cell table:style-name="ce43" table:formula="of:=[.K53]+[.L53]+[.M53]" office:value-type="currency" office:currency="USD" office:value="156.36" calcext:value-type="currency">
            <text:p>$156,36</text:p>
          </table:table-cell>
          <table:table-cell table:style-name="ce41" table:formula="of:=[.O52]+[.N53]" office:value-type="currency" office:currency="USD" office:value="4462.87" calcext:value-type="currency">
            <text:p>$4 462,87</text:p>
          </table:table-cell>
          <table:table-cell table:style-name="ce41" table:formula="of:=[.A53]*budgetjour-[.O53]" office:value-type="currency" office:currency="USD" office:value="529.130000000002" calcext:value-type="currency">
            <text:p>$529,13</text:p>
          </table:table-cell>
          <table:table-cell table:number-columns-repeated="3"/>
          <table:table-cell table:style-name="ce41" table:formula="of:=IF(ISBLANK([.D53]);(180*budgetjour-[.O5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5" office:value-type="date" office:date-value="2023-05-07" calcext:value-type="date">
            <text:p>dim. 7 mai</text:p>
          </table:table-cell>
          <table:table-cell table:style-name="ce29" table:formula="of:=[.D53]" office:value-type="string" office:string-value="Undara" calcext:value-type="string">
            <text:p>Undara</text:p>
          </table:table-cell>
          <table:table-cell office:value-type="string" calcext:value-type="string">
            <text:p>Mount Surprise</text:p>
          </table:table-cell>
          <table:table-cell office:value-type="float" office:value="53" calcext:value-type="float">
            <text:p>53</text:p>
          </table:table-cell>
          <table:table-cell table:style-name="ce13" table:formula="of:=[.F53]+[.E54]" office:value-type="float" office:value="2850" calcext:value-type="float">
            <text:p>2850</text:p>
          </table:table-cell>
          <table:table-cell office:value-type="float" office:value="123" calcext:value-type="float">
            <text:p>123</text:p>
          </table:table-cell>
          <table:table-cell table:formula="of:=[.H53]+[.G54]" office:value-type="float" office:value="23370" calcext:value-type="float">
            <text:p>23370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office:value-type="currency" office:currency="USD" office:value="19" calcext:value-type="currency">
            <text:p>$19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4]+[.L54]+[.M54]" office:value-type="currency" office:currency="USD" office:value="108" calcext:value-type="currency">
            <text:p>$108,00</text:p>
          </table:table-cell>
          <table:table-cell table:style-name="ce41" table:formula="of:=[.O53]+[.N54]" office:value-type="currency" office:currency="USD" office:value="4570.87" calcext:value-type="currency">
            <text:p>$4 570,87</text:p>
          </table:table-cell>
          <table:table-cell table:style-name="ce41" table:formula="of:=[.A54]*budgetjour-[.O54]" office:value-type="currency" office:currency="USD" office:value="517.130000000002" calcext:value-type="currency">
            <text:p>$517,13</text:p>
          </table:table-cell>
          <table:table-cell table:number-columns-repeated="3"/>
          <table:table-cell table:style-name="ce41" table:formula="of:=IF(ISBLANK([.D54]);(180*budgetjour-[.O5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5" office:value-type="date" office:date-value="2023-05-08" calcext:value-type="date">
            <text:p>lun. 8 mai</text:p>
          </table:table-cell>
          <table:table-cell table:style-name="ce29" table:formula="of:=[.D54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Mount Surprise</text:p>
          </table:table-cell>
          <table:table-cell office:value-type="float" office:value="0" calcext:value-type="float">
            <text:p>0</text:p>
          </table:table-cell>
          <table:table-cell table:style-name="ce13" table:formula="of:=[.F54]+[.E55]"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table:formula="of:=[.H54]+[.G55]" office:value-type="float" office:value="23370" calcext:value-type="float">
            <text:p>2337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table:formula="of:=5+20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5]+[.L55]+[.M55]" office:value-type="currency" office:currency="USD" office:value="114" calcext:value-type="currency">
            <text:p>$114,00</text:p>
          </table:table-cell>
          <table:table-cell table:style-name="ce41" table:formula="of:=[.O54]+[.N55]" office:value-type="currency" office:currency="USD" office:value="4684.87" calcext:value-type="currency">
            <text:p>$4 684,87</text:p>
          </table:table-cell>
          <table:table-cell table:style-name="ce41" table:formula="of:=[.A55]*budgetjour-[.O55]" office:value-type="currency" office:currency="USD" office:value="499.130000000002" calcext:value-type="currency">
            <text:p>$499,13</text:p>
          </table:table-cell>
          <table:table-cell table:number-columns-repeated="3"/>
          <table:table-cell table:style-name="ce41" table:formula="of:=IF(ISBLANK([.D55]);(180*budgetjour-[.O5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5" office:value-type="date" office:date-value="2023-05-09" calcext:value-type="date">
            <text:p>mar. 9 mai</text:p>
          </table:table-cell>
          <table:table-cell table:style-name="ce29" table:formula="of:=[.D55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Georgetown</text:p>
          </table:table-cell>
          <table:table-cell office:value-type="float" office:value="93" calcext:value-type="float">
            <text:p>93</text:p>
          </table:table-cell>
          <table:table-cell table:style-name="ce13" table:formula="of:=[.F55]+[.E56]" office:value-type="float" office:value="2943" calcext:value-type="float">
            <text:p>2943</text:p>
          </table:table-cell>
          <table:table-cell office:value-type="float" office:value="696" calcext:value-type="float">
            <text:p>696</text:p>
          </table:table-cell>
          <table:table-cell table:formula="of:=[.H55]+[.G56]" office:value-type="float" office:value="24066" calcext:value-type="float">
            <text:p>24066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3.7+21" office:value-type="currency" office:currency="USD" office:value="24.7" calcext:value-type="currency">
            <text:p>$24,7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6]+[.L56]+[.M56]" office:value-type="currency" office:currency="USD" office:value="44.7" calcext:value-type="currency">
            <text:p>$44,70</text:p>
          </table:table-cell>
          <table:table-cell table:style-name="ce41" table:formula="of:=[.O55]+[.N56]" office:value-type="currency" office:currency="USD" office:value="4729.57" calcext:value-type="currency">
            <text:p>$4 729,57</text:p>
          </table:table-cell>
          <table:table-cell table:style-name="ce41" table:formula="of:=[.A56]*budgetjour-[.O56]" office:value-type="currency" office:currency="USD" office:value="550.430000000002" calcext:value-type="currency">
            <text:p>$550,43</text:p>
          </table:table-cell>
          <table:table-cell table:number-columns-repeated="3"/>
          <table:table-cell table:style-name="ce41" table:formula="of:=IF(ISBLANK([.D56]);(180*budgetjour-[.O5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5" office:value-type="date" office:date-value="2023-05-10" calcext:value-type="date">
            <text:p>mer. 10 mai</text:p>
          </table:table-cell>
          <table:table-cell table:style-name="ce29" table:formula="of:=[.D56]" office:value-type="string" office:string-value="Georgetown" calcext:value-type="string">
            <text:p>Georgetown</text:p>
          </table:table-cell>
          <table:table-cell office:value-type="string" calcext:value-type="string">
            <text:p>Gilbert River</text:p>
          </table:table-cell>
          <table:table-cell office:value-type="float" office:value="76" calcext:value-type="float">
            <text:p>76</text:p>
          </table:table-cell>
          <table:table-cell table:style-name="ce13" table:formula="of:=[.F56]+[.E57]" office:value-type="float" office:value="3019" calcext:value-type="float">
            <text:p>3019</text:p>
          </table:table-cell>
          <table:table-cell office:value-type="float" office:value="198" calcext:value-type="float">
            <text:p>198</text:p>
          </table:table-cell>
          <table:table-cell table:formula="of:=[.H56]+[.G57]" office:value-type="float" office:value="24264" calcext:value-type="float">
            <text:p>2426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4729.57" calcext:value-type="currency">
            <text:p>$4 729,57</text:p>
          </table:table-cell>
          <table:table-cell table:style-name="ce41" table:formula="of:=[.A57]*budgetjour-[.O57]" office:value-type="currency" office:currency="USD" office:value="646.430000000002" calcext:value-type="currency">
            <text:p>$646,43</text:p>
          </table:table-cell>
          <table:table-cell table:number-columns-repeated="3"/>
          <table:table-cell table:style-name="ce41" table:formula="of:=IF(ISBLANK([.D57]);(180*budgetjour-[.O5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5" office:value-type="date" office:date-value="2023-05-11" calcext:value-type="date">
            <text:p>jeu. 11 mai</text:p>
          </table:table-cell>
          <table:table-cell table:style-name="ce29" table:formula="of:=[.D57]" office:value-type="string" office:string-value="Gilbert River" calcext:value-type="string">
            <text:p>Gilbert River</text:p>
          </table:table-cell>
          <table:table-cell office:value-type="string" calcext:value-type="string">
            <text:p>Croydon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092" calcext:value-type="float">
            <text:p>3092</text:p>
          </table:table-cell>
          <table:table-cell office:value-type="float" office:value="270" calcext:value-type="float">
            <text:p>270</text:p>
          </table:table-cell>
          <table:table-cell table:formula="of:=[.H57]+[.G58]" office:value-type="float" office:value="24534" calcext:value-type="float">
            <text:p>2453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office:value-type="currency" office:currency="USD" office:value="34.9" calcext:value-type="currency">
            <text:p>$34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8]+[.L58]+[.M58]" office:value-type="currency" office:currency="USD" office:value="52.9" calcext:value-type="currency">
            <text:p>$52,90</text:p>
          </table:table-cell>
          <table:table-cell table:style-name="ce41" table:formula="of:=[.O57]+[.N58]" office:value-type="currency" office:currency="USD" office:value="4782.47" calcext:value-type="currency">
            <text:p>$4 782,47</text:p>
          </table:table-cell>
          <table:table-cell table:style-name="ce41" table:formula="of:=[.A58]*budgetjour-[.O58]" office:value-type="currency" office:currency="USD" office:value="689.530000000002" calcext:value-type="currency">
            <text:p>$689,53</text:p>
          </table:table-cell>
          <table:table-cell table:number-columns-repeated="3"/>
          <table:table-cell table:style-name="ce41" table:formula="of:=IF(ISBLANK([.D58]);(180*budgetjour-[.O5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5" office:value-type="date" office:date-value="2023-05-12" calcext:value-type="date">
            <text:p>ven. 12 mai</text:p>
          </table:table-cell>
          <table:table-cell table:style-name="ce29" table:formula="of:=[.D58]" office:value-type="string" office:string-value="Croydon" calcext:value-type="string">
            <text:p>Croydon</text:p>
          </table:table-cell>
          <table:table-cell office:value-type="string" calcext:value-type="string">
            <text:p>Croydon</text:p>
          </table:table-cell>
          <table:table-cell office:value-type="float" office:value="0" calcext:value-type="float">
            <text:p>0</text:p>
          </table:table-cell>
          <table:table-cell table:style-name="ce13" table:formula="of:=[.F58]+[.E59]"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  <table:table-cell table:formula="of:=[.H58]+[.G59]" office:value-type="float" office:value="24534" calcext:value-type="float">
            <text:p>2453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table:formula="of:=34.9+27.4" office:value-type="currency" office:currency="USD" office:value="62.3" calcext:value-type="currency">
            <text:p>$62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9]+[.L59]+[.M59]" office:value-type="currency" office:currency="USD" office:value="80.3" calcext:value-type="currency">
            <text:p>$80,30</text:p>
          </table:table-cell>
          <table:table-cell table:style-name="ce41" table:formula="of:=[.O58]+[.N59]" office:value-type="currency" office:currency="USD" office:value="4862.77" calcext:value-type="currency">
            <text:p>$4 862,77</text:p>
          </table:table-cell>
          <table:table-cell table:style-name="ce41" table:formula="of:=[.A59]*budgetjour-[.O59]" office:value-type="currency" office:currency="USD" office:value="705.230000000002" calcext:value-type="currency">
            <text:p>$705,23</text:p>
          </table:table-cell>
          <table:table-cell table:number-columns-repeated="3"/>
          <table:table-cell table:style-name="ce41" table:formula="of:=IF(ISBLANK([.D59]);(180*budgetjour-[.O5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5" office:value-type="date" office:date-value="2023-05-13" calcext:value-type="date">
            <text:p>sam. 13 mai</text:p>
          </table:table-cell>
          <table:table-cell table:style-name="ce29" table:formula="of:=[.D59]" office:value-type="string" office:string-value="Croydon" calcext:value-type="string">
            <text:p>Croydon</text:p>
          </table:table-cell>
          <table:table-cell table:style-name="Default" office:value-type="string" calcext:value-type="string">
            <text:p>Blackbull</text:p>
          </table:table-cell>
          <table:table-cell office:value-type="float" office:value="64" calcext:value-type="float">
            <text:p>64</text:p>
          </table:table-cell>
          <table:table-cell table:style-name="ce13" table:formula="of:=[.F59]+[.E60]" office:value-type="float" office:value="3156" calcext:value-type="float">
            <text:p>3156</text:p>
          </table:table-cell>
          <table:table-cell office:value-type="float" office:value="41" calcext:value-type="float">
            <text:p>41</text:p>
          </table:table-cell>
          <table:table-cell table:formula="of:=[.H59]+[.G60]" office:value-type="float" office:value="24575" calcext:value-type="float">
            <text:p>24575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0]+[.L60]+[.M60]" office:value-type="currency" office:currency="USD" office:value="5" calcext:value-type="currency">
            <text:p>$5,00</text:p>
          </table:table-cell>
          <table:table-cell table:style-name="ce41" table:formula="of:=[.O59]+[.N60]" office:value-type="currency" office:currency="USD" office:value="4867.77" calcext:value-type="currency">
            <text:p>$4 867,77</text:p>
          </table:table-cell>
          <table:table-cell table:style-name="ce41" table:formula="of:=[.A60]*budgetjour-[.O60]" office:value-type="currency" office:currency="USD" office:value="796.230000000002" calcext:value-type="currency">
            <text:p>$796,23</text:p>
          </table:table-cell>
          <table:table-cell table:number-columns-repeated="3"/>
          <table:table-cell table:style-name="ce41" table:formula="of:=IF(ISBLANK([.D60]);(180*budgetjour-[.O6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5" office:value-type="date" office:date-value="2023-05-14" calcext:value-type="date">
            <text:p>dim. 14 mai</text:p>
          </table:table-cell>
          <table:table-cell table:style-name="ce29" table:formula="of:=[.D60]" office:value-type="string" office:string-value="Blackbull" calcext:value-type="string">
            <text:p>Blackbull</text:p>
          </table:table-cell>
          <table:table-cell table:style-name="Default" office:value-type="string" calcext:value-type="string">
            <text:p>Normanton</text:p>
          </table:table-cell>
          <table:table-cell office:value-type="float" office:value="95" calcext:value-type="float">
            <text:p>95</text:p>
          </table:table-cell>
          <table:table-cell table:style-name="ce13" table:formula="of:=[.F60]+[.E61]" office:value-type="float" office:value="3251" calcext:value-type="float">
            <text:p>3251</text:p>
          </table:table-cell>
          <table:table-cell office:value-type="float" office:value="47" calcext:value-type="float">
            <text:p>47</text:p>
          </table:table-cell>
          <table:table-cell table:formula="of:=[.H60]+[.G61]" office:value-type="float" office:value="24622" calcext:value-type="float">
            <text:p>24622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0+7+22.5" office:value-type="currency" office:currency="USD" office:value="49.5" calcext:value-type="currency">
            <text:p>$49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1]+[.L61]+[.M61]" office:value-type="currency" office:currency="USD" office:value="63.5" calcext:value-type="currency">
            <text:p>$63,50</text:p>
          </table:table-cell>
          <table:table-cell table:style-name="ce41" table:formula="of:=[.O60]+[.N61]" office:value-type="currency" office:currency="USD" office:value="4931.27" calcext:value-type="currency">
            <text:p>$4 931,27</text:p>
          </table:table-cell>
          <table:table-cell table:style-name="ce41" table:formula="of:=[.A61]*budgetjour-[.O61]" office:value-type="currency" office:currency="USD" office:value="828.730000000002" calcext:value-type="currency">
            <text:p>$828,73</text:p>
          </table:table-cell>
          <table:table-cell table:number-columns-repeated="3"/>
          <table:table-cell table:style-name="ce41" table:formula="of:=IF(ISBLANK([.D61]);(180*budgetjour-[.O6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5" office:value-type="date" office:date-value="2023-05-15" calcext:value-type="date">
            <text:p>lun. 15 mai</text:p>
          </table:table-cell>
          <table:table-cell table:style-name="ce29" table:formula="of:=[.D61]" office:value-type="string" office:string-value="Normanton" calcext:value-type="string">
            <text:p>Normanton</text:p>
          </table:table-cell>
          <table:table-cell office:value-type="string" calcext:value-type="string">
            <text:p>Karumba</text:p>
          </table:table-cell>
          <table:table-cell office:value-type="float" office:value="71" calcext:value-type="float">
            <text:p>71</text:p>
          </table:table-cell>
          <table:table-cell table:style-name="ce13" table:formula="of:=[.F61]+[.E62]" office:value-type="float" office:value="3322" calcext:value-type="float">
            <text:p>3322</text:p>
          </table:table-cell>
          <table:table-cell office:value-type="float" office:value="33" calcext:value-type="float">
            <text:p>33</text:p>
          </table:table-cell>
          <table:table-cell table:formula="of:=[.H61]+[.G62]" office:value-type="float" office:value="24655" calcext:value-type="float">
            <text:p>24655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83.27" calcext:value-type="currency">
            <text:p>$83,2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2]+[.L62]+[.M62]" office:value-type="currency" office:currency="USD" office:value="195.77" calcext:value-type="currency">
            <text:p>$195,77</text:p>
          </table:table-cell>
          <table:table-cell table:style-name="ce41" table:formula="of:=[.O61]+[.N62]" office:value-type="currency" office:currency="USD" office:value="5127.04" calcext:value-type="currency">
            <text:p>$5 127,04</text:p>
          </table:table-cell>
          <table:table-cell table:style-name="ce41" table:formula="of:=[.A62]*budgetjour-[.O62]" office:value-type="currency" office:currency="USD" office:value="728.960000000003" calcext:value-type="currency">
            <text:p>$728,96</text:p>
          </table:table-cell>
          <table:table-cell table:number-columns-repeated="3"/>
          <table:table-cell table:style-name="ce41" table:formula="of:=IF(ISBLANK([.D62]);(180*budgetjour-[.O6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5" office:value-type="date" office:date-value="2023-05-16" calcext:value-type="date">
            <text:p>mar. 16 mai</text:p>
          </table:table-cell>
          <table:table-cell table:style-name="ce29" table:formula="of:=[.D62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7.5" calcext:value-type="currency">
            <text:p>$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3]+[.L63]+[.M63]" office:value-type="currency" office:currency="USD" office:value="120" calcext:value-type="currency">
            <text:p>$120,00</text:p>
          </table:table-cell>
          <table:table-cell table:style-name="ce41" table:formula="of:=[.O62]+[.N63]" office:value-type="currency" office:currency="USD" office:value="5247.04" calcext:value-type="currency">
            <text:p>$5 247,04</text:p>
          </table:table-cell>
          <table:table-cell table:style-name="ce41" table:formula="of:=[.A63]*budgetjour-[.O63]" office:value-type="currency" office:currency="USD" office:value="704.960000000003" calcext:value-type="currency">
            <text:p>$704,96</text:p>
          </table:table-cell>
          <table:table-cell table:number-columns-repeated="3"/>
          <table:table-cell table:style-name="ce41" table:formula="of:=IF(ISBLANK([.D63]);(180*budgetjour-[.O6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5" office:value-type="date" office:date-value="2023-05-17" calcext:value-type="date">
            <text:p>mer. 17 mai</text:p>
          </table:table-cell>
          <table:table-cell table:style-name="ce29" table:formula="of:=[.D63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3]+[.E64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3]+[.G64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41.8" calcext:value-type="currency">
            <text:p>$41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4]+[.L64]+[.M64]" office:value-type="currency" office:currency="USD" office:value="154.3" calcext:value-type="currency">
            <text:p>$154,30</text:p>
          </table:table-cell>
          <table:table-cell table:style-name="ce41" table:formula="of:=[.O63]+[.N64]" office:value-type="currency" office:currency="USD" office:value="5401.34" calcext:value-type="currency">
            <text:p>$5 401,34</text:p>
          </table:table-cell>
          <table:table-cell table:style-name="ce41" table:formula="of:=[.A64]*budgetjour-[.O64]" office:value-type="currency" office:currency="USD" office:value="646.660000000003" calcext:value-type="currency">
            <text:p>$646,66</text:p>
          </table:table-cell>
          <table:table-cell table:number-columns-repeated="3"/>
          <table:table-cell table:style-name="ce41" table:formula="of:=IF(ISBLANK([.D64]);(180*budgetjour-[.O6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5" office:value-type="date" office:date-value="2023-05-18" calcext:value-type="date">
            <text:p>jeu. 18 mai</text:p>
          </table:table-cell>
          <table:table-cell table:style-name="ce29" table:formula="of:=[.D64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4]+[.E65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4]+[.G65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3" table:formula="of:=[.K65]+[.L65]+[.M65]" office:value-type="currency" office:currency="USD" office:value="192.5" calcext:value-type="currency">
            <text:p>$192,50</text:p>
          </table:table-cell>
          <table:table-cell table:style-name="ce41" table:formula="of:=[.O64]+[.N65]" office:value-type="currency" office:currency="USD" office:value="5593.84" calcext:value-type="currency">
            <text:p>$5 593,84</text:p>
          </table:table-cell>
          <table:table-cell table:style-name="ce41" table:formula="of:=[.A65]*budgetjour-[.O65]" office:value-type="currency" office:currency="USD" office:value="550.160000000003" calcext:value-type="currency">
            <text:p>$550,16</text:p>
          </table:table-cell>
          <table:table-cell table:number-columns-repeated="3"/>
          <table:table-cell table:style-name="ce41" table:formula="of:=IF(ISBLANK([.D65]);(180*budgetjour-[.O6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5" office:value-type="date" office:date-value="2023-05-19" calcext:value-type="date">
            <text:p>ven. 19 mai</text:p>
          </table:table-cell>
          <table:table-cell table:style-name="ce29" table:formula="of:=[.D65]" office:value-type="string" office:string-value="Karumba" calcext:value-type="string">
            <text:p>Karumba</text:p>
          </table:table-cell>
          <table:table-cell office:value-type="string" calcext:value-type="string">
            <text:p>Normanton</text:p>
          </table:table-cell>
          <table:table-cell office:value-type="float" office:value="71" calcext:value-type="float">
            <text:p>71</text:p>
          </table:table-cell>
          <table:table-cell table:style-name="ce13" table:formula="of:=[.F65]+[.E66]" office:value-type="float" office:value="3393" calcext:value-type="float">
            <text:p>3393</text:p>
          </table:table-cell>
          <table:table-cell office:value-type="float" office:value="79" calcext:value-type="float">
            <text:p>79</text:p>
          </table:table-cell>
          <table:table-cell table:formula="of:=[.H65]+[.G66]" office:value-type="float" office:value="24734" calcext:value-type="float">
            <text:p>2473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5+33.41" office:value-type="currency" office:currency="USD" office:value="58.41" calcext:value-type="currency">
            <text:p>$58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6]+[.L66]+[.M66]" office:value-type="currency" office:currency="USD" office:value="72.41" calcext:value-type="currency">
            <text:p>$72,41</text:p>
          </table:table-cell>
          <table:table-cell table:style-name="ce41" table:formula="of:=[.O65]+[.N66]" office:value-type="currency" office:currency="USD" office:value="5666.25" calcext:value-type="currency">
            <text:p>$5 666,25</text:p>
          </table:table-cell>
          <table:table-cell table:style-name="ce41" table:formula="of:=[.A66]*budgetjour-[.O66]" office:value-type="currency" office:currency="USD" office:value="573.750000000003" calcext:value-type="currency">
            <text:p>$573,75</text:p>
          </table:table-cell>
          <table:table-cell table:number-columns-repeated="3"/>
          <table:table-cell table:style-name="ce41" table:formula="of:=IF(ISBLANK([.D66]);(180*budgetjour-[.O6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5" office:value-type="date" office:date-value="2023-05-20" calcext:value-type="date">
            <text:p>sam. 20 mai</text:p>
          </table:table-cell>
          <table:table-cell table:style-name="ce29" table:formula="of:=[.D66]" office:value-type="string" office:string-value="Normanton" calcext:value-type="string">
            <text:p>Normanton</text:p>
          </table:table-cell>
          <table:table-cell office:value-type="string" calcext:value-type="string">
            <text:p>Flinders River</text:p>
          </table:table-cell>
          <table:table-cell office:value-type="float" office:value="64" calcext:value-type="float">
            <text:p>64</text:p>
          </table:table-cell>
          <table:table-cell table:style-name="ce13" table:formula="of:=[.F66]+[.E67]" office:value-type="float" office:value="3457" calcext:value-type="float">
            <text:p>3457</text:p>
          </table:table-cell>
          <table:table-cell office:value-type="float" office:value="157" calcext:value-type="float">
            <text:p>157</text:p>
          </table:table-cell>
          <table:table-cell table:formula="of:=[.H66]+[.G67]" office:value-type="float" office:value="24891" calcext:value-type="float">
            <text:p>24891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5666.25" calcext:value-type="currency">
            <text:p>$5 666,25</text:p>
          </table:table-cell>
          <table:table-cell table:style-name="ce41" table:formula="of:=[.A67]*budgetjour-[.O67]" office:value-type="currency" office:currency="USD" office:value="669.750000000003" calcext:value-type="currency">
            <text:p>$669,75</text:p>
          </table:table-cell>
          <table:table-cell table:number-columns-repeated="3"/>
          <table:table-cell table:style-name="ce41" table:formula="of:=IF(ISBLANK([.D67]);(180*budgetjour-[.O6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5" office:value-type="date" office:date-value="2023-05-21" calcext:value-type="date">
            <text:p>dim. 21 mai</text:p>
          </table:table-cell>
          <table:table-cell table:style-name="ce29" table:formula="of:=[.D67]" office:value-type="string" office:string-value="Flinders River" calcext:value-type="string">
            <text:p>Flinders River</text:p>
          </table:table-cell>
          <table:table-cell office:value-type="string" calcext:value-type="string">
            <text:p>Donor Hill Rest Area</text:p>
          </table:table-cell>
          <table:table-cell office:value-type="float" office:value="78" calcext:value-type="float">
            <text:p>78</text:p>
          </table:table-cell>
          <table:table-cell table:style-name="ce13" table:formula="of:=[.F67]+[.E68]" office:value-type="float" office:value="3535" calcext:value-type="float">
            <text:p>3535</text:p>
          </table:table-cell>
          <table:table-cell office:value-type="float" office:value="131" calcext:value-type="float">
            <text:p>131</text:p>
          </table:table-cell>
          <table:table-cell table:formula="of:=[.H67]+[.G68]" office:value-type="float" office:value="25022" calcext:value-type="float">
            <text:p>25022</text:p>
          </table:table-cell>
          <table:table-cell office:value-type="float" office:value="13.7" calcext:value-type="float">
            <text:p>13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5666.25" calcext:value-type="currency">
            <text:p>$5 666,25</text:p>
          </table:table-cell>
          <table:table-cell table:style-name="ce41" table:formula="of:=[.A68]*budgetjour-[.O68]" office:value-type="currency" office:currency="USD" office:value="765.750000000003" calcext:value-type="currency">
            <text:p>$765,75</text:p>
          </table:table-cell>
          <table:table-cell table:number-columns-repeated="3"/>
          <table:table-cell table:style-name="ce41" table:formula="of:=IF(ISBLANK([.D68]);(180*budgetjour-[.O6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5" office:value-type="date" office:date-value="2023-05-22" calcext:value-type="date">
            <text:p>lun. 22 mai</text:p>
          </table:table-cell>
          <table:table-cell table:style-name="ce29" table:formula="of:=[.D68]" office:value-type="string" office:string-value="Donor Hill Rest Area" calcext:value-type="string">
            <text:p>Donor Hill Rest Area</text:p>
          </table:table-cell>
          <table:table-cell office:value-type="string" calcext:value-type="string">
            <text:p>Burke&amp;Wills Roadhouse</text:p>
          </table:table-cell>
          <table:table-cell office:value-type="float" office:value="62" calcext:value-type="float">
            <text:p>62</text:p>
          </table:table-cell>
          <table:table-cell table:style-name="ce13" table:formula="of:=[.F68]+[.E69]" office:value-type="float" office:value="3597" calcext:value-type="float">
            <text:p>3597</text:p>
          </table:table-cell>
          <table:table-cell office:value-type="float" office:value="117" calcext:value-type="float">
            <text:p>117</text:p>
          </table:table-cell>
          <table:table-cell table:formula="of:=[.H68]+[.G69]" office:value-type="float" office:value="25139" calcext:value-type="float">
            <text:p>25139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office:annotation draw:style-name="gr2" draw:text-style-name="P4" svg:width="2.899cm" svg:height="1.799cm" svg:x="18.142cm" svg:y="31.15cm" draw:caption-point-x="-0.61cm" draw:caption-point-y="1.51cm">
              <dc:date>2023-05-22T00:00:00</dc:date>
              <text:p text:style-name="P3"><text:span text:style-name="T1">Power site</text:span></text:p>
            </office:annotation>
            <text:p>$35,00</text:p>
          </table:table-cell>
          <table:table-cell table:style-name="ce41" table:formula="of:=19+7.5+7.5" office:value-type="currency" office:currency="USD" office:value="34" calcext:value-type="currency">
            <text:p>$3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9]+[.L69]+[.M69]" office:value-type="currency" office:currency="USD" office:value="69" calcext:value-type="currency">
            <text:p>$69,00</text:p>
          </table:table-cell>
          <table:table-cell table:style-name="ce41" table:formula="of:=[.O68]+[.N69]" office:value-type="currency" office:currency="USD" office:value="5735.25" calcext:value-type="currency">
            <text:p>$5 735,25</text:p>
          </table:table-cell>
          <table:table-cell table:style-name="ce41" table:formula="of:=[.A69]*budgetjour-[.O69]" office:value-type="currency" office:currency="USD" office:value="792.750000000003" calcext:value-type="currency">
            <text:p>$792,75</text:p>
          </table:table-cell>
          <table:table-cell table:number-columns-repeated="3"/>
          <table:table-cell table:style-name="ce41" table:formula="of:=IF(ISBLANK([.D69]);(180*budgetjour-[.O6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5" office:value-type="date" office:date-value="2023-05-23" calcext:value-type="date">
            <text:p>mar. 23 mai</text:p>
          </table:table-cell>
          <table:table-cell table:style-name="ce29" table:formula="of:=[.D69]" office:value-type="string" office:string-value="Burke&amp;Wills Roadhouse" calcext:value-type="string">
            <text:p>Burke&amp;Wills Roadhouse</text:p>
          </table:table-cell>
          <table:table-cell table:style-name="Default" office:value-type="string" calcext:value-type="string">
            <text:p>Terry Smith Lookout Rest Area</text:p>
          </table:table-cell>
          <table:table-cell office:value-type="float" office:value="103" calcext:value-type="float">
            <text:p>103</text:p>
          </table:table-cell>
          <table:table-cell table:style-name="ce13" table:formula="of:=[.F69]+[.E70]" office:value-type="float" office:value="3700" calcext:value-type="float">
            <text:p>3700</text:p>
          </table:table-cell>
          <table:table-cell office:value-type="float" office:value="317" calcext:value-type="float">
            <text:p>317</text:p>
          </table:table-cell>
          <table:table-cell table:formula="of:=[.H69]+[.G70]" office:value-type="float" office:value="25456" calcext:value-type="float">
            <text:p>25456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0]+[.L70]+[.M70]" office:value-type="currency" office:currency="USD" office:value="20" calcext:value-type="currency">
            <text:p>$20,00</text:p>
          </table:table-cell>
          <table:table-cell table:style-name="ce41" table:formula="of:=[.O69]+[.N70]" office:value-type="currency" office:currency="USD" office:value="5755.25" calcext:value-type="currency">
            <text:p>$5 755,25</text:p>
          </table:table-cell>
          <table:table-cell table:style-name="ce41" table:formula="of:=[.A70]*budgetjour-[.O70]" office:value-type="currency" office:currency="USD" office:value="868.750000000003" calcext:value-type="currency">
            <text:p>$868,75</text:p>
          </table:table-cell>
          <table:table-cell table:number-columns-repeated="3"/>
          <table:table-cell table:style-name="ce41" table:formula="of:=IF(ISBLANK([.D70]);(180*budgetjour-[.O7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5" office:value-type="date" office:date-value="2023-05-24" calcext:value-type="date">
            <text:p>mer. 24 mai</text:p>
          </table:table-cell>
          <table:table-cell table:style-name="ce29" table:formula="of:=[.D70]" office:value-type="string" office:string-value="Terry Smith Lookout Rest Area" calcext:value-type="string">
            <text:p>Terry Smith Lookout Rest Area</text:p>
          </table:table-cell>
          <table:table-cell office:value-type="string" calcext:value-type="string">
            <text:p>Cloncurry</text:p>
          </table:table-cell>
          <table:table-cell office:value-type="float" office:value="84" calcext:value-type="float">
            <text:p>84</text:p>
          </table:table-cell>
          <table:table-cell table:style-name="ce13" table:formula="of:=[.F70]+[.E71]" office:value-type="float" office:value="3784" calcext:value-type="float">
            <text:p>3784</text:p>
          </table:table-cell>
          <table:table-cell office:value-type="float" office:value="300" calcext:value-type="float">
            <text:p>300</text:p>
          </table:table-cell>
          <table:table-cell table:formula="of:=[.H70]+[.G71]" office:value-type="float" office:value="25756" calcext:value-type="float">
            <text:p>25756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table:formula="of:=3+36.9" office:value-type="currency" office:currency="USD" office:value="39.9" calcext:value-type="currency">
            <text:p>$3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1]+[.L71]+[.M71]" office:value-type="currency" office:currency="USD" office:value="72.9" calcext:value-type="currency">
            <text:p>$72,90</text:p>
          </table:table-cell>
          <table:table-cell table:style-name="ce41" table:formula="of:=[.O70]+[.N71]" office:value-type="currency" office:currency="USD" office:value="5828.15" calcext:value-type="currency">
            <text:p>$5 828,15</text:p>
          </table:table-cell>
          <table:table-cell table:style-name="ce41" table:formula="of:=[.A71]*budgetjour-[.O71]" office:value-type="currency" office:currency="USD" office:value="891.850000000003" calcext:value-type="currency">
            <text:p>$891,85</text:p>
          </table:table-cell>
          <table:table-cell table:number-columns-repeated="3"/>
          <table:table-cell table:style-name="ce41" table:formula="of:=IF(ISBLANK([.D71]);(180*budgetjour-[.O7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5" office:value-type="date" office:date-value="2023-05-25" calcext:value-type="date">
            <text:p>jeu. 25 mai</text:p>
          </table:table-cell>
          <table:table-cell table:style-name="ce29" table:formula="of:=[.D71]" office:value-type="string" office:string-value="Cloncurry" calcext:value-type="string">
            <text:p>Cloncurry</text:p>
          </table:table-cell>
          <table:table-cell office:value-type="string" calcext:value-type="string">
            <text:p>Mary Kathleen</text:p>
          </table:table-cell>
          <table:table-cell office:value-type="float" office:value="69" calcext:value-type="float">
            <text:p>69</text:p>
          </table:table-cell>
          <table:table-cell table:style-name="ce13" table:formula="of:=[.F71]+[.E72]" office:value-type="float" office:value="3853" calcext:value-type="float">
            <text:p>3853</text:p>
          </table:table-cell>
          <table:table-cell office:value-type="float" office:value="543" calcext:value-type="float">
            <text:p>543</text:p>
          </table:table-cell>
          <table:table-cell table:formula="of:=[.H71]+[.G72]" office:value-type="float" office:value="26299" calcext:value-type="float">
            <text:p>2629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0.67" calcext:value-type="currency">
            <text:p>$10,6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2]+[.L72]+[.M72]" office:value-type="currency" office:currency="USD" office:value="10.67" calcext:value-type="currency">
            <text:p>$10,67</text:p>
          </table:table-cell>
          <table:table-cell table:style-name="ce41" table:formula="of:=[.O71]+[.N72]" office:value-type="currency" office:currency="USD" office:value="5838.82" calcext:value-type="currency">
            <text:p>$5 838,82</text:p>
          </table:table-cell>
          <table:table-cell table:style-name="ce41" table:formula="of:=[.A72]*budgetjour-[.O72]" office:value-type="currency" office:currency="USD" office:value="977.180000000003" calcext:value-type="currency">
            <text:p>$977,18</text:p>
          </table:table-cell>
          <table:table-cell table:number-columns-repeated="3"/>
          <table:table-cell table:style-name="ce41" table:formula="of:=IF(ISBLANK([.D72]);(180*budgetjour-[.O7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5" office:value-type="date" office:date-value="2023-05-26" calcext:value-type="date">
            <text:p>ven. 26 mai</text:p>
          </table:table-cell>
          <table:table-cell table:style-name="ce29" table:formula="of:=[.D72]" office:value-type="string" office:string-value="Mary Kathleen" calcext:value-type="string">
            <text:p>Mary Kathleen</text:p>
          </table:table-cell>
          <table:table-cell office:value-type="string" calcext:value-type="string">
            <text:p>Mount Isa</text:p>
          </table:table-cell>
          <table:table-cell office:value-type="float" office:value="58" calcext:value-type="float">
            <text:p>58</text:p>
          </table:table-cell>
          <table:table-cell table:style-name="ce13" table:formula="of:=[.F72]+[.E73]" office:value-type="float" office:value="3911" calcext:value-type="float">
            <text:p>3911</text:p>
          </table:table-cell>
          <table:table-cell office:value-type="float" office:value="455" calcext:value-type="float">
            <text:p>455</text:p>
          </table:table-cell>
          <table:table-cell table:formula="of:=[.H72]+[.G73]" office:value-type="float" office:value="26754" calcext:value-type="float">
            <text:p>2675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3]+[.L73]+[.M73]" office:value-type="currency" office:currency="USD" office:value="58.9466666666667" calcext:value-type="currency">
            <text:p>$58,95</text:p>
          </table:table-cell>
          <table:table-cell table:style-name="ce41" table:formula="of:=[.O72]+[.N73]" office:value-type="currency" office:currency="USD" office:value="5897.76666666666" calcext:value-type="currency">
            <text:p>$5 897,77</text:p>
          </table:table-cell>
          <table:table-cell table:style-name="ce41" table:formula="of:=[.A73]*budgetjour-[.O73]" office:value-type="currency" office:currency="USD" office:value="1014.23333333334" calcext:value-type="currency">
            <text:p>$1 014,23</text:p>
          </table:table-cell>
          <table:table-cell table:number-columns-repeated="3"/>
          <table:table-cell table:style-name="ce41" table:formula="of:=IF(ISBLANK([.D73]);(180*budgetjour-[.O7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5" office:value-type="date" office:date-value="2023-05-27" calcext:value-type="date">
            <text:p>sam. 27 mai</text:p>
          </table:table-cell>
          <table:table-cell table:style-name="ce29" table:formula="of:=[.D73]" office:value-type="string" office:string-value="Mount Isa" calcext:value-type="string">
            <text:p>Mount Isa</text:p>
          </table:table-cell>
          <table:table-cell office:value-type="string" calcext:value-type="string">
            <text:p>Mount Isa</text:p>
          </table:table-cell>
          <table:table-cell office:value-type="float" office:value="0" calcext:value-type="float">
            <text:p>0</text:p>
          </table:table-cell>
          <table:table-cell table:style-name="ce13" table:formula="of:=[.F73]+[.E74]" office:value-type="float" office:value="3911" calcext:value-type="float">
            <text:p>3911</text:p>
          </table:table-cell>
          <table:table-cell office:value-type="float" office:value="0" calcext:value-type="float">
            <text:p>0</text:p>
          </table:table-cell>
          <table:table-cell table:formula="of:=[.H73]+[.G74]" office:value-type="float" office:value="26754" calcext:value-type="float">
            <text:p>2675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office:value-type="currency" office:currency="USD" office:value="27" calcext:value-type="currency">
            <text:p>$27,00</text:p>
          </table:table-cell>
          <table:table-cell table:style-name="ce41" table:formula="of:=23+2+18+7+24" office:value-type="currency" office:currency="USD" office:value="74" calcext:value-type="currency">
            <office:annotation draw:style-name="gr2" draw:text-style-name="P4" svg:width="2.899cm" svg:height="1.799cm" svg:x="21.102cm" svg:y="33.407cm" draw:caption-point-x="-0.61cm" draw:caption-point-y="1.51cm">
              <dc:date>2023-05-27T00:00:00</dc:date>
              <text:p text:style-name="P3"><text:span text:style-name="T1">Lesssive</text:span></text:p>
              <text:p text:style-name="P3"><text:span text:style-name="T1">Musee hopital</text:span></text:p>
              <text:p text:style-name="P3"><text:span text:style-name="T1">Musee fossiles</text:span></text:p>
              <text:p text:style-name="P3"><text:span text:style-name="T1">chargeur</text:span></text:p>
            </office:annotation>
            <text:p>$74,00</text:p>
          </table:table-cell>
          <table:table-cell table:style-name="ce43" table:formula="of:=[.K74]+[.L74]+[.M74]" office:value-type="currency" office:currency="USD" office:value="139.946666666667" calcext:value-type="currency">
            <text:p>$139,95</text:p>
          </table:table-cell>
          <table:table-cell table:style-name="ce41" table:formula="of:=[.O73]+[.N74]" office:value-type="currency" office:currency="USD" office:value="6037.71333333333" calcext:value-type="currency">
            <text:p>$6 037,71</text:p>
          </table:table-cell>
          <table:table-cell table:style-name="ce41" table:formula="of:=[.A74]*budgetjour-[.O74]" office:value-type="currency" office:currency="USD" office:value="970.28666666667" calcext:value-type="currency">
            <text:p>$970,29</text:p>
          </table:table-cell>
          <table:table-cell table:number-columns-repeated="3"/>
          <table:table-cell table:style-name="ce41" table:formula="of:=IF(ISBLANK([.D74]);(180*budgetjour-[.O7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5" office:value-type="date" office:date-value="2023-05-28" calcext:value-type="date">
            <text:p>dim. 28 mai</text:p>
          </table:table-cell>
          <table:table-cell table:style-name="ce29" table:formula="of:=[.D74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Mount Isa</text:p>
          </table:table-cell>
          <table:table-cell office:value-type="float" office:value="41" calcext:value-type="float">
            <text:p>41</text:p>
          </table:table-cell>
          <table:table-cell table:style-name="ce13" table:formula="of:=[.F74]+[.E75]" office:value-type="float" office:value="3952" calcext:value-type="float">
            <text:p>3952</text:p>
          </table:table-cell>
          <table:table-cell office:value-type="float" office:value="260" calcext:value-type="float">
            <text:p>260</text:p>
          </table:table-cell>
          <table:table-cell table:formula="of:=[.H74]+[.G75]" office:value-type="float" office:value="27014" calcext:value-type="float">
            <text:p>2701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75]+[.L75]+[.M75]" office:value-type="currency" office:currency="USD" office:value="38.9466666666667" calcext:value-type="currency">
            <text:p>$38,95</text:p>
          </table:table-cell>
          <table:table-cell table:style-name="ce41" table:formula="of:=[.O74]+[.N75]" office:value-type="currency" office:currency="USD" office:value="6076.66" calcext:value-type="currency">
            <text:p>$6 076,66</text:p>
          </table:table-cell>
          <table:table-cell table:style-name="ce41" table:formula="of:=[.A75]*budgetjour-[.O75]" office:value-type="currency" office:currency="USD" office:value="1027.34" calcext:value-type="currency">
            <text:p>$1 027,34</text:p>
          </table:table-cell>
          <table:table-cell table:number-columns-repeated="3"/>
          <table:table-cell table:style-name="ce41" table:formula="of:=IF(ISBLANK([.D75]);(180*budgetjour-[.O7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5" office:value-type="date" office:date-value="2023-05-29" calcext:value-type="date">
            <text:p>lun. 29 mai</text:p>
          </table:table-cell>
          <table:table-cell table:style-name="ce29" table:formula="of:=[.D75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David Hall Rest Area</text:p>
          </table:table-cell>
          <table:table-cell office:value-type="float" office:value="102" calcext:value-type="float">
            <text:p>102</text:p>
          </table:table-cell>
          <table:table-cell table:style-name="ce13" table:formula="of:=[.F75]+[.E76]" office:value-type="float" office:value="4054" calcext:value-type="float">
            <text:p>4054</text:p>
          </table:table-cell>
          <table:table-cell office:value-type="float" office:value="243" calcext:value-type="float">
            <text:p>243</text:p>
          </table:table-cell>
          <table:table-cell table:formula="of:=[.H75]+[.G76]" office:value-type="float" office:value="27257" calcext:value-type="float">
            <text:p>27257</text:p>
          </table:table-cell>
          <table:table-cell office:value-type="float" office:value="18.6" calcext:value-type="float">
            <text:p>18,6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44.88" calcext:value-type="currency">
            <text:p>$44,8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6]+[.L76]+[.M76]" office:value-type="currency" office:currency="USD" office:value="44.88" calcext:value-type="currency">
            <text:p>$44,88</text:p>
          </table:table-cell>
          <table:table-cell table:style-name="ce41" table:formula="of:=[.O75]+[.N76]" office:value-type="currency" office:currency="USD" office:value="6121.54" calcext:value-type="currency">
            <text:p>$6 121,54</text:p>
          </table:table-cell>
          <table:table-cell table:style-name="ce41" table:formula="of:=[.A76]*budgetjour-[.O76]" office:value-type="currency" office:currency="USD" office:value="1078.46" calcext:value-type="currency">
            <text:p>$1 078,46</text:p>
          </table:table-cell>
          <table:table-cell table:number-columns-repeated="3"/>
          <table:table-cell table:style-name="ce41" table:formula="of:=IF(ISBLANK([.D76]);(180*budgetjour-[.O7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5" office:value-type="date" office:date-value="2023-05-30" calcext:value-type="date">
            <text:p>mar. 30 mai</text:p>
          </table:table-cell>
          <table:table-cell table:style-name="ce29" table:formula="of:=[.D76]" office:value-type="string" office:string-value="David Hall Rest Area" calcext:value-type="string">
            <text:p>David Hall Rest Area</text:p>
          </table:table-cell>
          <table:table-cell table:style-name="ce28" office:value-type="string" calcext:value-type="string">
            <text:p>Camooweal</text:p>
          </table:table-cell>
          <table:table-cell office:value-type="float" office:value="92" calcext:value-type="float">
            <text:p>92</text:p>
          </table:table-cell>
          <table:table-cell table:style-name="ce13" table:formula="of:=[.F76]+[.E77]" office:value-type="float" office:value="4146" calcext:value-type="float">
            <text:p>4146</text:p>
          </table:table-cell>
          <table:table-cell office:value-type="float" office:value="130" calcext:value-type="float">
            <text:p>130</text:p>
          </table:table-cell>
          <table:table-cell table:formula="of:=[.H76]+[.G77]" office:value-type="float" office:value="27387" calcext:value-type="float">
            <text:p>27387</text:p>
          </table:table-cell>
          <table:table-cell office:value-type="float" office:value="19.5" calcext:value-type="float">
            <text:p>19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table:formula="of:=28.42+8.5" office:value-type="currency" office:currency="USD" office:value="36.92" calcext:value-type="currency">
            <text:p>$36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7]+[.L77]+[.M77]" office:value-type="currency" office:currency="USD" office:value="74.92" calcext:value-type="currency">
            <text:p>$74,92</text:p>
          </table:table-cell>
          <table:table-cell table:style-name="ce41" table:formula="of:=[.O76]+[.N77]" office:value-type="currency" office:currency="USD" office:value="6196.46" calcext:value-type="currency">
            <text:p>$6 196,46</text:p>
          </table:table-cell>
          <table:table-cell table:style-name="ce41" table:formula="of:=[.A77]*budgetjour-[.O77]" office:value-type="currency" office:currency="USD" office:value="1099.54" calcext:value-type="currency">
            <text:p>$1 099,54</text:p>
          </table:table-cell>
          <table:table-cell table:number-columns-repeated="3"/>
          <table:table-cell table:style-name="ce41" table:formula="of:=IF(ISBLANK([.D77]);(180*budgetjour-[.O7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5" office:value-type="date" office:date-value="2023-05-31" calcext:value-type="date">
            <text:p>mer. 31 mai</text:p>
          </table:table-cell>
          <table:table-cell table:style-name="ce29" table:formula="of:=[.D77]" office:value-type="string" office:string-value="Camooweal" calcext:value-type="string">
            <text:p>Camooweal</text:p>
          </table:table-cell>
          <table:table-cell office:value-type="string" calcext:value-type="string">
            <text:p>Avon Downs Rest Area</text:p>
          </table:table-cell>
          <table:table-cell office:value-type="float" office:value="69" calcext:value-type="float">
            <text:p>69</text:p>
          </table:table-cell>
          <table:table-cell table:style-name="ce13" table:formula="of:=[.F77]+[.E78]" office:value-type="float" office:value="4215" calcext:value-type="float">
            <text:p>4215</text:p>
          </table:table-cell>
          <table:table-cell office:value-type="float" office:value="91" calcext:value-type="float">
            <text:p>91</text:p>
          </table:table-cell>
          <table:table-cell table:formula="of:=[.H77]+[.G78]" office:value-type="float" office:value="27478" calcext:value-type="float">
            <text:p>27478</text:p>
          </table:table-cell>
          <table:table-cell office:value-type="float" office:value="17.5" calcext:value-type="float">
            <text:p>17,5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6196.46" calcext:value-type="currency">
            <text:p>$6 196,46</text:p>
          </table:table-cell>
          <table:table-cell table:style-name="ce41" table:formula="of:=[.A78]*budgetjour-[.O78]" office:value-type="currency" office:currency="USD" office:value="1195.54" calcext:value-type="currency">
            <text:p>$1 195,54</text:p>
          </table:table-cell>
          <table:table-cell table:number-columns-repeated="3"/>
          <table:table-cell table:style-name="ce41" table:formula="of:=IF(ISBLANK([.D78]);(180*budgetjour-[.O7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5" office:value-type="date" office:date-value="2023-06-01" calcext:value-type="date">
            <text:p>jeu. 1 juin</text:p>
          </table:table-cell>
          <table:table-cell table:style-name="ce29" table:formula="of:=[.D78]" office:value-type="string" office:string-value="Avon Downs Rest Area" calcext:value-type="string">
            <text:p>Avon Downs Rest Area</text:p>
          </table:table-cell>
          <table:table-cell office:value-type="string" calcext:value-type="string">
            <text:p>Wunara Gravel Camp</text:p>
          </table:table-cell>
          <table:table-cell office:value-type="float" office:value="95" calcext:value-type="float">
            <text:p>95</text:p>
          </table:table-cell>
          <table:table-cell table:style-name="ce13" table:formula="of:=[.F78]+[.E79]" office:value-type="float" office:value="4310" calcext:value-type="float">
            <text:p>4310</text:p>
          </table:table-cell>
          <table:table-cell office:value-type="float" office:value="214" calcext:value-type="float">
            <text:p>214</text:p>
          </table:table-cell>
          <table:table-cell table:formula="of:=[.H78]+[.G79]" office:value-type="float" office:value="27692" calcext:value-type="float">
            <text:p>27692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6196.46" calcext:value-type="currency">
            <text:p>$6 196,46</text:p>
          </table:table-cell>
          <table:table-cell table:style-name="ce41" table:formula="of:=[.A79]*budgetjour-[.O79]" office:value-type="currency" office:currency="USD" office:value="1291.54" calcext:value-type="currency">
            <text:p>$1 291,54</text:p>
          </table:table-cell>
          <table:table-cell table:number-columns-repeated="3"/>
          <table:table-cell table:style-name="ce41" table:formula="of:=IF(ISBLANK([.D79]);(180*budgetjour-[.O7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5" office:value-type="date" office:date-value="2023-06-02" calcext:value-type="date">
            <text:p>ven. 2 juin</text:p>
          </table:table-cell>
          <table:table-cell table:style-name="ce29" table:formula="of:=[.D79]" office:value-type="string" office:string-value="Wunara Gravel Camp" calcext:value-type="string">
            <text:p>Wunara Gravel Camp</text:p>
          </table:table-cell>
          <table:table-cell office:value-type="string" calcext:value-type="string">
            <text:p>Barkly Homestead</text:p>
          </table:table-cell>
          <table:table-cell office:value-type="float" office:value="98" calcext:value-type="float">
            <text:p>98</text:p>
          </table:table-cell>
          <table:table-cell table:style-name="ce13" table:formula="of:=[.F79]+[.E80]" office:value-type="float" office:value="4408" calcext:value-type="float">
            <text:p>4408</text:p>
          </table:table-cell>
          <table:table-cell office:value-type="float" office:value="145" calcext:value-type="float">
            <text:p>145</text:p>
          </table:table-cell>
          <table:table-cell table:formula="of:=[.H79]+[.G80]" office:value-type="float" office:value="27837" calcext:value-type="float">
            <text:p>27837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6+8.5+8.5" office:value-type="currency" office:currency="USD" office:value="43" calcext:value-type="currency">
            <text:p>$4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0]+[.L80]+[.M80]" office:value-type="currency" office:currency="USD" office:value="58" calcext:value-type="currency">
            <text:p>$58,00</text:p>
          </table:table-cell>
          <table:table-cell table:style-name="ce41" table:formula="of:=[.O79]+[.N80]" office:value-type="currency" office:currency="USD" office:value="6254.46" calcext:value-type="currency">
            <text:p>$6 254,46</text:p>
          </table:table-cell>
          <table:table-cell table:style-name="ce41" table:formula="of:=[.A80]*budgetjour-[.O80]" office:value-type="currency" office:currency="USD" office:value="1329.54" calcext:value-type="currency">
            <text:p>$1 329,54</text:p>
          </table:table-cell>
          <table:table-cell table:number-columns-repeated="3"/>
          <table:table-cell table:style-name="ce41" table:formula="of:=IF(ISBLANK([.D80]);(180*budgetjour-[.O8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5" office:value-type="date" office:date-value="2023-06-03" calcext:value-type="date">
            <text:p>sam. 3 juin</text:p>
          </table:table-cell>
          <table:table-cell table:style-name="ce29" table:formula="of:=[.D80]" office:value-type="string" office:string-value="Barkly Homestead" calcext:value-type="string">
            <text:p>Barkly Homestead</text:p>
          </table:table-cell>
          <table:table-cell office:value-type="string" calcext:value-type="string">
            <text:p>Tower</text:p>
          </table:table-cell>
          <table:table-cell office:value-type="float" office:value="93" calcext:value-type="float">
            <text:p>93</text:p>
          </table:table-cell>
          <table:table-cell table:style-name="ce13" table:formula="of:=[.F80]+[.E81]" office:value-type="float" office:value="4501" calcext:value-type="float">
            <text:p>4501</text:p>
          </table:table-cell>
          <table:table-cell office:value-type="float" office:value="76" calcext:value-type="float">
            <text:p>76</text:p>
          </table:table-cell>
          <table:table-cell table:formula="of:=[.H80]+[.G81]" office:value-type="float" office:value="27913" calcext:value-type="float">
            <text:p>27913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7.5" calcext:value-type="currency">
            <text:p>$1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1]+[.L81]+[.M81]" office:value-type="currency" office:currency="USD" office:value="17.5" calcext:value-type="currency">
            <text:p>$17,50</text:p>
          </table:table-cell>
          <table:table-cell table:style-name="ce41" table:formula="of:=[.O80]+[.N81]" office:value-type="currency" office:currency="USD" office:value="6271.96" calcext:value-type="currency">
            <text:p>$6 271,96</text:p>
          </table:table-cell>
          <table:table-cell table:style-name="ce41" table:formula="of:=[.A81]*budgetjour-[.O81]" office:value-type="currency" office:currency="USD" office:value="1408.04" calcext:value-type="currency">
            <text:p>$1 408,04</text:p>
          </table:table-cell>
          <table:table-cell table:number-columns-repeated="3"/>
          <table:table-cell table:style-name="ce41" table:formula="of:=IF(ISBLANK([.D81]);(180*budgetjour-[.O8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5" office:value-type="date" office:date-value="2023-06-04" calcext:value-type="date">
            <text:p>dim. 4 juin</text:p>
          </table:table-cell>
          <table:table-cell table:style-name="ce29" table:formula="of:=[.D81]" office:value-type="string" office:string-value="Tower" calcext:value-type="string">
            <text:p>Tower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122" calcext:value-type="float">
            <text:p>122</text:p>
          </table:table-cell>
          <table:table-cell table:style-name="ce13" table:formula="of:=[.F81]+[.E82]" office:value-type="float" office:value="4623" calcext:value-type="float">
            <text:p>4623</text:p>
          </table:table-cell>
          <table:table-cell office:value-type="float" office:value="261" calcext:value-type="float">
            <text:p>261</text:p>
          </table:table-cell>
          <table:table-cell table:formula="of:=[.H81]+[.G82]" office:value-type="float" office:value="28174" calcext:value-type="float">
            <text:p>2817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34.71" calcext:value-type="currency">
            <text:p>$34,7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2]+[.L82]+[.M82]" office:value-type="currency" office:currency="USD" office:value="69.71" calcext:value-type="currency">
            <text:p>$69,71</text:p>
          </table:table-cell>
          <table:table-cell table:style-name="ce41" table:formula="of:=[.O81]+[.N82]" office:value-type="currency" office:currency="USD" office:value="6341.67" calcext:value-type="currency">
            <text:p>$6 341,67</text:p>
          </table:table-cell>
          <table:table-cell table:style-name="ce41" table:formula="of:=[.A82]*budgetjour-[.O82]" office:value-type="currency" office:currency="USD" office:value="1434.33" calcext:value-type="currency">
            <text:p>$1 434,33</text:p>
          </table:table-cell>
          <table:table-cell table:number-columns-repeated="3"/>
          <table:table-cell table:style-name="ce41" table:formula="of:=IF(ISBLANK([.D82]);(180*budgetjour-[.O8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5" office:value-type="date" office:date-value="2023-06-05" calcext:value-type="date">
            <text:p>lun. 5 juin</text:p>
          </table:table-cell>
          <table:table-cell table:style-name="ce29" table:formula="of:=[.D82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2]+[.E83]" office:value-type="float" office:value="4623" calcext:value-type="float">
            <text:p>4623</text:p>
          </table:table-cell>
          <table:table-cell office:value-type="float" office:value="0" calcext:value-type="float">
            <text:p>0</text:p>
          </table:table-cell>
          <table:table-cell table:formula="of:=[.H82]+[.G83]" office:value-type="float" office:value="28174" calcext:value-type="float">
            <text:p>2817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9" calcext:value-type="currency">
            <text:p>$20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3]+[.L83]+[.M83]" office:value-type="currency" office:currency="USD" office:value="55.9" calcext:value-type="currency">
            <text:p>$55,90</text:p>
          </table:table-cell>
          <table:table-cell table:style-name="ce41" table:formula="of:=[.O82]+[.N83]" office:value-type="currency" office:currency="USD" office:value="6397.57" calcext:value-type="currency">
            <text:p>$6 397,57</text:p>
          </table:table-cell>
          <table:table-cell table:style-name="ce41" table:formula="of:=[.A83]*budgetjour-[.O83]" office:value-type="currency" office:currency="USD" office:value="1474.43" calcext:value-type="currency">
            <text:p>$1 474,43</text:p>
          </table:table-cell>
          <table:table-cell table:number-columns-repeated="3"/>
          <table:table-cell table:style-name="ce41" table:formula="of:=IF(ISBLANK([.D83]);(180*budgetjour-[.O8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5" office:value-type="date" office:date-value="2023-06-06" calcext:value-type="date">
            <text:p>mar. 6 juin</text:p>
          </table:table-cell>
          <table:table-cell table:style-name="ce29" table:formula="of:=[.D83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38" calcext:value-type="float">
            <text:p>38</text:p>
          </table:table-cell>
          <table:table-cell table:style-name="ce13" table:formula="of:=[.F83]+[.E84]" office:value-type="float" office:value="4661" calcext:value-type="float">
            <text:p>4661</text:p>
          </table:table-cell>
          <table:table-cell office:value-type="float" office:value="143" calcext:value-type="float">
            <text:p>143</text:p>
          </table:table-cell>
          <table:table-cell table:formula="of:=[.H83]+[.G84]" office:value-type="float" office:value="28317" calcext:value-type="float">
            <text:p>28317</text:p>
          </table:table-cell>
          <table:table-cell office:value-type="float" office:value="11.1" calcext:value-type="float">
            <text:p>11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table:formula="of:=25+8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4]+[.L84]+[.M84]" office:value-type="currency" office:currency="USD" office:value="68" calcext:value-type="currency">
            <text:p>$68,00</text:p>
          </table:table-cell>
          <table:table-cell table:style-name="ce41" table:formula="of:=[.O83]+[.N84]" office:value-type="currency" office:currency="USD" office:value="6465.57" calcext:value-type="currency">
            <text:p>$6 465,57</text:p>
          </table:table-cell>
          <table:table-cell table:style-name="ce41" table:formula="of:=[.A84]*budgetjour-[.O84]" office:value-type="currency" office:currency="USD" office:value="1502.43" calcext:value-type="currency">
            <text:p>$1 502,43</text:p>
          </table:table-cell>
          <table:table-cell table:number-columns-repeated="3"/>
          <table:table-cell table:style-name="ce41" table:formula="of:=IF(ISBLANK([.D84]);(180*budgetjour-[.O8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5" office:value-type="date" office:date-value="2023-06-07" calcext:value-type="date">
            <text:p>mer. 7 juin</text:p>
          </table:table-cell>
          <table:table-cell table:style-name="ce29" table:formula="of:=[.D84]" office:value-type="string" office:string-value="Tennant Creek" calcext:value-type="string">
            <text:p>Tennant Creek</text:p>
          </table:table-cell>
          <table:table-cell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4]+[.E85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4]+[.G8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3+5" office:value-type="currency" office:currency="USD" office:value="8" calcext:value-type="currency">
            <text:p>$8,00</text:p>
          </table:table-cell>
          <table:table-cell table:style-name="ce43" table:formula="of:=[.K85]+[.L85]+[.M85]" office:value-type="currency" office:currency="USD" office:value="43" calcext:value-type="currency">
            <text:p>$43,00</text:p>
          </table:table-cell>
          <table:table-cell table:style-name="ce41" table:formula="of:=[.O84]+[.N85]" office:value-type="currency" office:currency="USD" office:value="6508.57" calcext:value-type="currency">
            <text:p>$6 508,57</text:p>
          </table:table-cell>
          <table:table-cell table:style-name="ce41" table:formula="of:=[.A85]*budgetjour-[.O85]" office:value-type="currency" office:currency="USD" office:value="1555.43" calcext:value-type="currency">
            <text:p>$1 555,43</text:p>
          </table:table-cell>
          <table:table-cell table:number-columns-repeated="3"/>
          <table:table-cell table:style-name="ce41" table:formula="of:=IF(ISBLANK([.D85]);(180*budgetjour-[.O8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5" office:value-type="date" office:date-value="2023-06-08" calcext:value-type="date">
            <text:p>jeu. 8 juin</text:p>
          </table:table-cell>
          <table:table-cell table:style-name="ce29" table:formula="of:=[.D85]" office:value-type="string" office:string-value="Tennant Creek" calcext:value-type="string">
            <text:p>Tennant Creek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5]+[.E86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5]+[.G8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0.6+16.5+7.5" office:value-type="currency" office:currency="USD" office:value="34.6" calcext:value-type="currency">
            <text:p>$34,6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6]+[.L86]+[.M86]" office:value-type="currency" office:currency="USD" office:value="119.92" calcext:value-type="currency">
            <text:p>$119,92</text:p>
          </table:table-cell>
          <table:table-cell table:style-name="ce41" table:formula="of:=[.O85]+[.N86]" office:value-type="currency" office:currency="USD" office:value="6628.49" calcext:value-type="currency">
            <text:p>$6 628,49</text:p>
          </table:table-cell>
          <table:table-cell table:style-name="ce41" table:formula="of:=[.A86]*budgetjour-[.O86]" office:value-type="currency" office:currency="USD" office:value="1531.51" calcext:value-type="currency">
            <text:p>$1 531,51</text:p>
          </table:table-cell>
          <table:table-cell table:number-columns-repeated="3"/>
          <table:table-cell table:style-name="ce41" table:formula="of:=IF(ISBLANK([.D86]);(180*budgetjour-[.O8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5" office:value-type="date" office:date-value="2023-06-09" calcext:value-type="date">
            <text:p>ven. 9 juin</text:p>
          </table:table-cell>
          <table:table-cell table:style-name="ce29" table:formula="of:=[.D86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6]+[.E87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6]+[.G8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20.11" office:value-type="currency" office:currency="USD" office:value="20.11" calcext:value-type="currency">
            <text:p>$20,1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7]+[.L87]+[.M87]" office:value-type="currency" office:currency="USD" office:value="105.43" calcext:value-type="currency">
            <text:p>$105,43</text:p>
          </table:table-cell>
          <table:table-cell table:style-name="ce41" table:formula="of:=[.O86]+[.N87]" office:value-type="currency" office:currency="USD" office:value="6733.92" calcext:value-type="currency">
            <text:p>$6 733,92</text:p>
          </table:table-cell>
          <table:table-cell table:style-name="ce41" table:formula="of:=[.A87]*budgetjour-[.O87]" office:value-type="currency" office:currency="USD" office:value="1522.08" calcext:value-type="currency">
            <text:p>$1 522,08</text:p>
          </table:table-cell>
          <table:table-cell table:number-columns-repeated="3"/>
          <table:table-cell table:style-name="ce41" table:formula="of:=IF(ISBLANK([.D87]);(180*budgetjour-[.O8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5" office:value-type="date" office:date-value="2023-06-10" calcext:value-type="date">
            <text:p>sam. 10 juin</text:p>
          </table:table-cell>
          <table:table-cell table:style-name="ce29" table:formula="of:=[.D87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7]+[.E88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7]+[.G8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2+33.64" office:value-type="currency" office:currency="USD" office:value="45.64" calcext:value-type="currency">
            <text:p>$45,6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8]+[.L88]+[.M88]" office:value-type="currency" office:currency="USD" office:value="130.96" calcext:value-type="currency">
            <text:p>$130,96</text:p>
          </table:table-cell>
          <table:table-cell table:style-name="ce41" table:formula="of:=[.O87]+[.N88]" office:value-type="currency" office:currency="USD" office:value="6864.88" calcext:value-type="currency">
            <text:p>$6 864,88</text:p>
          </table:table-cell>
          <table:table-cell table:style-name="ce41" table:formula="of:=[.A88]*budgetjour-[.O88]" office:value-type="currency" office:currency="USD" office:value="1487.12" calcext:value-type="currency">
            <text:p>$1 487,12</text:p>
          </table:table-cell>
          <table:table-cell table:number-columns-repeated="3"/>
          <table:table-cell table:style-name="ce41" table:formula="of:=IF(ISBLANK([.D88]);(180*budgetjour-[.O8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5" office:value-type="date" office:date-value="2023-06-11" calcext:value-type="date">
            <text:p>dim. 11 juin</text:p>
          </table:table-cell>
          <table:table-cell table:style-name="ce29" table:formula="of:=[.D88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45" calcext:value-type="float">
            <text:p>45</text:p>
          </table:table-cell>
          <table:table-cell table:style-name="ce13" table:formula="of:=[.F88]+[.E8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8]+[.G8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6+9.17" office:value-type="currency" office:currency="USD" office:value="15.17" calcext:value-type="currency">
            <text:p>$15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9]+[.L89]+[.M89]" office:value-type="currency" office:currency="USD" office:value="100.49" calcext:value-type="currency">
            <text:p>$100,49</text:p>
          </table:table-cell>
          <table:table-cell table:style-name="ce41" table:formula="of:=[.O88]+[.N89]" office:value-type="currency" office:currency="USD" office:value="6965.37" calcext:value-type="currency">
            <text:p>$6 965,37</text:p>
          </table:table-cell>
          <table:table-cell table:style-name="ce41" table:formula="of:=[.A89]*budgetjour-[.O89]" office:value-type="currency" office:currency="USD" office:value="1482.63" calcext:value-type="currency">
            <text:p>$1 482,63</text:p>
          </table:table-cell>
          <table:table-cell table:number-columns-repeated="3"/>
          <table:table-cell table:style-name="ce41" table:formula="of:=IF(ISBLANK([.D89]);(180*budgetjour-[.O8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5" office:value-type="date" office:date-value="2023-06-12" calcext:value-type="date">
            <text:p>lun. 12 juin</text:p>
          </table:table-cell>
          <table:table-cell table:style-name="ce29" table:formula="of:=[.D89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9]+[.E9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9]+[.G9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6965.37" calcext:value-type="currency">
            <text:p>$6 965,37</text:p>
          </table:table-cell>
          <table:table-cell table:style-name="ce41" table:formula="of:=[.A90]*budgetjour-[.O90]" office:value-type="currency" office:currency="USD" office:value="1578.63" calcext:value-type="currency">
            <text:p>$1 578,63</text:p>
          </table:table-cell>
          <table:table-cell table:number-columns-repeated="3"/>
          <table:table-cell table:style-name="ce41" table:formula="of:=IF(ISBLANK([.D90]);(180*budgetjour-[.O9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5" office:value-type="date" office:date-value="2023-06-13" calcext:value-type="date">
            <text:p>mar. 13 juin</text:p>
          </table:table-cell>
          <table:table-cell table:style-name="ce29" table:formula="of:=[.D90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90]+[.E9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0]+[.G9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table:formula="of:=20+15" office:value-type="currency" office:currency="USD" office:value="35" calcext:value-type="currency">
            <office:annotation draw:style-name="gr2" draw:text-style-name="P4" svg:width="2.899cm" svg:height="1.799cm" svg:x="21.102cm" svg:y="41.084cm" draw:caption-point-x="-0.61cm" draw:caption-point-y="1.51cm">
              <dc:date>2023-06-15T00:00:00</dc:date>
              <text:p text:style-name="P3"><text:span text:style-name="T1">Vin+ musée</text:span></text:p>
            </office:annotation>
            <text:p>$35,00</text:p>
          </table:table-cell>
          <table:table-cell table:style-name="ce43" table:formula="of:=[.K91]+[.L91]+[.M91]" office:value-type="currency" office:currency="USD" office:value="35" calcext:value-type="currency">
            <text:p>$35,00</text:p>
          </table:table-cell>
          <table:table-cell table:style-name="ce41" table:formula="of:=[.O90]+[.N91]" office:value-type="currency" office:currency="USD" office:value="7000.37" calcext:value-type="currency">
            <text:p>$7 000,37</text:p>
          </table:table-cell>
          <table:table-cell table:style-name="ce41" table:formula="of:=[.A91]*budgetjour-[.O91]" office:value-type="currency" office:currency="USD" office:value="1639.63" calcext:value-type="currency">
            <text:p>$1 639,63</text:p>
          </table:table-cell>
          <table:table-cell table:number-columns-repeated="3"/>
          <table:table-cell table:style-name="ce41" table:formula="of:=IF(ISBLANK([.D91]);(180*budgetjour-[.O9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5" office:value-type="date" office:date-value="2023-06-14" calcext:value-type="date">
            <text:p>mer. 14 juin</text:p>
          </table:table-cell>
          <table:table-cell table:style-name="ce29" table:formula="of:=[.D91]" office:value-type="string" office:string-value="Darwin" calcext:value-type="string">
            <text:p>Darwin</text:p>
          </table:table-cell>
          <table:table-cell office:value-type="string" calcext:value-type="string">
            <text:p>Denpasar</text:p>
          </table:table-cell>
          <table:table-cell office:value-type="float" office:value="0" calcext:value-type="float">
            <text:p>0</text:p>
          </table:table-cell>
          <table:table-cell table:style-name="ce13" table:formula="of:=[.F91]+[.E9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1]+[.G9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461700+0)*IDR2AUD" office:value-type="currency" office:currency="USD" office:value="45.2466" calcext:value-type="currency">
            <text:p>$45,25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2]+[.L92]+[.M92]" office:value-type="currency" office:currency="USD" office:value="45.2466" calcext:value-type="currency">
            <text:p>$45,25</text:p>
          </table:table-cell>
          <table:table-cell table:style-name="ce41" table:formula="of:=[.O91]+[.N92]" office:value-type="currency" office:currency="USD" office:value="7045.6166" calcext:value-type="currency">
            <text:p>$7 045,62</text:p>
          </table:table-cell>
          <table:table-cell table:style-name="ce41" table:formula="of:=[.A92]*budgetjour-[.O92]" office:value-type="currency" office:currency="USD" office:value="1690.3834" calcext:value-type="currency">
            <text:p>$1 690,38</text:p>
          </table:table-cell>
          <table:table-cell table:number-columns-repeated="3"/>
          <table:table-cell table:style-name="ce41" table:formula="of:=IF(ISBLANK([.D92]);(180*budgetjour-[.O9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5" office:value-type="date" office:date-value="2023-06-15" calcext:value-type="date">
            <text:p>jeu. 15 juin</text:p>
          </table:table-cell>
          <table:table-cell table:style-name="ce29" table:formula="of:=[.D92]" office:value-type="string" office:string-value="Denpasar" calcext:value-type="string">
            <text:p>Denpasar</text:p>
          </table:table-cell>
          <table:table-cell table:style-name="Default" office:value-type="string" calcext:value-type="string">
            <text:p>Ubud</text:p>
          </table:table-cell>
          <table:table-cell office:value-type="float" office:value="0" calcext:value-type="float">
            <text:p>0</text:p>
          </table:table-cell>
          <table:table-cell table:style-name="ce13" table:formula="of:=[.F92]+[.E9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2]+[.G9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3]+[.L93]+[.M93]" office:value-type="currency" office:currency="USD" office:value="13.23" calcext:value-type="currency">
            <text:p>$13,23</text:p>
          </table:table-cell>
          <table:table-cell table:style-name="ce41" table:formula="of:=[.O92]+[.N93]" office:value-type="currency" office:currency="USD" office:value="7058.8466" calcext:value-type="currency">
            <text:p>$7 058,85</text:p>
          </table:table-cell>
          <table:table-cell table:style-name="ce41" table:formula="of:=[.A93]*budgetjour-[.O93]" office:value-type="currency" office:currency="USD" office:value="1773.1534" calcext:value-type="currency">
            <text:p>$1 773,15</text:p>
          </table:table-cell>
          <table:table-cell table:number-columns-repeated="3"/>
          <table:table-cell table:style-name="ce41" table:formula="of:=IF(ISBLANK([.D93]);(180*budgetjour-[.O9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5" office:value-type="date" office:date-value="2023-06-16" calcext:value-type="date">
            <text:p>ven. 16 juin</text:p>
          </table:table-cell>
          <table:table-cell table:style-name="ce29" table:formula="of:=[.D93]" office:value-type="string" office:string-value="Ubud" calcext:value-type="string">
            <text:p>Ubud</text:p>
          </table:table-cell>
          <table:table-cell office:value-type="string" calcext:value-type="string">
            <text:p>Ubid</text:p>
          </table:table-cell>
          <table:table-cell office:value-type="float" office:value="0" calcext:value-type="float">
            <text:p>0</text:p>
          </table:table-cell>
          <table:table-cell table:style-name="ce13" table:formula="of:=[.F93]+[.E9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3]+[.G9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20000+80000+35000)*IDR2AUD" office:value-type="currency" office:currency="USD" office:value="13.23" calcext:value-type="currency">
            <text:p>$13,23</text:p>
          </table:table-cell>
          <table:table-cell table:style-name="ce41" table:formula="of:=(65000+100000+200000)*IDR2AUD" office:value-type="currency" office:currency="USD" office:value="35.77" calcext:value-type="currency">
            <office:annotation draw:style-name="gr2" draw:text-style-name="P4" svg:width="2.899cm" svg:height="1.799cm" svg:x="21.102cm" svg:y="42.438cm" draw:caption-point-x="-0.61cm" draw:caption-point-y="1.51cm">
              <dc:date>2023-06-16T00:00:00</dc:date>
              <text:p text:style-name="P3"><text:span text:style-name="T1">coiffeur+tip+entrees diverses</text:span></text:p>
              <text:p text:style-name="P3"><text:span text:style-name="T1"/></text:p>
            </office:annotation>
            <text:p>$35,77</text:p>
          </table:table-cell>
          <table:table-cell table:style-name="ce43" table:formula="of:=[.K94]+[.L94]+[.M94]" office:value-type="currency" office:currency="USD" office:value="62.23" calcext:value-type="currency">
            <text:p>$62,23</text:p>
          </table:table-cell>
          <table:table-cell table:style-name="ce41" table:formula="of:=[.O93]+[.N94]" office:value-type="currency" office:currency="USD" office:value="7121.0766" calcext:value-type="currency">
            <text:p>$7 121,08</text:p>
          </table:table-cell>
          <table:table-cell table:style-name="ce41" table:formula="of:=[.A94]*budgetjour-[.O94]" office:value-type="currency" office:currency="USD" office:value="1806.9234" calcext:value-type="currency">
            <text:p>$1 806,92</text:p>
          </table:table-cell>
          <table:table-cell table:number-columns-repeated="3"/>
          <table:table-cell table:style-name="ce41" table:formula="of:=IF(ISBLANK([.D94]);(180*budgetjour-[.O9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5" office:value-type="date" office:date-value="2023-06-17" calcext:value-type="date">
            <text:p>sam. 17 juin</text:p>
          </table:table-cell>
          <table:table-cell table:style-name="ce29" table:formula="of:=[.D94]" office:value-type="string" office:string-value="Ubid" calcext:value-type="string">
            <text:p>Ubid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4]+[.E9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4]+[.G9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30000+0)*IDR2AUD" office:value-type="currency" office:currency="USD" office:value="2.94" calcext:value-type="currency">
            <text:p>$2,94</text:p>
          </table:table-cell>
          <table:table-cell table:style-name="ce41" table:formula="of:=(140000+0)*IDR2AUD" office:value-type="currency" office:currency="USD" office:value="13.72" calcext:value-type="currency">
            <office:annotation draw:style-name="gr2" draw:text-style-name="P4" svg:width="2.899cm" svg:height="1.799cm" svg:x="21.102cm" svg:y="42.89cm" draw:caption-point-x="-0.61cm" draw:caption-point-y="1.51cm">
              <dc:date>2023-06-17T00:00:00</dc:date>
              <text:p text:style-name="P3"><text:span text:style-name="T1">scoot</text:span></text:p>
            </office:annotation>
            <text:p>$13,72</text:p>
          </table:table-cell>
          <table:table-cell table:style-name="ce43" table:formula="of:=[.K95]+[.L95]+[.M95]" office:value-type="currency" office:currency="USD" office:value="35.28" calcext:value-type="currency">
            <text:p>$35,28</text:p>
          </table:table-cell>
          <table:table-cell table:style-name="ce41" table:formula="of:=[.O94]+[.N95]" office:value-type="currency" office:currency="USD" office:value="7156.3566" calcext:value-type="currency">
            <text:p>$7 156,36</text:p>
          </table:table-cell>
          <table:table-cell table:style-name="ce41" table:formula="of:=[.A95]*budgetjour-[.O95]" office:value-type="currency" office:currency="USD" office:value="1867.6434" calcext:value-type="currency">
            <text:p>$1 867,64</text:p>
          </table:table-cell>
          <table:table-cell table:number-columns-repeated="3"/>
          <table:table-cell table:style-name="ce41" table:formula="of:=IF(ISBLANK([.D95]);(180*budgetjour-[.O9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5" office:value-type="date" office:date-value="2023-06-18" calcext:value-type="date">
            <text:p>dim. 18 juin</text:p>
          </table:table-cell>
          <table:table-cell table:style-name="ce29" table:formula="of:=[.D95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5]+[.E96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5]+[.G9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40000+100000)*IDR2AUD" office:value-type="currency" office:currency="USD" office:value="13.72" calcext:value-type="currency">
            <text:p>$13,72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6]+[.L96]+[.M96]" office:value-type="currency" office:currency="USD" office:value="32.34" calcext:value-type="currency">
            <text:p>$32,34</text:p>
          </table:table-cell>
          <table:table-cell table:style-name="ce41" table:formula="of:=[.O95]+[.N96]" office:value-type="currency" office:currency="USD" office:value="7188.6966" calcext:value-type="currency">
            <text:p>$7 188,70</text:p>
          </table:table-cell>
          <table:table-cell table:style-name="ce41" table:formula="of:=[.A96]*budgetjour-[.O96]" office:value-type="currency" office:currency="USD" office:value="1931.3034" calcext:value-type="currency">
            <text:p>$1 931,30</text:p>
          </table:table-cell>
          <table:table-cell table:number-columns-repeated="3"/>
          <table:table-cell table:style-name="ce41" table:formula="of:=IF(ISBLANK([.D96]);(180*budgetjour-[.O9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5" office:value-type="date" office:date-value="2023-06-19" calcext:value-type="date">
            <text:p>lun. 19 juin</text:p>
          </table:table-cell>
          <table:table-cell table:style-name="ce29" table:formula="of:=[.D96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6]+[.E97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6]+[.G9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80000+40000)*IDR2AUD" office:value-type="currency" office:currency="USD" office:value="11.76" calcext:value-type="currency">
            <text:p>$11,76</text:p>
          </table:table-cell>
          <table:table-cell table:style-name="ce41" table:formula="of:=(70000+75000)*IDR2AUD" office:value-type="currency" office:currency="USD" office:value="14.21" calcext:value-type="currency">
            <text:p>$14,21</text:p>
          </table:table-cell>
          <table:table-cell table:style-name="ce43" table:formula="of:=[.K97]+[.L97]+[.M97]" office:value-type="currency" office:currency="USD" office:value="44.59" calcext:value-type="currency">
            <text:p>$44,59</text:p>
          </table:table-cell>
          <table:table-cell table:style-name="ce41" table:formula="of:=[.O96]+[.N97]" office:value-type="currency" office:currency="USD" office:value="7233.2866" calcext:value-type="currency">
            <text:p>$7 233,29</text:p>
          </table:table-cell>
          <table:table-cell table:style-name="ce41" table:formula="of:=[.A97]*budgetjour-[.O97]" office:value-type="currency" office:currency="USD" office:value="1982.7134" calcext:value-type="currency">
            <text:p>$1 982,71</text:p>
          </table:table-cell>
          <table:table-cell table:number-columns-repeated="3"/>
          <table:table-cell table:style-name="ce41" table:formula="of:=IF(ISBLANK([.D97]);(180*budgetjour-[.O9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5" office:value-type="date" office:date-value="2023-06-20" calcext:value-type="date">
            <text:p>mar. 20 juin</text:p>
          </table:table-cell>
          <table:table-cell table:style-name="ce29" table:formula="of:=[.D97]" office:value-type="string" office:string-value="Lovina" calcext:value-type="string">
            <text:p>Lovina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7]+[.E98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7]+[.G9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50000+70000+40000)*IDR2AUD" office:value-type="currency" office:currency="USD" office:value="15.68" calcext:value-type="currency">
            <text:p>$15,68</text:p>
          </table:table-cell>
          <table:table-cell table:style-name="ce41" table:formula="of:=(12000+25000+450000)*IDR2AUD" office:value-type="currency" office:currency="USD" office:value="47.726" calcext:value-type="currency">
            <text:p>$47,73</text:p>
          </table:table-cell>
          <table:table-cell table:style-name="ce43" table:formula="of:=[.K98]+[.L98]+[.M98]" office:value-type="currency" office:currency="USD" office:value="81.046" calcext:value-type="currency">
            <text:p>$81,05</text:p>
          </table:table-cell>
          <table:table-cell table:style-name="ce41" table:formula="of:=[.O97]+[.N98]" office:value-type="currency" office:currency="USD" office:value="7314.3326" calcext:value-type="currency">
            <text:p>$7 314,33</text:p>
          </table:table-cell>
          <table:table-cell table:style-name="ce41" table:formula="of:=[.A98]*budgetjour-[.O98]" office:value-type="currency" office:currency="USD" office:value="1997.6674" calcext:value-type="currency">
            <text:p>$1 997,67</text:p>
          </table:table-cell>
          <table:table-cell table:number-columns-repeated="3"/>
          <table:table-cell table:style-name="ce41" table:formula="of:=IF(ISBLANK([.D98]);(180*budgetjour-[.O9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5" office:value-type="date" office:date-value="2023-06-21" calcext:value-type="date">
            <text:p>mer. 21 juin</text:p>
          </table:table-cell>
          <table:table-cell table:style-name="ce29" table:formula="of:=[.D98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8]+[.E9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8]+[.G9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29000+9000+32000)*IDR2AUD" office:value-type="currency" office:currency="USD" office:value="16.66" calcext:value-type="currency">
            <text:p>$16,66</text:p>
          </table:table-cell>
          <table:table-cell table:style-name="ce41" table:formula="of:=(45000+55000+60000)*IDR2AUD" office:value-type="currency" office:currency="USD" office:value="15.68" calcext:value-type="currency">
            <text:p>$15,68</text:p>
          </table:table-cell>
          <table:table-cell table:style-name="ce43" table:formula="of:=[.K99]+[.L99]+[.M99]" office:value-type="currency" office:currency="USD" office:value="49.98" calcext:value-type="currency">
            <text:p>$49,98</text:p>
          </table:table-cell>
          <table:table-cell table:style-name="ce41" table:formula="of:=[.O98]+[.N99]" office:value-type="currency" office:currency="USD" office:value="7364.3126" calcext:value-type="currency">
            <text:p>$7 364,31</text:p>
          </table:table-cell>
          <table:table-cell table:style-name="ce41" table:formula="of:=[.A99]*budgetjour-[.O99]" office:value-type="currency" office:currency="USD" office:value="2043.6874" calcext:value-type="currency">
            <text:p>$2 043,69</text:p>
          </table:table-cell>
          <table:table-cell table:number-columns-repeated="3"/>
          <table:table-cell table:style-name="ce41" table:formula="of:=IF(ISBLANK([.D99]);(180*budgetjour-[.O9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5" office:value-type="date" office:date-value="2023-06-22" calcext:value-type="date">
            <text:p>jeu. 22 juin</text:p>
          </table:table-cell>
          <table:table-cell table:style-name="ce29" table:formula="of:=[.D99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9]+[.E10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9]+[.G10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00000+40000)*IDR2AUD" office:value-type="currency" office:currency="USD" office:value="13.72" calcext:value-type="currency">
            <text:p>$13,72</text:p>
          </table:table-cell>
          <table:table-cell table:style-name="ce41" table:formula="of:=(60000+400000+7000)*IDR2AUD" office:value-type="currency" office:currency="USD" office:value="45.766" calcext:value-type="currency">
            <text:p>$45,77</text:p>
          </table:table-cell>
          <table:table-cell table:style-name="ce43" table:formula="of:=[.K100]+[.L100]+[.M100]" office:value-type="currency" office:currency="USD" office:value="77.126" calcext:value-type="currency">
            <text:p>$77,13</text:p>
          </table:table-cell>
          <table:table-cell table:style-name="ce41" table:formula="of:=[.O99]+[.N100]" office:value-type="currency" office:currency="USD" office:value="7441.4386" calcext:value-type="currency">
            <text:p>$7 441,44</text:p>
          </table:table-cell>
          <table:table-cell table:style-name="ce41" table:formula="of:=[.A100]*budgetjour-[.O100]" office:value-type="currency" office:currency="USD" office:value="2062.5614" calcext:value-type="currency">
            <text:p>$2 062,56</text:p>
          </table:table-cell>
          <table:table-cell table:number-columns-repeated="3"/>
          <table:table-cell table:style-name="ce41" table:formula="of:=IF(ISBLANK([.D100]);(180*budgetjour-[.O10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5" office:value-type="date" office:date-value="2023-06-23" calcext:value-type="date">
            <text:p>ven. 23 juin</text:p>
          </table:table-cell>
          <table:table-cell table:style-name="ce29" table:formula="of:=[.D100]" office:value-type="string" office:string-value="Amed" calcext:value-type="string">
            <text:p>Amed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0]+[.E10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0]+[.G10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20000+22000)*IDR2AUD" office:value-type="currency" office:currency="USD" office:value="4.116" calcext:value-type="currency">
            <text:p>$4,12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1]+[.L101]+[.M101]" office:value-type="currency" office:currency="USD" office:value="61.32056" calcext:value-type="currency">
            <text:p>$61,32</text:p>
          </table:table-cell>
          <table:table-cell table:style-name="ce41" table:formula="of:=[.O100]+[.N101]" office:value-type="currency" office:currency="USD" office:value="7502.75916" calcext:value-type="currency">
            <text:p>$7 502,76</text:p>
          </table:table-cell>
          <table:table-cell table:style-name="ce41" table:formula="of:=[.A101]*budgetjour-[.O101]" office:value-type="currency" office:currency="USD" office:value="2097.24084" calcext:value-type="currency">
            <text:p>$2 097,24</text:p>
          </table:table-cell>
          <table:table-cell table:number-columns-repeated="3"/>
          <table:table-cell table:style-name="ce41" table:formula="of:=IF(ISBLANK([.D101]);(180*budgetjour-[.O10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5" office:value-type="date" office:date-value="2023-06-24" calcext:value-type="date">
            <text:p>sam. 24 juin</text:p>
          </table:table-cell>
          <table:table-cell table:style-name="ce29" table:formula="of:=[.D101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1]+[.E10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1]+[.G10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75000+70000+100000)*IDR2AUD" office:value-type="currency" office:currency="USD" office:value="24.01" calcext:value-type="currency">
            <text:p>$24,01</text:p>
          </table:table-cell>
          <table:table-cell table:style-name="ce41" table:formula="of:=(2000+78000)*IDR2AUD" office:value-type="currency" office:currency="USD" office:value="7.84" calcext:value-type="currency">
            <text:p>$7,84</text:p>
          </table:table-cell>
          <table:table-cell table:style-name="ce43" table:formula="of:=[.K102]+[.L102]+[.M102]" office:value-type="currency" office:currency="USD" office:value="64.55456" calcext:value-type="currency">
            <text:p>$64,55</text:p>
          </table:table-cell>
          <table:table-cell table:style-name="ce41" table:formula="of:=[.O101]+[.N102]" office:value-type="currency" office:currency="USD" office:value="7567.31372" calcext:value-type="currency">
            <text:p>$7 567,31</text:p>
          </table:table-cell>
          <table:table-cell table:style-name="ce41" table:formula="of:=[.A102]*budgetjour-[.O102]" office:value-type="currency" office:currency="USD" office:value="2128.68628" calcext:value-type="currency">
            <text:p>$2 128,69</text:p>
          </table:table-cell>
          <table:table-cell table:number-columns-repeated="3"/>
          <table:table-cell table:style-name="ce41" table:formula="of:=IF(ISBLANK([.D102]);(180*budgetjour-[.O10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5" office:value-type="date" office:date-value="2023-06-25" calcext:value-type="date">
            <text:p>dim. 25 juin</text:p>
          </table:table-cell>
          <table:table-cell table:style-name="ce29" table:formula="of:=[.D102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2]+[.E10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2]+[.G10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50000+81000)*IDR2AUD" office:value-type="currency" office:currency="USD" office:value="12.838" calcext:value-type="currency">
            <text:p>$12,84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3]+[.L103]+[.M103]" office:value-type="currency" office:currency="USD" office:value="70.04256" calcext:value-type="currency">
            <text:p>$70,04</text:p>
          </table:table-cell>
          <table:table-cell table:style-name="ce41" table:formula="of:=[.O102]+[.N103]" office:value-type="currency" office:currency="USD" office:value="7637.35628" calcext:value-type="currency">
            <text:p>$7 637,36</text:p>
          </table:table-cell>
          <table:table-cell table:style-name="ce41" table:formula="of:=[.A103]*budgetjour-[.O103]" office:value-type="currency" office:currency="USD" office:value="2154.64372" calcext:value-type="currency">
            <text:p>$2 154,64</text:p>
          </table:table-cell>
          <table:table-cell table:number-columns-repeated="3"/>
          <table:table-cell table:style-name="ce41" table:formula="of:=IF(ISBLANK([.D103]);(180*budgetjour-[.O10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5" office:value-type="date" office:date-value="2023-06-26" calcext:value-type="date">
            <text:p>lun. 26 juin</text:p>
          </table:table-cell>
          <table:table-cell table:style-name="ce29" table:formula="of:=[.D103]" office:value-type="string" office:string-value="Candidasa" calcext:value-type="string">
            <text:p>Candidasa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3]+[.E10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3]+[.G10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75000+30000)*IDR2AUD" office:value-type="currency" office:currency="USD" office:value="10.29" calcext:value-type="currency">
            <text:p>$10,29</text:p>
          </table:table-cell>
          <table:table-cell table:style-name="ce41" table:formula="of:=(135000+350000)*IDR2AUD" office:value-type="currency" office:currency="USD" office:value="47.53" calcext:value-type="currency">
            <text:p>$47,53</text:p>
          </table:table-cell>
          <table:table-cell table:style-name="ce43" table:formula="of:=[.K104]+[.L104]+[.M104]" office:value-type="currency" office:currency="USD" office:value="57.82" calcext:value-type="currency">
            <text:p>$57,82</text:p>
          </table:table-cell>
          <table:table-cell table:style-name="ce41" table:formula="of:=[.O103]+[.N104]" office:value-type="currency" office:currency="USD" office:value="7695.17628" calcext:value-type="currency">
            <text:p>$7 695,18</text:p>
          </table:table-cell>
          <table:table-cell table:style-name="ce41" table:formula="of:=[.A104]*budgetjour-[.O104]" office:value-type="currency" office:currency="USD" office:value="2192.82372" calcext:value-type="currency">
            <text:p>$2 192,82</text:p>
          </table:table-cell>
          <table:table-cell table:number-columns-repeated="3"/>
          <table:table-cell table:style-name="ce41" table:formula="of:=IF(ISBLANK([.D104]);(180*budgetjour-[.O10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5" office:value-type="date" office:date-value="2023-06-27" calcext:value-type="date">
            <text:p>mar. 27 juin</text:p>
          </table:table-cell>
          <table:table-cell table:style-name="ce29" table:formula="of:=[.D104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4]+[.E10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4]+[.G10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28+56.63" office:value-type="currency" office:currency="USD" office:value="84.63" calcext:value-type="currency">
            <text:p>$84,63</text:p>
          </table:table-cell>
          <table:table-cell table:style-name="ce41" office:value-type="currency" office:currency="USD" office:value="25.41" calcext:value-type="currency">
            <text:p>$25,41</text:p>
          </table:table-cell>
          <table:table-cell table:style-name="ce43" table:formula="of:=[.K105]+[.L105]+[.M105]" office:value-type="currency" office:currency="USD" office:value="110.04" calcext:value-type="currency">
            <text:p>$110,04</text:p>
          </table:table-cell>
          <table:table-cell table:style-name="ce41" table:formula="of:=[.O104]+[.N105]" office:value-type="currency" office:currency="USD" office:value="7805.21628" calcext:value-type="currency">
            <text:p>$7 805,22</text:p>
          </table:table-cell>
          <table:table-cell table:style-name="ce41" table:formula="of:=[.A105]*budgetjour-[.O105]" office:value-type="currency" office:currency="USD" office:value="2178.78372" calcext:value-type="currency">
            <text:p>$2 178,78</text:p>
          </table:table-cell>
          <table:table-cell table:number-columns-repeated="3"/>
          <table:table-cell table:style-name="ce41" table:formula="of:=IF(ISBLANK([.D105]);(180*budgetjour-[.O10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5" office:value-type="date" office:date-value="2023-06-28" calcext:value-type="date">
            <text:p>mer. 28 juin</text:p>
          </table:table-cell>
          <table:table-cell table:style-name="ce29" table:formula="of:=[.D105]" office:value-type="string" office:string-value="Darwin" calcext:value-type="string">
            <text:p>Darwin</text:p>
          </table:table-cell>
          <table:table-cell office:value-type="string" calcext:value-type="string">
            <text:p>Tumbling Waters</text:p>
          </table:table-cell>
          <table:table-cell office:value-type="float" office:value="74" calcext:value-type="float">
            <text:p>74</text:p>
          </table:table-cell>
          <table:table-cell table:style-name="ce13" table:formula="of:=[.F105]+[.E106]" office:value-type="float" office:value="4780" calcext:value-type="float">
            <text:p>4780</text:p>
          </table:table-cell>
          <table:table-cell office:value-type="float" office:value="248" calcext:value-type="float">
            <text:p>248</text:p>
          </table:table-cell>
          <table:table-cell table:formula="of:=[.H105]+[.G106]" office:value-type="float" office:value="28565" calcext:value-type="float">
            <text:p>28565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4.5+28" office:value-type="currency" office:currency="USD" office:value="32.5" calcext:value-type="currency">
            <text:p>$32,50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3" table:formula="of:=[.K106]+[.L106]+[.M106]" office:value-type="currency" office:currency="USD" office:value="70.5" calcext:value-type="currency">
            <text:p>$70,50</text:p>
          </table:table-cell>
          <table:table-cell table:style-name="ce41" table:formula="of:=[.O105]+[.N106]" office:value-type="currency" office:currency="USD" office:value="7875.71628" calcext:value-type="currency">
            <text:p>$7 875,72</text:p>
          </table:table-cell>
          <table:table-cell table:style-name="ce41" table:formula="of:=[.A106]*budgetjour-[.O106]" office:value-type="currency" office:currency="USD" office:value="2204.28372" calcext:value-type="currency">
            <text:p>$2 204,28</text:p>
          </table:table-cell>
          <table:table-cell table:number-columns-repeated="3"/>
          <table:table-cell table:style-name="ce41" table:formula="of:=IF(ISBLANK([.D106]);(180*budgetjour-[.O106])/COUNTBLANK([.$D$2:.$D$181]);&quot;&quot;)">
            <text:p/>
          </table:table-cell>
          <table:table-cell table:formula="of:=60+445" office:value-type="float" office:value="505" calcext:value-type="float">
            <office:annotation draw:style-name="gr2" draw:text-style-name="P4" svg:width="2.899cm" svg:height="1.799cm" svg:x="38.712cm" svg:y="47.857cm" draw:caption-point-x="-0.61cm" draw:caption-point-y="1.51cm">
              <dc:date>2023-07-01T00:00:00</dc:date>
              <text:p text:style-name="P3"><text:span text:style-name="T1">Duvet, sacoche</text:span></text:p>
            </office:annotation>
            <text:p>505</text:p>
          </table:table-cell>
        </table:table-row>
        <table:table-row table:style-name="ro2">
          <table:table-cell table:style-name="ce4" office:value-type="float" office:value="106" calcext:value-type="float">
            <text:p>106</text:p>
          </table:table-cell>
          <table:table-cell table:style-name="ce25" office:value-type="date" office:date-value="2023-06-29" calcext:value-type="date">
            <text:p>jeu. 29 juin</text:p>
          </table:table-cell>
          <table:table-cell table:style-name="ce29" table:formula="of:=[.D106]" office:value-type="string" office:string-value="Tumbling Waters" calcext:value-type="string">
            <text:p>Tumbling Waters</text:p>
          </table:table-cell>
          <table:table-cell office:value-type="string" calcext:value-type="string">
            <text:p>Litchfield National Park</text:p>
          </table:table-cell>
          <table:table-cell office:value-type="float" office:value="84" calcext:value-type="float">
            <text:p>84</text:p>
          </table:table-cell>
          <table:table-cell table:style-name="ce13" table:formula="of:=[.F106]+[.E107]" office:value-type="float" office:value="4864" calcext:value-type="float">
            <text:p>4864</text:p>
          </table:table-cell>
          <table:table-cell office:value-type="float" office:value="397" calcext:value-type="float">
            <text:p>397</text:p>
          </table:table-cell>
          <table:table-cell table:formula="of:=[.H106]+[.G107]" office:value-type="float" office:value="28962" calcext:value-type="float">
            <text:p>28962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7]+[.L107]+[.M107]" office:value-type="currency" office:currency="USD" office:value="28" calcext:value-type="currency">
            <text:p>$28,00</text:p>
          </table:table-cell>
          <table:table-cell table:style-name="ce41" table:formula="of:=[.O106]+[.N107]" office:value-type="currency" office:currency="USD" office:value="7903.71628" calcext:value-type="currency">
            <text:p>$7 903,72</text:p>
          </table:table-cell>
          <table:table-cell table:style-name="ce41" table:formula="of:=[.A107]*budgetjour-[.O107]" office:value-type="currency" office:currency="USD" office:value="2272.28372" calcext:value-type="currency">
            <text:p>$2 272,28</text:p>
          </table:table-cell>
          <table:table-cell table:number-columns-repeated="3"/>
          <table:table-cell table:style-name="ce41" table:formula="of:=IF(ISBLANK([.D107]);(180*budgetjour-[.O10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7" calcext:value-type="float">
            <text:p>107</text:p>
          </table:table-cell>
          <table:table-cell table:style-name="ce25" office:value-type="date" office:date-value="2023-06-30" calcext:value-type="date">
            <text:p>ven. 30 juin</text:p>
          </table:table-cell>
          <table:table-cell table:style-name="ce29" table:formula="of:=[.D107]" office:value-type="string" office:string-value="Litchfield National Park" calcext:value-type="string">
            <text:p>Litchfield National Park</text:p>
          </table:table-cell>
          <table:table-cell office:value-type="string" calcext:value-type="string">
            <text:p>Zebra Stone</text:p>
          </table:table-cell>
          <table:table-cell office:value-type="float" office:value="63" calcext:value-type="float">
            <text:p>63</text:p>
          </table:table-cell>
          <table:table-cell table:style-name="ce13" table:formula="of:=[.F107]+[.E108]" office:value-type="float" office:value="4927" calcext:value-type="float">
            <text:p>4927</text:p>
          </table:table-cell>
          <table:table-cell office:value-type="float" office:value="404" calcext:value-type="float">
            <text:p>404</text:p>
          </table:table-cell>
          <table:table-cell table:formula="of:=[.H107]+[.G108]" office:value-type="float" office:value="29366" calcext:value-type="float">
            <text:p>29366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11.75+15" office:value-type="currency" office:currency="USD" office:value="26.75" calcext:value-type="currency">
            <text:p>$26,7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8]+[.L108]+[.M108]" office:value-type="currency" office:currency="USD" office:value="26.75" calcext:value-type="currency">
            <text:p>$26,75</text:p>
          </table:table-cell>
          <table:table-cell table:style-name="ce41" table:formula="of:=[.O107]+[.N108]" office:value-type="currency" office:currency="USD" office:value="7930.46628" calcext:value-type="currency">
            <text:p>$7 930,47</text:p>
          </table:table-cell>
          <table:table-cell table:style-name="ce41" table:formula="of:=[.A108]*budgetjour-[.O108]" office:value-type="currency" office:currency="USD" office:value="2341.53372" calcext:value-type="currency">
            <text:p>$2 341,53</text:p>
          </table:table-cell>
          <table:table-cell table:number-columns-repeated="3"/>
          <table:table-cell table:style-name="ce41" table:formula="of:=IF(ISBLANK([.D108]);(180*budgetjour-[.O108])/COUNTBLANK([.$D$2:.$D$181]);&quot;&quot;)">
            <text:p/>
          </table:table-cell>
          <table:table-cell office:value-type="float" office:value="122" calcext:value-type="float">
            <office:annotation draw:style-name="gr2" draw:text-style-name="P4" svg:width="2.899cm" svg:height="1.799cm" svg:x="38.712cm" svg:y="48.76cm" draw:caption-point-x="-0.61cm" draw:caption-point-y="1.51cm">
              <dc:date>2023-07-01T00:00:00</dc:date>
              <text:p text:style-name="P3"><text:span text:style-name="T1">Zebra stones</text:span></text:p>
            </office:annotation>
            <text:p>122</text:p>
          </table:table-cell>
        </table:table-row>
        <table:table-row table:style-name="ro2">
          <table:table-cell table:style-name="ce4" office:value-type="float" office:value="108" calcext:value-type="float">
            <text:p>108</text:p>
          </table:table-cell>
          <table:table-cell table:style-name="ce25" office:value-type="date" office:date-value="2023-07-01" calcext:value-type="date">
            <text:p>sam. 1 juil.</text:p>
          </table:table-cell>
          <table:table-cell table:style-name="ce29" table:formula="of:=[.D108]" office:value-type="string" office:string-value="Zebra Stone" calcext:value-type="string">
            <text:p>Zebra Stone</text:p>
          </table:table-cell>
          <table:table-cell office:value-type="string" calcext:value-type="string">
            <text:p>Adelaide River</text:p>
          </table:table-cell>
          <table:table-cell office:value-type="float" office:value="48" calcext:value-type="float">
            <text:p>48</text:p>
          </table:table-cell>
          <table:table-cell table:style-name="ce13" table:formula="of:=[.F108]+[.E109]" office:value-type="float" office:value="4975" calcext:value-type="float">
            <text:p>4975</text:p>
          </table:table-cell>
          <table:table-cell office:value-type="float" office:value="230" calcext:value-type="float">
            <text:p>230</text:p>
          </table:table-cell>
          <table:table-cell table:formula="of:=[.H108]+[.G109]" office:value-type="float" office:value="29596" calcext:value-type="float">
            <text:p>2959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4" calcext:value-type="currency">
            <text:p>$24,00</text:p>
          </table:table-cell>
          <table:table-cell table:style-name="ce41" table:formula="of:=5+22.64+27+8.5" office:value-type="currency" office:currency="USD" office:value="63.14" calcext:value-type="currency">
            <text:p>$63,1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9]+[.L109]+[.M109]" office:value-type="currency" office:currency="USD" office:value="87.14" calcext:value-type="currency">
            <text:p>$87,14</text:p>
          </table:table-cell>
          <table:table-cell table:style-name="ce41" table:formula="of:=[.O108]+[.N109]" office:value-type="currency" office:currency="USD" office:value="8017.60628" calcext:value-type="currency">
            <text:p>$8 017,61</text:p>
          </table:table-cell>
          <table:table-cell table:style-name="ce41" table:formula="of:=[.A109]*budgetjour-[.O109]" office:value-type="currency" office:currency="USD" office:value="2350.39372" calcext:value-type="currency">
            <text:p>$2 350,39</text:p>
          </table:table-cell>
          <table:table-cell table:number-columns-repeated="3"/>
          <table:table-cell table:style-name="ce41" table:formula="of:=IF(ISBLANK([.D109]);(180*budgetjour-[.O10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9" calcext:value-type="float">
            <text:p>109</text:p>
          </table:table-cell>
          <table:table-cell table:style-name="ce25" office:value-type="date" office:date-value="2023-07-02" calcext:value-type="date">
            <text:p>dim. 2 juil.</text:p>
          </table:table-cell>
          <table:table-cell table:style-name="ce29" table:formula="of:=[.D109]" office:value-type="string" office:string-value="Adelaide River" calcext:value-type="string">
            <text:p>Adelaide River</text:p>
          </table:table-cell>
          <table:table-cell office:value-type="string" calcext:value-type="string">
            <text:p>Entre Adelaide River et 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09]+[.E110]" office:value-type="float" office:value="5041" calcext:value-type="float">
            <text:p>5041</text:p>
          </table:table-cell>
          <table:table-cell office:value-type="float" office:value="510" calcext:value-type="float">
            <text:p>510</text:p>
          </table:table-cell>
          <table:table-cell table:formula="of:=[.H109]+[.G110]" office:value-type="float" office:value="30106" calcext:value-type="float">
            <text:p>30106</text:p>
          </table:table-cell>
          <table:table-cell office:value-type="float" office:value="12.9" calcext:value-type="float">
            <text:p>12,9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0]+[.L110]+[.M110]" office:value-type="currency" office:currency="USD" office:value="0" calcext:value-type="currency">
            <text:p>$0,00</text:p>
          </table:table-cell>
          <table:table-cell table:style-name="ce41" table:formula="of:=[.O109]+[.N110]" office:value-type="currency" office:currency="USD" office:value="8017.60628" calcext:value-type="currency">
            <text:p>$8 017,61</text:p>
          </table:table-cell>
          <table:table-cell table:style-name="ce41" table:formula="of:=[.A110]*budgetjour-[.O110]" office:value-type="currency" office:currency="USD" office:value="2446.39372" calcext:value-type="currency">
            <text:p>$2 446,39</text:p>
          </table:table-cell>
          <table:table-cell table:number-columns-repeated="3"/>
          <table:table-cell table:style-name="ce41" table:formula="of:=IF(ISBLANK([.D110]);(180*budgetjour-[.O1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0" calcext:value-type="float">
            <text:p>110</text:p>
          </table:table-cell>
          <table:table-cell table:style-name="ce25" office:value-type="date" office:date-value="2023-07-03" calcext:value-type="date">
            <text:p>lun. 3 juil.</text:p>
          </table:table-cell>
          <table:table-cell table:style-name="ce29" table:formula="of:=[.D110]" office:value-type="string" office:string-value="Entre Adelaide River et Pine Creek" calcext:value-type="string">
            <text:p>Entre Adelaide River et Pine Creek</text:p>
          </table:table-cell>
          <table:table-cell office:value-type="string" calcext:value-type="string">
            <text:p>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10]+[.E111]" office:value-type="float" office:value="5107" calcext:value-type="float">
            <text:p>5107</text:p>
          </table:table-cell>
          <table:table-cell office:value-type="float" office:value="438" calcext:value-type="float">
            <text:p>438</text:p>
          </table:table-cell>
          <table:table-cell table:formula="of:=[.H110]+[.G111]" office:value-type="float" office:value="30544" calcext:value-type="float">
            <text:p>30544</text:p>
          </table:table-cell>
          <table:table-cell office:value-type="float" office:value="13.5" calcext:value-type="float">
            <text:p>13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1]+[.L111]+[.M111]" office:value-type="currency" office:currency="USD" office:value="68" calcext:value-type="currency">
            <text:p>$68,00</text:p>
          </table:table-cell>
          <table:table-cell table:style-name="ce41" table:formula="of:=[.O110]+[.N111]" office:value-type="currency" office:currency="USD" office:value="8085.60628" calcext:value-type="currency">
            <text:p>$8 085,61</text:p>
          </table:table-cell>
          <table:table-cell table:style-name="ce41" table:formula="of:=[.A111]*budgetjour-[.O111]" office:value-type="currency" office:currency="USD" office:value="2474.39372" calcext:value-type="currency">
            <text:p>$2 474,39</text:p>
          </table:table-cell>
          <table:table-cell table:number-columns-repeated="3"/>
          <table:table-cell table:style-name="ce41" table:formula="of:=IF(ISBLANK([.D111]);(180*budgetjour-[.O1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1" calcext:value-type="float">
            <text:p>111</text:p>
          </table:table-cell>
          <table:table-cell table:style-name="ce25" office:value-type="date" office:date-value="2023-07-04" calcext:value-type="date">
            <text:p>mar. 4 juil.</text:p>
          </table:table-cell>
          <table:table-cell table:style-name="ce29" table:formula="of:=[.D111]" office:value-type="string" office:string-value="Pine Creek" calcext:value-type="string">
            <text:p>Pine Creek</text:p>
          </table:table-cell>
          <table:table-cell office:value-type="string" calcext:value-type="string">
            <text:p>Katherine</text:p>
          </table:table-cell>
          <table:table-cell office:value-type="float" office:value="102" calcext:value-type="float">
            <text:p>102</text:p>
          </table:table-cell>
          <table:table-cell table:style-name="ce13" table:formula="of:=[.F111]+[.E112]" office:value-type="float" office:value="5209" calcext:value-type="float">
            <text:p>5209</text:p>
          </table:table-cell>
          <table:table-cell office:value-type="float" office:value="421" calcext:value-type="float">
            <text:p>421</text:p>
          </table:table-cell>
          <table:table-cell table:formula="of:=[.H111]+[.G112]" office:value-type="float" office:value="30965" calcext:value-type="float">
            <text:p>30965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office:value-type="currency" office:currency="USD" office:value="35.94" calcext:value-type="currency">
            <text:p>$35,9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2]+[.L112]+[.M112]" office:value-type="currency" office:currency="USD" office:value="61.065" calcext:value-type="currency">
            <text:p>$61,07</text:p>
          </table:table-cell>
          <table:table-cell table:style-name="ce41" table:formula="of:=[.O111]+[.N112]" office:value-type="currency" office:currency="USD" office:value="8146.67128" calcext:value-type="currency">
            <text:p>$8 146,67</text:p>
          </table:table-cell>
          <table:table-cell table:style-name="ce41" table:formula="of:=[.A112]*budgetjour-[.O112]" office:value-type="currency" office:currency="USD" office:value="2509.32872" calcext:value-type="currency">
            <text:p>$2 509,33</text:p>
          </table:table-cell>
          <table:table-cell table:number-columns-repeated="3"/>
          <table:table-cell table:style-name="ce41" table:formula="of:=IF(ISBLANK([.D112]);(180*budgetjour-[.O1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2" calcext:value-type="float">
            <text:p>112</text:p>
          </table:table-cell>
          <table:table-cell table:style-name="ce25" office:value-type="date" office:date-value="2023-07-05" calcext:value-type="date">
            <text:p>mer. 5 juil.</text:p>
          </table:table-cell>
          <table:table-cell table:style-name="ce29" table:formula="of:=[.D112]" office:value-type="string" office:string-value="Katherine" calcext:value-type="string">
            <text:p>Katherine</text:p>
          </table:table-cell>
          <table:table-cell office:value-type="string" calcext:value-type="string">
            <text:p>Katherine</text:p>
          </table:table-cell>
          <table:table-cell office:value-type="float" office:value="0" calcext:value-type="float">
            <text:p>0</text:p>
          </table:table-cell>
          <table:table-cell table:style-name="ce13" table:formula="of:=[.F112]+[.E113]" office:value-type="float" office:value="5209" calcext:value-type="float">
            <text:p>5209</text:p>
          </table:table-cell>
          <table:table-cell office:value-type="float" office:value="0" calcext:value-type="float">
            <text:p>0</text:p>
          </table:table-cell>
          <table:table-cell table:formula="of:=[.H112]+[.G113]" office:value-type="float" office:value="30965" calcext:value-type="float">
            <text:p>3096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table:formula="of:=13+57.93" office:value-type="currency" office:currency="USD" office:value="70.93" calcext:value-type="currency">
            <text:p>$70,93</text:p>
          </table:table-cell>
          <table:table-cell table:style-name="ce41" office:value-type="currency" office:currency="USD" office:value="18.6" calcext:value-type="currency">
            <office:annotation draw:style-name="gr2" draw:text-style-name="P4" svg:width="2.899cm" svg:height="1.799cm" svg:x="21.102cm" svg:y="51.018cm" draw:caption-point-x="-0.61cm" draw:caption-point-y="1.51cm">
              <dc:date>2023-07-05T00:00:00</dc:date>
              <text:p text:style-name="P3"><text:span text:style-name="T1">Chambre, rustine, pegs</text:span></text:p>
            </office:annotation>
            <text:p>$18,60</text:p>
          </table:table-cell>
          <table:table-cell table:style-name="ce43" table:formula="of:=[.K113]+[.L113]+[.M113]" office:value-type="currency" office:currency="USD" office:value="114.655" calcext:value-type="currency">
            <text:p>$114,66</text:p>
          </table:table-cell>
          <table:table-cell table:style-name="ce41" table:formula="of:=[.O112]+[.N113]" office:value-type="currency" office:currency="USD" office:value="8261.32628" calcext:value-type="currency">
            <text:p>$8 261,33</text:p>
          </table:table-cell>
          <table:table-cell table:style-name="ce41" table:formula="of:=[.A113]*budgetjour-[.O113]" office:value-type="currency" office:currency="USD" office:value="2490.67372" calcext:value-type="currency">
            <text:p>$2 490,67</text:p>
          </table:table-cell>
          <table:table-cell table:number-columns-repeated="3"/>
          <table:table-cell table:style-name="ce41" table:formula="of:=IF(ISBLANK([.D113]);(180*budgetjour-[.O1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3" calcext:value-type="float">
            <text:p>113</text:p>
          </table:table-cell>
          <table:table-cell table:style-name="ce25" office:value-type="date" office:date-value="2023-07-06" calcext:value-type="date">
            <text:p>jeu. 6 juil.</text:p>
          </table:table-cell>
          <table:table-cell table:style-name="ce29" table:formula="of:=[.D113]" office:value-type="string" office:string-value="Katherine" calcext:value-type="string">
            <text:p>Katherine</text:p>
          </table:table-cell>
          <table:table-cell office:value-type="string" calcext:value-type="string">
            <text:p>Mathison Rest Area</text:p>
          </table:table-cell>
          <table:table-cell office:value-type="float" office:value="101" calcext:value-type="float">
            <text:p>101</text:p>
          </table:table-cell>
          <table:table-cell table:style-name="ce13" table:formula="of:=[.F113]+[.E114]" office:value-type="float" office:value="5310" calcext:value-type="float">
            <text:p>5310</text:p>
          </table:table-cell>
          <table:table-cell office:value-type="float" office:value="392" calcext:value-type="float">
            <text:p>392</text:p>
          </table:table-cell>
          <table:table-cell table:formula="of:=[.H113]+[.G114]" office:value-type="float" office:value="31357" calcext:value-type="float">
            <text:p>31357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4]+[.L114]+[.M114]" office:value-type="currency" office:currency="USD" office:value="0" calcext:value-type="currency">
            <text:p>$0,00</text:p>
          </table:table-cell>
          <table:table-cell table:style-name="ce41" table:formula="of:=[.O113]+[.N114]" office:value-type="currency" office:currency="USD" office:value="8261.32628" calcext:value-type="currency">
            <text:p>$8 261,33</text:p>
          </table:table-cell>
          <table:table-cell table:style-name="ce41" table:formula="of:=[.A114]*budgetjour-[.O114]" office:value-type="currency" office:currency="USD" office:value="2586.67372" calcext:value-type="currency">
            <text:p>$2 586,67</text:p>
          </table:table-cell>
          <table:table-cell table:number-columns-repeated="3"/>
          <table:table-cell table:style-name="ce41" table:formula="of:=IF(ISBLANK([.D114]);(180*budgetjour-[.O1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4" calcext:value-type="float">
            <text:p>114</text:p>
          </table:table-cell>
          <table:table-cell table:style-name="ce25" office:value-type="date" office:date-value="2023-07-07" calcext:value-type="date">
            <text:p>ven. 7 juil.</text:p>
          </table:table-cell>
          <table:table-cell table:style-name="ce29" table:formula="of:=[.D114]" office:value-type="string" office:string-value="Mathison Rest Area" calcext:value-type="string">
            <text:p>Mathison Rest Area</text:p>
          </table:table-cell>
          <table:table-cell office:value-type="string" calcext:value-type="string">
            <text:p>Victoria River</text:p>
          </table:table-cell>
          <table:table-cell office:value-type="float" office:value="93" calcext:value-type="float">
            <text:p>93</text:p>
          </table:table-cell>
          <table:table-cell table:style-name="ce13" table:formula="of:=[.F114]+[.E115]" office:value-type="float" office:value="5403" calcext:value-type="float">
            <text:p>5403</text:p>
          </table:table-cell>
          <table:table-cell office:value-type="float" office:value="318" calcext:value-type="float">
            <text:p>318</text:p>
          </table:table-cell>
          <table:table-cell table:formula="of:=[.H114]+[.G115]" office:value-type="float" office:value="31675" calcext:value-type="float">
            <text:p>31675</text:p>
          </table:table-cell>
          <table:table-cell office:value-type="float" office:value="17.2" calcext:value-type="float">
            <text:p>17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6.5+25+8.5" office:value-type="currency" office:currency="USD" office:value="40" calcext:value-type="currency">
            <text:p>$4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5]+[.L115]+[.M115]" office:value-type="currency" office:currency="USD" office:value="65" calcext:value-type="currency">
            <text:p>$65,00</text:p>
          </table:table-cell>
          <table:table-cell table:style-name="ce41" table:formula="of:=[.O114]+[.N115]" office:value-type="currency" office:currency="USD" office:value="8326.32628" calcext:value-type="currency">
            <text:p>$8 326,33</text:p>
          </table:table-cell>
          <table:table-cell table:style-name="ce41" table:formula="of:=[.A115]*budgetjour-[.O115]" office:value-type="currency" office:currency="USD" office:value="2617.67372" calcext:value-type="currency">
            <text:p>$2 617,67</text:p>
          </table:table-cell>
          <table:table-cell table:number-columns-repeated="3"/>
          <table:table-cell table:style-name="ce41" table:formula="of:=IF(ISBLANK([.D115]);(180*budgetjour-[.O1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5" calcext:value-type="float">
            <text:p>115</text:p>
          </table:table-cell>
          <table:table-cell table:style-name="ce25" office:value-type="date" office:date-value="2023-07-08" calcext:value-type="date">
            <text:p>sam. 8 juil.</text:p>
          </table:table-cell>
          <table:table-cell table:style-name="ce29" table:formula="of:=[.D115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office:value-type="float" office:value="94" calcext:value-type="float">
            <text:p>94</text:p>
          </table:table-cell>
          <table:table-cell table:style-name="ce13" table:formula="of:=[.F115]+[.E116]" office:value-type="float" office:value="5497" calcext:value-type="float">
            <text:p>5497</text:p>
          </table:table-cell>
          <table:table-cell office:value-type="float" office:value="282" calcext:value-type="float">
            <text:p>282</text:p>
          </table:table-cell>
          <table:table-cell table:formula="of:=[.H115]+[.G116]" office:value-type="float" office:value="31957" calcext:value-type="float">
            <text:p>31957</text:p>
          </table:table-cell>
          <table:table-cell office:value-type="float" office:value="17" calcext:value-type="float">
            <text:p>17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6" calcext:value-type="currency">
            <text:p>$6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6]+[.L116]+[.M116]" office:value-type="currency" office:currency="USD" office:value="26" calcext:value-type="currency">
            <text:p>$26,00</text:p>
          </table:table-cell>
          <table:table-cell table:style-name="ce41" table:formula="of:=[.O115]+[.N116]" office:value-type="currency" office:currency="USD" office:value="8352.32628" calcext:value-type="currency">
            <text:p>$8 352,33</text:p>
          </table:table-cell>
          <table:table-cell table:style-name="ce41" table:formula="of:=[.A116]*budgetjour-[.O116]" office:value-type="currency" office:currency="USD" office:value="2687.67372" calcext:value-type="currency">
            <text:p>$2 687,67</text:p>
          </table:table-cell>
          <table:table-cell table:number-columns-repeated="3"/>
          <table:table-cell table:style-name="ce41" table:formula="of:=IF(ISBLANK([.D116]);(180*budgetjour-[.O1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6" calcext:value-type="float">
            <text:p>116</text:p>
          </table:table-cell>
          <table:table-cell table:style-name="ce25" office:value-type="date" office:date-value="2023-07-09" calcext:value-type="date">
            <text:p>dim. 9 juil.</text:p>
          </table:table-cell>
          <table:table-cell table:style-name="ce29" table:formula="of:=[.D116]" office:value-type="string" office:string-value="Timber Creek" calcext:value-type="string">
            <text:p>Timber Creek</text:p>
          </table:table-cell>
          <table:table-cell office:value-type="string" calcext:value-type="string">
            <text:p>Bulla</text:p>
          </table:table-cell>
          <table:table-cell office:value-type="float" office:value="81" calcext:value-type="float">
            <text:p>81</text:p>
          </table:table-cell>
          <table:table-cell table:style-name="ce13" table:formula="of:=[.F116]+[.E117]" office:value-type="float" office:value="5578" calcext:value-type="float">
            <text:p>5578</text:p>
          </table:table-cell>
          <table:table-cell office:value-type="float" office:value="211" calcext:value-type="float">
            <text:p>211</text:p>
          </table:table-cell>
          <table:table-cell table:formula="of:=[.H116]+[.G117]" office:value-type="float" office:value="32168" calcext:value-type="float">
            <text:p>32168</text:p>
          </table:table-cell>
          <table:table-cell office:value-type="float" office:value="16.2" calcext:value-type="float">
            <text:p>16,20</text:p>
          </table:table-cell>
          <table:table-cell office:value-type="string" calcext:value-type="string">
            <text:p>campground</text:p>
          </table:table-cell>
          <table:table-cell table:style-name="ce41" table:formula="of:=45+6" office:value-type="currency" office:currency="USD" office:value="51" calcext:value-type="currency">
            <text:p>$51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17]+[.L117]+[.M117]" office:value-type="currency" office:currency="USD" office:value="51" calcext:value-type="currency">
            <text:p>$51,00</text:p>
          </table:table-cell>
          <table:table-cell table:style-name="ce41" table:formula="of:=[.O116]+[.N117]" office:value-type="currency" office:currency="USD" office:value="8403.32628" calcext:value-type="currency">
            <text:p>$8 403,33</text:p>
          </table:table-cell>
          <table:table-cell table:style-name="ce41" table:formula="of:=[.A117]*budgetjour-[.O117]" office:value-type="currency" office:currency="USD" office:value="2732.67372" calcext:value-type="currency">
            <text:p>$2 732,67</text:p>
          </table:table-cell>
          <table:table-cell table:number-columns-repeated="3"/>
          <table:table-cell table:style-name="ce41" table:formula="of:=IF(ISBLANK([.D117]);(180*budgetjour-[.O1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7" calcext:value-type="float">
            <text:p>117</text:p>
          </table:table-cell>
          <table:table-cell table:style-name="ce25" office:value-type="date" office:date-value="2023-07-10" calcext:value-type="date">
            <text:p>lun. 10 juil.</text:p>
          </table:table-cell>
          <table:table-cell table:style-name="ce29" table:formula="of:=[.D117]" office:value-type="string" office:string-value="Bulla" calcext:value-type="string">
            <text:p>Bulla</text:p>
          </table:table-cell>
          <table:table-cell office:value-type="string" calcext:value-type="string">
            <text:p>Allan Kellet Rest Area</text:p>
          </table:table-cell>
          <table:table-cell office:value-type="float" office:value="95" calcext:value-type="float">
            <text:p>95</text:p>
          </table:table-cell>
          <table:table-cell table:style-name="ce13" table:formula="of:=[.F117]+[.E118]" office:value-type="float" office:value="5673" calcext:value-type="float">
            <text:p>5673</text:p>
          </table:table-cell>
          <table:table-cell office:value-type="float" office:value="233" calcext:value-type="float">
            <text:p>233</text:p>
          </table:table-cell>
          <table:table-cell table:formula="of:=[.H117]+[.G118]" office:value-type="float" office:value="32401" calcext:value-type="float">
            <text:p>32401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8]+[.L118]+[.M118]" office:value-type="currency" office:currency="USD" office:value="0" calcext:value-type="currency">
            <text:p>$0,00</text:p>
          </table:table-cell>
          <table:table-cell table:style-name="ce41" table:formula="of:=[.O117]+[.N118]" office:value-type="currency" office:currency="USD" office:value="8403.32628" calcext:value-type="currency">
            <text:p>$8 403,33</text:p>
          </table:table-cell>
          <table:table-cell table:style-name="ce41" table:formula="of:=[.A118]*budgetjour-[.O118]" office:value-type="currency" office:currency="USD" office:value="2828.67372" calcext:value-type="currency">
            <text:p>$2 828,67</text:p>
          </table:table-cell>
          <table:table-cell table:number-columns-repeated="3"/>
          <table:table-cell table:style-name="ce41" table:formula="of:=IF(ISBLANK([.D118]);(180*budgetjour-[.O1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8" calcext:value-type="float">
            <text:p>118</text:p>
          </table:table-cell>
          <table:table-cell table:style-name="ce25" office:value-type="date" office:date-value="2023-07-11" calcext:value-type="date">
            <text:p>mar. 11 juil.</text:p>
          </table:table-cell>
          <table:table-cell table:style-name="ce29" table:formula="of:=[.D118]" office:value-type="string" office:string-value="Allan Kellet Rest Area" calcext:value-type="string">
            <text:p>Allan Kellet Rest Area</text:p>
          </table:table-cell>
          <table:table-cell office:value-type="string" calcext:value-type="string">
            <text:p>Kununurra</text:p>
          </table:table-cell>
          <table:table-cell office:value-type="float" office:value="63" calcext:value-type="float">
            <text:p>63</text:p>
          </table:table-cell>
          <table:table-cell table:style-name="ce13" table:formula="of:=[.F118]+[.E119]" office:value-type="float" office:value="5736" calcext:value-type="float">
            <text:p>5736</text:p>
          </table:table-cell>
          <table:table-cell office:value-type="float" office:value="185" calcext:value-type="float">
            <text:p>185</text:p>
          </table:table-cell>
          <table:table-cell table:formula="of:=[.H118]+[.G119]" office:value-type="float" office:value="32586" calcext:value-type="float">
            <text:p>32586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office:value-type="currency" office:currency="USD" office:value="63.17" calcext:value-type="currency">
            <text:p>$63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9]+[.L119]+[.M119]" office:value-type="currency" office:currency="USD" office:value="118.17" calcext:value-type="currency">
            <text:p>$118,17</text:p>
          </table:table-cell>
          <table:table-cell table:style-name="ce41" table:formula="of:=[.O118]+[.N119]" office:value-type="currency" office:currency="USD" office:value="8521.49628" calcext:value-type="currency">
            <text:p>$8 521,50</text:p>
          </table:table-cell>
          <table:table-cell table:style-name="ce41" table:formula="of:=[.A119]*budgetjour-[.O119]" office:value-type="currency" office:currency="USD" office:value="2806.50372" calcext:value-type="currency">
            <text:p>$2 806,50</text:p>
          </table:table-cell>
          <table:table-cell table:number-columns-repeated="3"/>
          <table:table-cell table:style-name="ce41" table:formula="of:=IF(ISBLANK([.D119]);(180*budgetjour-[.O1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9" calcext:value-type="float">
            <text:p>119</text:p>
          </table:table-cell>
          <table:table-cell table:style-name="ce25" office:value-type="date" office:date-value="2023-07-12" calcext:value-type="date">
            <text:p>mer. 12 juil.</text:p>
          </table:table-cell>
          <table:table-cell table:style-name="ce29" table:formula="of:=[.D119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 office:value-type="float" office:value="0" calcext:value-type="float">
            <text:p>0</text:p>
          </table:table-cell>
          <table:table-cell table:style-name="ce13" table:formula="of:=[.F119]+[.E120]"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table:formula="of:=[.H119]+[.G120]" office:value-type="float" office:value="32586" calcext:value-type="float">
            <text:p>3258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table:formula="of:=15+12" office:value-type="currency" office:currency="USD" office:value="27" calcext:value-type="currency">
            <text:p>$27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0]+[.L120]+[.M120]" office:value-type="currency" office:currency="USD" office:value="82" calcext:value-type="currency">
            <text:p>$82,00</text:p>
          </table:table-cell>
          <table:table-cell table:style-name="ce41" table:formula="of:=[.O119]+[.N120]" office:value-type="currency" office:currency="USD" office:value="8603.49628" calcext:value-type="currency">
            <text:p>$8 603,50</text:p>
          </table:table-cell>
          <table:table-cell table:style-name="ce41" table:formula="of:=[.A120]*budgetjour-[.O120]" office:value-type="currency" office:currency="USD" office:value="2820.50372" calcext:value-type="currency">
            <text:p>$2 820,50</text:p>
          </table:table-cell>
          <table:table-cell table:number-columns-repeated="3"/>
          <table:table-cell table:style-name="ce41" table:formula="of:=IF(ISBLANK([.D120]);(180*budgetjour-[.O1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0" calcext:value-type="float">
            <text:p>120</text:p>
          </table:table-cell>
          <table:table-cell table:style-name="ce25" office:value-type="date" office:date-value="2023-07-13" calcext:value-type="date">
            <text:p>jeu. 13 juil.</text:p>
          </table:table-cell>
          <table:table-cell table:style-name="ce29" table:formula="of:=[.D120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 office:value-type="float" office:value="0" calcext:value-type="float">
            <text:p>0</text:p>
          </table:table-cell>
          <table:table-cell table:style-name="ce13" table:formula="of:=[.F120]+[.E121]"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table:formula="of:=[.H120]+[.G121]" office:value-type="float" office:value="32586" calcext:value-type="float">
            <text:p>3258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table:formula="of:=46.46+6" office:value-type="currency" office:currency="USD" office:value="52.46" calcext:value-type="currency">
            <text:p>$52,4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1]+[.L121]+[.M121]" office:value-type="currency" office:currency="USD" office:value="107.46" calcext:value-type="currency">
            <text:p>$107,46</text:p>
          </table:table-cell>
          <table:table-cell table:style-name="ce41" table:formula="of:=[.O120]+[.N121]" office:value-type="currency" office:currency="USD" office:value="8710.95627999999" calcext:value-type="currency">
            <text:p>$8 710,96</text:p>
          </table:table-cell>
          <table:table-cell table:style-name="ce41" table:formula="of:=[.A121]*budgetjour-[.O121]" office:value-type="currency" office:currency="USD" office:value="2809.04372" calcext:value-type="currency">
            <text:p>$2 809,04</text:p>
          </table:table-cell>
          <table:table-cell table:number-columns-repeated="3"/>
          <table:table-cell table:style-name="ce41" table:formula="of:=IF(ISBLANK([.D121]);(180*budgetjour-[.O1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1" calcext:value-type="float">
            <text:p>121</text:p>
          </table:table-cell>
          <table:table-cell table:style-name="ce25" office:value-type="date" office:date-value="2023-07-14" calcext:value-type="date">
            <text:p>ven. 14 juil.</text:p>
          </table:table-cell>
          <table:table-cell table:style-name="ce29" table:formula="of:=[.D121]" office:value-type="string" office:string-value="Kununurra" calcext:value-type="string">
            <text:p>Kununurra</text:p>
          </table:table-cell>
          <table:table-cell office:value-type="string" calcext:value-type="string">
            <text:p>Doon Doon Roadhouse</text:p>
          </table:table-cell>
          <table:table-cell office:value-type="float" office:value="109" calcext:value-type="float">
            <text:p>109</text:p>
          </table:table-cell>
          <table:table-cell table:style-name="ce13" table:formula="of:=[.F121]+[.E122]" office:value-type="float" office:value="5845" calcext:value-type="float">
            <text:p>5845</text:p>
          </table:table-cell>
          <table:table-cell office:value-type="float" office:value="348" calcext:value-type="float">
            <text:p>348</text:p>
          </table:table-cell>
          <table:table-cell table:formula="of:=[.H121]+[.G122]" office:value-type="float" office:value="32934" calcext:value-type="float">
            <text:p>32934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25+6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2]+[.L122]+[.M122]" office:value-type="currency" office:currency="USD" office:value="56" calcext:value-type="currency">
            <text:p>$56,00</text:p>
          </table:table-cell>
          <table:table-cell table:style-name="ce41" table:formula="of:=[.O121]+[.N122]" office:value-type="currency" office:currency="USD" office:value="8766.95628" calcext:value-type="currency">
            <text:p>$8 766,96</text:p>
          </table:table-cell>
          <table:table-cell table:style-name="ce41" table:formula="of:=[.A122]*budgetjour-[.O122]" office:value-type="currency" office:currency="USD" office:value="2849.04372" calcext:value-type="currency">
            <text:p>$2 849,04</text:p>
          </table:table-cell>
          <table:table-cell table:number-columns-repeated="3"/>
          <table:table-cell table:style-name="ce41" table:formula="of:=IF(ISBLANK([.D122]);(180*budgetjour-[.O1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2" calcext:value-type="float">
            <text:p>122</text:p>
          </table:table-cell>
          <table:table-cell table:style-name="ce25" office:value-type="date" office:date-value="2023-07-15" calcext:value-type="date">
            <text:p>sam. 15 juil.</text:p>
          </table:table-cell>
          <table:table-cell table:style-name="ce29" table:formula="of:=[.D122]" office:value-type="string" office:string-value="Doon Doon Roadhouse" calcext:value-type="string">
            <text:p>Doon Doon Roadhouse</text:p>
          </table:table-cell>
          <table:table-cell office:value-type="string" calcext:value-type="string">
            <text:p>Warmun</text:p>
          </table:table-cell>
          <table:table-cell office:value-type="float" office:value="92" calcext:value-type="float">
            <text:p>92</text:p>
          </table:table-cell>
          <table:table-cell table:style-name="ce13" table:formula="of:=[.F122]+[.E123]" office:value-type="float" office:value="5937" calcext:value-type="float">
            <text:p>5937</text:p>
          </table:table-cell>
          <table:table-cell office:value-type="float" office:value="405" calcext:value-type="float">
            <text:p>405</text:p>
          </table:table-cell>
          <table:table-cell table:formula="of:=[.H122]+[.G123]" office:value-type="float" office:value="33339" calcext:value-type="float">
            <text:p>3333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5+7.9" office:value-type="currency" office:currency="USD" office:value="32.9" calcext:value-type="currency">
            <text:p>$32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3]+[.L123]+[.M123]" office:value-type="currency" office:currency="USD" office:value="47.9" calcext:value-type="currency">
            <text:p>$47,90</text:p>
          </table:table-cell>
          <table:table-cell table:style-name="ce41" table:formula="of:=[.O122]+[.N123]" office:value-type="currency" office:currency="USD" office:value="8814.85627999999" calcext:value-type="currency">
            <text:p>$8 814,86</text:p>
          </table:table-cell>
          <table:table-cell table:style-name="ce41" table:formula="of:=[.A123]*budgetjour-[.O123]" office:value-type="currency" office:currency="USD" office:value="2897.14372000001" calcext:value-type="currency">
            <text:p>$2 897,14</text:p>
          </table:table-cell>
          <table:table-cell table:number-columns-repeated="3"/>
          <table:table-cell table:style-name="ce41" table:formula="of:=IF(ISBLANK([.D123]);(180*budgetjour-[.O1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3" calcext:value-type="float">
            <text:p>123</text:p>
          </table:table-cell>
          <table:table-cell table:style-name="ce25" office:value-type="date" office:date-value="2023-07-16" calcext:value-type="date">
            <text:p>dim. 16 juil.</text:p>
          </table:table-cell>
          <table:table-cell table:style-name="ce29" table:formula="of:=[.D123]" office:value-type="string" office:string-value="Warmun" calcext:value-type="string">
            <text:p>Warmun</text:p>
          </table:table-cell>
          <table:table-cell office:value-type="string" calcext:value-type="string">
            <text:p>À mi-chemin de Warmun et Halls Creek</text:p>
          </table:table-cell>
          <table:table-cell office:value-type="float" office:value="78" calcext:value-type="float">
            <text:p>78</text:p>
          </table:table-cell>
          <table:table-cell table:style-name="ce13" table:formula="of:=[.F123]+[.E124]" office:value-type="float" office:value="6015" calcext:value-type="float">
            <text:p>6015</text:p>
          </table:table-cell>
          <table:table-cell office:value-type="float" office:value="397" calcext:value-type="float">
            <text:p>397</text:p>
          </table:table-cell>
          <table:table-cell table:formula="of:=[.H123]+[.G124]" office:value-type="float" office:value="33736" calcext:value-type="float">
            <text:p>33736</text:p>
          </table:table-cell>
          <table:table-cell office:value-type="float" office:value="16.5" calcext:value-type="float">
            <text:p>16,5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4]+[.L124]+[.M124]" office:value-type="currency" office:currency="USD" office:value="0" calcext:value-type="currency">
            <text:p>$0,00</text:p>
          </table:table-cell>
          <table:table-cell table:style-name="ce41" table:formula="of:=[.O123]+[.N124]" office:value-type="currency" office:currency="USD" office:value="8814.85627999999" calcext:value-type="currency">
            <text:p>$8 814,86</text:p>
          </table:table-cell>
          <table:table-cell table:style-name="ce41" table:formula="of:=[.A124]*budgetjour-[.O124]" office:value-type="currency" office:currency="USD" office:value="2993.14372000001" calcext:value-type="currency">
            <text:p>$2 993,14</text:p>
          </table:table-cell>
          <table:table-cell table:number-columns-repeated="3"/>
          <table:table-cell table:style-name="ce41" table:formula="of:=IF(ISBLANK([.D124]);(180*budgetjour-[.O1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4" calcext:value-type="float">
            <text:p>124</text:p>
          </table:table-cell>
          <table:table-cell table:style-name="ce25" office:value-type="date" office:date-value="2023-07-17" calcext:value-type="date">
            <text:p>lun. 17 juil.</text:p>
          </table:table-cell>
          <table:table-cell table:style-name="ce29" table:formula="of:=[.D124]" office:value-type="string" office:string-value="À mi-chemin de Warmun et Halls Creek" calcext:value-type="string">
            <text:p>À mi-chemin de Warmun et Halls Creek</text:p>
          </table:table-cell>
          <table:table-cell office:value-type="string" calcext:value-type="string">
            <text:p>Halls Creek</text:p>
          </table:table-cell>
          <table:table-cell office:value-type="float" office:value="86" calcext:value-type="float">
            <text:p>86</text:p>
          </table:table-cell>
          <table:table-cell table:style-name="ce13" table:formula="of:=[.F124]+[.E125]" office:value-type="float" office:value="6101" calcext:value-type="float">
            <text:p>6101</text:p>
          </table:table-cell>
          <table:table-cell office:value-type="float" office:value="376" calcext:value-type="float">
            <text:p>376</text:p>
          </table:table-cell>
          <table:table-cell table:formula="of:=[.H124]+[.G125]" office:value-type="float" office:value="34112" calcext:value-type="float">
            <text:p>34112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table:formula="of:=5+43.98+28+11" office:value-type="currency" office:currency="USD" office:value="87.98" calcext:value-type="currency">
            <office:annotation draw:style-name="gr2" draw:text-style-name="P4" svg:width="2.899cm" svg:height="1.799cm" svg:x="19.766cm" svg:y="56.437cm" draw:caption-point-x="-0.61cm" draw:caption-point-y="1.51cm">
              <dc:date>2023-07-17T00:00:00</dc:date>
              <text:p text:style-name="P3"><text:span text:style-name="T1">11$ pour une VB</text:span></text:p>
            </office:annotation>
            <text:p>$87,9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5]+[.L125]+[.M125]" office:value-type="currency" office:currency="USD" office:value="110.98" calcext:value-type="currency">
            <text:p>$110,98</text:p>
          </table:table-cell>
          <table:table-cell table:style-name="ce41" table:formula="of:=[.O124]+[.N125]" office:value-type="currency" office:currency="USD" office:value="8925.83627999999" calcext:value-type="currency">
            <text:p>$8 925,84</text:p>
          </table:table-cell>
          <table:table-cell table:style-name="ce41" table:formula="of:=[.A125]*budgetjour-[.O125]" office:value-type="currency" office:currency="USD" office:value="2978.16372000001" calcext:value-type="currency">
            <text:p>$2 978,16</text:p>
          </table:table-cell>
          <table:table-cell table:number-columns-repeated="3"/>
          <table:table-cell table:style-name="ce41" table:formula="of:=IF(ISBLANK([.D125]);(180*budgetjour-[.O1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5" calcext:value-type="float">
            <text:p>125</text:p>
          </table:table-cell>
          <table:table-cell table:style-name="ce25" office:value-type="date" office:date-value="2023-07-18" calcext:value-type="date">
            <text:p>mar. 18 juil.</text:p>
          </table:table-cell>
          <table:table-cell table:style-name="ce29" table:formula="of:=[.D125]" office:value-type="string" office:string-value="Halls Creek" calcext:value-type="string">
            <text:p>Halls Creek</text:p>
          </table:table-cell>
          <table:table-cell office:value-type="string" calcext:value-type="string">
            <text:p>Halls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125]+[.E126]" office:value-type="float" office:value="6101" calcext:value-type="float">
            <text:p>6101</text:p>
          </table:table-cell>
          <table:table-cell office:value-type="float" office:value="0" calcext:value-type="float">
            <text:p>0</text:p>
          </table:table-cell>
          <table:table-cell table:formula="of:=[.H125]+[.G126]" office:value-type="float" office:value="34112" calcext:value-type="float">
            <text:p>3411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table:formula="of:=25.92+28+11" office:value-type="currency" office:currency="USD" office:value="64.92" calcext:value-type="currency">
            <text:p>$64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6]+[.L126]+[.M126]" office:value-type="currency" office:currency="USD" office:value="87.92" calcext:value-type="currency">
            <text:p>$87,92</text:p>
          </table:table-cell>
          <table:table-cell table:style-name="ce41" table:formula="of:=[.O125]+[.N126]" office:value-type="currency" office:currency="USD" office:value="9013.75627999999" calcext:value-type="currency">
            <text:p>$9 013,76</text:p>
          </table:table-cell>
          <table:table-cell table:style-name="ce41" table:formula="of:=[.A126]*budgetjour-[.O126]" office:value-type="currency" office:currency="USD" office:value="2986.24372000001" calcext:value-type="currency">
            <text:p>$2 986,24</text:p>
          </table:table-cell>
          <table:table-cell table:number-columns-repeated="3"/>
          <table:table-cell table:style-name="ce41" table:formula="of:=IF(ISBLANK([.D126]);(180*budgetjour-[.O12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6" calcext:value-type="float">
            <text:p>126</text:p>
          </table:table-cell>
          <table:table-cell table:style-name="ce25" office:value-type="date" office:date-value="2023-07-19" calcext:value-type="date">
            <text:p>mer. 19 juil.</text:p>
          </table:table-cell>
          <table:table-cell table:style-name="ce29" table:formula="of:=[.D126]" office:value-type="string" office:string-value="Halls Creek" calcext:value-type="string">
            <text:p>Halls Creek</text:p>
          </table:table-cell>
          <table:table-cell office:value-type="string" calcext:value-type="string">
            <text:p>Mary Pool Campground</text:p>
          </table:table-cell>
          <table:table-cell office:value-type="float" office:value="111" calcext:value-type="float">
            <text:p>111</text:p>
          </table:table-cell>
          <table:table-cell table:style-name="ce13" table:formula="of:=[.F126]+[.E127]" office:value-type="float" office:value="6212" calcext:value-type="float">
            <text:p>6212</text:p>
          </table:table-cell>
          <table:table-cell office:value-type="float" office:value="164" calcext:value-type="float">
            <text:p>164</text:p>
          </table:table-cell>
          <table:table-cell table:formula="of:=[.H126]+[.G127]" office:value-type="float" office:value="34276" calcext:value-type="float">
            <text:p>34276</text:p>
          </table:table-cell>
          <table:table-cell office:value-type="float" office:value="18.2" calcext:value-type="float">
            <text:p>18,2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7]+[.L127]+[.M127]" office:value-type="currency" office:currency="USD" office:value="0" calcext:value-type="currency">
            <text:p>$0,00</text:p>
          </table:table-cell>
          <table:table-cell table:style-name="ce41" table:formula="of:=[.O126]+[.N127]" office:value-type="currency" office:currency="USD" office:value="9013.75627999999" calcext:value-type="currency">
            <text:p>$9 013,76</text:p>
          </table:table-cell>
          <table:table-cell table:style-name="ce41" table:formula="of:=[.A127]*budgetjour-[.O127]" office:value-type="currency" office:currency="USD" office:value="3082.24372000001" calcext:value-type="currency">
            <text:p>$3 082,24</text:p>
          </table:table-cell>
          <table:table-cell table:number-columns-repeated="3"/>
          <table:table-cell table:style-name="ce41" table:formula="of:=IF(ISBLANK([.D127]);(180*budgetjour-[.O12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7" calcext:value-type="float">
            <text:p>127</text:p>
          </table:table-cell>
          <table:table-cell table:style-name="ce25" office:value-type="date" office:date-value="2023-07-20" calcext:value-type="date">
            <text:p>jeu. 20 juil.</text:p>
          </table:table-cell>
          <table:table-cell table:style-name="ce29" table:formula="of:=[.D127]" office:value-type="string" office:string-value="Mary Pool Campground" calcext:value-type="string">
            <text:p>Mary Pool Campground</text:p>
          </table:table-cell>
          <table:table-cell office:value-type="string" calcext:value-type="string">
            <text:p>Mimbi Campground</text:p>
          </table:table-cell>
          <table:table-cell office:value-type="float" office:value="95" calcext:value-type="float">
            <text:p>95</text:p>
          </table:table-cell>
          <table:table-cell table:style-name="ce13" table:formula="of:=[.F127]+[.E128]" office:value-type="float" office:value="6307" calcext:value-type="float">
            <text:p>6307</text:p>
          </table:table-cell>
          <table:table-cell office:value-type="float" office:value="185" calcext:value-type="float">
            <text:p>185</text:p>
          </table:table-cell>
          <table:table-cell table:formula="of:=[.H127]+[.G128]" office:value-type="float" office:value="34461" calcext:value-type="float">
            <text:p>34461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28]+[.L128]+[.M128]" office:value-type="currency" office:currency="USD" office:value="20" calcext:value-type="currency">
            <text:p>$20,00</text:p>
          </table:table-cell>
          <table:table-cell table:style-name="ce41" table:formula="of:=[.O127]+[.N128]" office:value-type="currency" office:currency="USD" office:value="9033.75627999999" calcext:value-type="currency">
            <text:p>$9 033,76</text:p>
          </table:table-cell>
          <table:table-cell table:style-name="ce41" table:formula="of:=[.A128]*budgetjour-[.O128]" office:value-type="currency" office:currency="USD" office:value="3158.24372000001" calcext:value-type="currency">
            <text:p>$3 158,24</text:p>
          </table:table-cell>
          <table:table-cell table:number-columns-repeated="3"/>
          <table:table-cell table:style-name="ce41" table:formula="of:=IF(ISBLANK([.D128]);(180*budgetjour-[.O12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8" calcext:value-type="float">
            <text:p>128</text:p>
          </table:table-cell>
          <table:table-cell table:style-name="ce25" office:value-type="date" office:date-value="2023-07-21" calcext:value-type="date">
            <text:p>ven. 21 juil.</text:p>
          </table:table-cell>
          <table:table-cell table:style-name="ce29" table:formula="of:=[.D128]" office:value-type="string" office:string-value="Mimbi Campground" calcext:value-type="string">
            <text:p>Mimbi Campground</text:p>
          </table:table-cell>
          <table:table-cell office:value-type="string" calcext:value-type="string">
            <text:p>Mimbi Campground</text:p>
          </table:table-cell>
          <table:table-cell office:value-type="float" office:value="0" calcext:value-type="float">
            <text:p>0</text:p>
          </table:table-cell>
          <table:table-cell table:style-name="ce13" table:formula="of:=[.F128]+[.E129]" office:value-type="float" office:value="6307" calcext:value-type="float">
            <text:p>6307</text:p>
          </table:table-cell>
          <table:table-cell office:value-type="float" office:value="0" calcext:value-type="float">
            <text:p>0</text:p>
          </table:table-cell>
          <table:table-cell table:formula="of:=[.H128]+[.G129]" office:value-type="float" office:value="34461" calcext:value-type="float">
            <text:p>344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9]+[.L129]+[.M129]" office:value-type="currency" office:currency="USD" office:value="0" calcext:value-type="currency">
            <text:p>$0,00</text:p>
          </table:table-cell>
          <table:table-cell table:style-name="ce41" table:formula="of:=[.O128]+[.N129]" office:value-type="currency" office:currency="USD" office:value="9033.75627999999" calcext:value-type="currency">
            <text:p>$9 033,76</text:p>
          </table:table-cell>
          <table:table-cell table:style-name="ce41" table:formula="of:=[.A129]*budgetjour-[.O129]" office:value-type="currency" office:currency="USD" office:value="3254.24372000001" calcext:value-type="currency">
            <text:p>$3 254,24</text:p>
          </table:table-cell>
          <table:table-cell table:number-columns-repeated="3"/>
          <table:table-cell table:style-name="ce41" table:formula="of:=IF(ISBLANK([.D129]);(180*budgetjour-[.O12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9" calcext:value-type="float">
            <text:p>129</text:p>
          </table:table-cell>
          <table:table-cell table:style-name="ce25" office:value-type="date" office:date-value="2023-07-22" calcext:value-type="date">
            <text:p>sam. 22 juil.</text:p>
          </table:table-cell>
          <table:table-cell table:style-name="ce29" table:formula="of:=[.D129]" office:value-type="string" office:string-value="Mimbi Campground" calcext:value-type="string">
            <text:p>Mimbi Campground</text:p>
          </table:table-cell>
          <table:table-cell office:value-type="string" calcext:value-type="string">
            <text:p>Fitzroy Crossing</text:p>
          </table:table-cell>
          <table:table-cell office:value-type="float" office:value="115" calcext:value-type="float">
            <text:p>115</text:p>
          </table:table-cell>
          <table:table-cell table:style-name="ce13" table:formula="of:=[.F129]+[.E130]" office:value-type="float" office:value="6422" calcext:value-type="float">
            <text:p>6422</text:p>
          </table:table-cell>
          <table:table-cell office:value-type="float" office:value="177" calcext:value-type="float">
            <text:p>177</text:p>
          </table:table-cell>
          <table:table-cell table:formula="of:=[.H129]+[.G130]" office:value-type="float" office:value="34638" calcext:value-type="float">
            <text:p>34638</text:p>
          </table:table-cell>
          <table:table-cell office:value-type="float" office:value="16.3" calcext:value-type="float">
            <text:p>16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6" calcext:value-type="currency">
            <text:p>$26,00</text:p>
          </table:table-cell>
          <table:table-cell table:style-name="ce41" table:formula="of:=84.89+41.9" office:value-type="currency" office:currency="USD" office:value="126.79" calcext:value-type="currency">
            <text:p>$126,7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0]+[.L130]+[.M130]" office:value-type="currency" office:currency="USD" office:value="152.79" calcext:value-type="currency">
            <text:p>$152,79</text:p>
          </table:table-cell>
          <table:table-cell table:style-name="ce41" table:formula="of:=[.O129]+[.N130]" office:value-type="currency" office:currency="USD" office:value="9186.54627999999" calcext:value-type="currency">
            <text:p>$9 186,55</text:p>
          </table:table-cell>
          <table:table-cell table:style-name="ce41" table:formula="of:=[.A130]*budgetjour-[.O130]" office:value-type="currency" office:currency="USD" office:value="3197.45372" calcext:value-type="currency">
            <text:p>$3 197,45</text:p>
          </table:table-cell>
          <table:table-cell table:number-columns-repeated="3"/>
          <table:table-cell table:style-name="ce41" table:formula="of:=IF(ISBLANK([.D130]);(180*budgetjour-[.O13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0" calcext:value-type="float">
            <text:p>130</text:p>
          </table:table-cell>
          <table:table-cell table:style-name="ce25" office:value-type="date" office:date-value="2023-07-23" calcext:value-type="date">
            <text:p>dim. 23 juil.</text:p>
          </table:table-cell>
          <table:table-cell table:style-name="ce29" table:formula="of:=[.D130]" office:value-type="string" office:string-value="Fitzroy Crossing" calcext:value-type="string">
            <text:p>Fitzroy Crossing</text:p>
          </table:table-cell>
          <table:table-cell office:value-type="string" calcext:value-type="string">
            <text:p>Fitzroy Crossing</text:p>
          </table:table-cell>
          <table:table-cell office:value-type="float" office:value="0" calcext:value-type="float">
            <text:p>0</text:p>
          </table:table-cell>
          <table:table-cell table:style-name="ce13" table:formula="of:=[.F130]+[.E131]" office:value-type="float" office:value="6422" calcext:value-type="float">
            <text:p>6422</text:p>
          </table:table-cell>
          <table:table-cell office:value-type="float" office:value="0" calcext:value-type="float">
            <text:p>0</text:p>
          </table:table-cell>
          <table:table-cell table:formula="of:=[.H130]+[.G131]" office:value-type="float" office:value="34638" calcext:value-type="float">
            <text:p>3463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6" calcext:value-type="currency">
            <text:p>$26,00</text:p>
          </table:table-cell>
          <table:table-cell table:style-name="ce41" office:value-type="currency" office:currency="USD" office:value="57.57" calcext:value-type="currency">
            <text:p>$57,5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1]+[.L131]+[.M131]" office:value-type="currency" office:currency="USD" office:value="83.57" calcext:value-type="currency">
            <text:p>$83,57</text:p>
          </table:table-cell>
          <table:table-cell table:style-name="ce41" table:formula="of:=[.O130]+[.N131]" office:value-type="currency" office:currency="USD" office:value="9270.11627999999" calcext:value-type="currency">
            <text:p>$9 270,12</text:p>
          </table:table-cell>
          <table:table-cell table:style-name="ce41" table:formula="of:=[.A131]*budgetjour-[.O131]" office:value-type="currency" office:currency="USD" office:value="3209.88372000001" calcext:value-type="currency">
            <text:p>$3 209,88</text:p>
          </table:table-cell>
          <table:table-cell table:number-columns-repeated="3"/>
          <table:table-cell table:style-name="ce41" table:formula="of:=IF(ISBLANK([.D131]);(180*budgetjour-[.O13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1" calcext:value-type="float">
            <text:p>131</text:p>
          </table:table-cell>
          <table:table-cell table:style-name="ce25" office:value-type="date" office:date-value="2023-07-24" calcext:value-type="date">
            <text:p>lun. 24 juil.</text:p>
          </table:table-cell>
          <table:table-cell table:style-name="ce29" table:formula="of:=[.D131]" office:value-type="string" office:string-value="Fitzroy Crossing" calcext:value-type="string">
            <text:p>Fitzroy Crossing</text:p>
          </table:table-cell>
          <table:table-cell office:value-type="string" calcext:value-type="string">
            <text:p>Ellendale Lagoon</text:p>
          </table:table-cell>
          <table:table-cell office:value-type="float" office:value="97" calcext:value-type="float">
            <text:p>97</text:p>
          </table:table-cell>
          <table:table-cell table:style-name="ce13" table:formula="of:=[.F131]+[.E132]" office:value-type="float" office:value="6519" calcext:value-type="float">
            <text:p>6519</text:p>
          </table:table-cell>
          <table:table-cell office:value-type="float" office:value="315" calcext:value-type="float">
            <text:p>315</text:p>
          </table:table-cell>
          <table:table-cell table:formula="of:=[.H131]+[.G132]" office:value-type="float" office:value="34953" calcext:value-type="float">
            <text:p>34953</text:p>
          </table:table-cell>
          <table:table-cell office:value-type="float" office:value="19.6" calcext:value-type="float">
            <text:p>19,6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2]+[.L132]+[.M132]" office:value-type="currency" office:currency="USD" office:value="0" calcext:value-type="currency">
            <text:p>$0,00</text:p>
          </table:table-cell>
          <table:table-cell table:style-name="ce41" table:formula="of:=[.O131]+[.N132]" office:value-type="currency" office:currency="USD" office:value="9270.11627999999" calcext:value-type="currency">
            <text:p>$9 270,12</text:p>
          </table:table-cell>
          <table:table-cell table:style-name="ce41" table:formula="of:=[.A132]*budgetjour-[.O132]" office:value-type="currency" office:currency="USD" office:value="3305.88372" calcext:value-type="currency">
            <text:p>$3 305,88</text:p>
          </table:table-cell>
          <table:table-cell table:number-columns-repeated="3"/>
          <table:table-cell table:style-name="ce41" table:formula="of:=IF(ISBLANK([.D132]);(180*budgetjour-[.O13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2" calcext:value-type="float">
            <text:p>132</text:p>
          </table:table-cell>
          <table:table-cell table:style-name="ce25" office:value-type="date" office:date-value="2023-07-25" calcext:value-type="date">
            <text:p>mar. 25 juil.</text:p>
          </table:table-cell>
          <table:table-cell table:style-name="ce29" table:formula="of:=[.D132]" office:value-type="string" office:string-value="Ellendale Lagoon" calcext:value-type="string">
            <text:p>Ellendale Lagoon</text:p>
          </table:table-cell>
          <table:table-cell office:value-type="string" calcext:value-type="string">
            <text:p>170 km à l’ouest de Fitzroy</text:p>
          </table:table-cell>
          <table:table-cell office:value-type="float" office:value="73" calcext:value-type="float">
            <text:p>73</text:p>
          </table:table-cell>
          <table:table-cell table:style-name="ce13" table:formula="of:=[.F132]+[.E133]" office:value-type="float" office:value="6592" calcext:value-type="float">
            <text:p>6592</text:p>
          </table:table-cell>
          <table:table-cell office:value-type="float" office:value="116" calcext:value-type="float">
            <text:p>116</text:p>
          </table:table-cell>
          <table:table-cell table:formula="of:=[.H132]+[.G133]" office:value-type="float" office:value="35069" calcext:value-type="float">
            <text:p>35069</text:p>
          </table:table-cell>
          <table:table-cell office:value-type="float" office:value="17.3" calcext:value-type="float">
            <text:p>17,3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3]+[.L133]+[.M133]" office:value-type="currency" office:currency="USD" office:value="0" calcext:value-type="currency">
            <text:p>$0,00</text:p>
          </table:table-cell>
          <table:table-cell table:style-name="ce41" table:formula="of:=[.O132]+[.N133]" office:value-type="currency" office:currency="USD" office:value="9270.11627999999" calcext:value-type="currency">
            <text:p>$9 270,12</text:p>
          </table:table-cell>
          <table:table-cell table:style-name="ce41" table:formula="of:=[.A133]*budgetjour-[.O133]" office:value-type="currency" office:currency="USD" office:value="3401.88372000001" calcext:value-type="currency">
            <text:p>$3 401,88</text:p>
          </table:table-cell>
          <table:table-cell table:number-columns-repeated="3"/>
          <table:table-cell table:style-name="ce41" table:formula="of:=IF(ISBLANK([.D133]);(180*budgetjour-[.O13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3" calcext:value-type="float">
            <text:p>133</text:p>
          </table:table-cell>
          <table:table-cell table:style-name="ce25" office:value-type="date" office:date-value="2023-07-26" calcext:value-type="date">
            <text:p>mer. 26 juil.</text:p>
          </table:table-cell>
          <table:table-cell table:style-name="ce29" table:formula="of:=[.D133]" office:value-type="string" office:string-value="170 km à l’ouest de Fitzroy" calcext:value-type="string">
            <text:p>170 km à l’ouest de Fitzroy</text:p>
          </table:table-cell>
          <table:table-cell office:value-type="string" calcext:value-type="string">
            <text:p>Willare Bridge Roadhouse</text:p>
          </table:table-cell>
          <table:table-cell office:value-type="float" office:value="64" calcext:value-type="float">
            <text:p>64</text:p>
          </table:table-cell>
          <table:table-cell table:style-name="ce13" table:formula="of:=[.F133]+[.E134]" office:value-type="float" office:value="6656" calcext:value-type="float">
            <text:p>6656</text:p>
          </table:table-cell>
          <table:table-cell office:value-type="float" office:value="122" calcext:value-type="float">
            <text:p>122</text:p>
          </table:table-cell>
          <table:table-cell table:formula="of:=[.H133]+[.G134]" office:value-type="float" office:value="35191" calcext:value-type="float">
            <text:p>35191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5" calcext:value-type="currency">
            <text:p>$45,00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4]+[.L134]+[.M134]" office:value-type="currency" office:currency="USD" office:value="65" calcext:value-type="currency">
            <text:p>$65,00</text:p>
          </table:table-cell>
          <table:table-cell table:style-name="ce41" table:formula="of:=[.O133]+[.N134]" office:value-type="currency" office:currency="USD" office:value="9335.11627999999" calcext:value-type="currency">
            <text:p>$9 335,12</text:p>
          </table:table-cell>
          <table:table-cell table:style-name="ce41" table:formula="of:=[.A134]*budgetjour-[.O134]" office:value-type="currency" office:currency="USD" office:value="3432.88372000001" calcext:value-type="currency">
            <text:p>$3 432,88</text:p>
          </table:table-cell>
          <table:table-cell table:number-columns-repeated="3"/>
          <table:table-cell table:style-name="ce41" table:formula="of:=IF(ISBLANK([.D134]);(180*budgetjour-[.O13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4" calcext:value-type="float">
            <text:p>134</text:p>
          </table:table-cell>
          <table:table-cell table:style-name="ce25" office:value-type="date" office:date-value="2023-07-27" calcext:value-type="date">
            <text:p>jeu. 27 juil.</text:p>
          </table:table-cell>
          <table:table-cell table:style-name="ce29" table:formula="of:=[.D134]" office:value-type="string" office:string-value="Willare Bridge Roadhouse" calcext:value-type="string">
            <text:p>Willare Bridge Roadhouse</text:p>
          </table:table-cell>
          <table:table-cell office:value-type="string" calcext:value-type="string">
            <text:p>Three Water Holes</text:p>
          </table:table-cell>
          <table:table-cell table:formula="of:=94-4" office:value-type="float" office:value="90" calcext:value-type="float">
            <office:annotation draw:style-name="gr2" draw:text-style-name="P4" svg:width="2.899cm" svg:height="1.799cm" svg:x="9.58cm" svg:y="60.952cm" draw:caption-point-x="-0.61cm" draw:caption-point-y="1.51cm">
              <dc:date>2023-07-27T00:00:00</dc:date>
              <text:p text:style-name="P3"><text:span text:style-name="T1">4 km en voiture</text:span></text:p>
            </office:annotation>
            <text:p>90</text:p>
          </table:table-cell>
          <table:table-cell table:style-name="ce13" table:formula="of:=[.F134]+[.E135]" office:value-type="float" office:value="6746" calcext:value-type="float">
            <text:p>6746</text:p>
          </table:table-cell>
          <table:table-cell office:value-type="float" office:value="185" calcext:value-type="float">
            <text:p>185</text:p>
          </table:table-cell>
          <table:table-cell table:formula="of:=[.H134]+[.G135]" office:value-type="float" office:value="35376" calcext:value-type="float">
            <text:p>35376</text:p>
          </table:table-cell>
          <table:table-cell office:value-type="float" office:value="17.1" calcext:value-type="float">
            <text:p>17,1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5]+[.L135]+[.M135]" office:value-type="currency" office:currency="USD" office:value="0" calcext:value-type="currency">
            <text:p>$0,00</text:p>
          </table:table-cell>
          <table:table-cell table:style-name="ce41" table:formula="of:=[.O134]+[.N135]" office:value-type="currency" office:currency="USD" office:value="9335.11627999999" calcext:value-type="currency">
            <text:p>$9 335,12</text:p>
          </table:table-cell>
          <table:table-cell table:style-name="ce41" table:formula="of:=[.A135]*budgetjour-[.O135]" office:value-type="currency" office:currency="USD" office:value="3528.88372000001" calcext:value-type="currency">
            <text:p>$3 528,88</text:p>
          </table:table-cell>
          <table:table-cell table:number-columns-repeated="3"/>
          <table:table-cell table:style-name="ce41" table:formula="of:=IF(ISBLANK([.D135]);(180*budgetjour-[.O13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5" calcext:value-type="float">
            <text:p>135</text:p>
          </table:table-cell>
          <table:table-cell table:style-name="ce25" office:value-type="date" office:date-value="2023-07-28" calcext:value-type="date">
            <text:p>ven. 28 juil.</text:p>
          </table:table-cell>
          <table:table-cell table:style-name="ce29" table:formula="of:=[.D135]" office:value-type="string" office:string-value="Three Water Holes" calcext:value-type="string">
            <text:p>Three Water Holes</text:p>
          </table:table-cell>
          <table:table-cell office:value-type="string" calcext:value-type="string">
            <text:p>Broome</text:p>
          </table:table-cell>
          <table:table-cell office:value-type="float" office:value="72" calcext:value-type="float">
            <text:p>72</text:p>
          </table:table-cell>
          <table:table-cell table:style-name="ce13" table:formula="of:=[.F135]+[.E136]" office:value-type="float" office:value="6818" calcext:value-type="float">
            <text:p>6818</text:p>
          </table:table-cell>
          <table:table-cell office:value-type="float" office:value="122" calcext:value-type="float">
            <text:p>122</text:p>
          </table:table-cell>
          <table:table-cell table:formula="of:=[.H135]+[.G136]" office:value-type="float" office:value="35498" calcext:value-type="float">
            <text:p>35498</text:p>
          </table:table-cell>
          <table:table-cell office:value-type="float" office:value="18.3" calcext:value-type="float">
            <text:p>18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13.95+22+39.41" office:value-type="currency" office:currency="USD" office:value="75.36" calcext:value-type="currency">
            <text:p>$75,3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6]+[.L136]+[.M136]" office:value-type="currency" office:currency="USD" office:value="145.36" calcext:value-type="currency">
            <text:p>$145,36</text:p>
          </table:table-cell>
          <table:table-cell table:style-name="ce41" table:formula="of:=[.O135]+[.N136]" office:value-type="currency" office:currency="USD" office:value="9480.47628" calcext:value-type="currency">
            <text:p>$9 480,48</text:p>
          </table:table-cell>
          <table:table-cell table:style-name="ce41" table:formula="of:=[.A136]*budgetjour-[.O136]" office:value-type="currency" office:currency="USD" office:value="3479.52372" calcext:value-type="currency">
            <text:p>$3 479,52</text:p>
          </table:table-cell>
          <table:table-cell table:number-columns-repeated="3"/>
          <table:table-cell table:style-name="ce41" table:formula="of:=IF(ISBLANK([.D136]);(180*budgetjour-[.O13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6" calcext:value-type="float">
            <text:p>136</text:p>
          </table:table-cell>
          <table:table-cell table:style-name="ce25" office:value-type="date" office:date-value="2023-07-29" calcext:value-type="date">
            <text:p>sam. 29 juil.</text:p>
          </table:table-cell>
          <table:table-cell table:style-name="ce29" table:formula="of:=[.D136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6]+[.E137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6]+[.G137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office:value-type="currency" office:currency="USD" office:value="8.32" calcext:value-type="currency">
            <text:p>$8,32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137]+[.L137]+[.M137]" office:value-type="currency" office:currency="USD" office:value="81.82" calcext:value-type="currency">
            <text:p>$81,82</text:p>
          </table:table-cell>
          <table:table-cell table:style-name="ce41" table:formula="of:=[.O136]+[.N137]" office:value-type="currency" office:currency="USD" office:value="9562.29627999999" calcext:value-type="currency">
            <text:p>$9 562,30</text:p>
          </table:table-cell>
          <table:table-cell table:style-name="ce41" table:formula="of:=[.A137]*budgetjour-[.O137]" office:value-type="currency" office:currency="USD" office:value="3493.70372" calcext:value-type="currency">
            <text:p>$3 493,70</text:p>
          </table:table-cell>
          <table:table-cell table:number-columns-repeated="3"/>
          <table:table-cell table:style-name="ce41" table:formula="of:=IF(ISBLANK([.D137]);(180*budgetjour-[.O13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7" calcext:value-type="float">
            <text:p>137</text:p>
          </table:table-cell>
          <table:table-cell table:style-name="ce25" office:value-type="date" office:date-value="2023-07-30" calcext:value-type="date">
            <text:p>dim. 30 juil.</text:p>
          </table:table-cell>
          <table:table-cell table:style-name="ce29" table:formula="of:=[.D137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7]+[.E138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7]+[.G138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50.95" office:value-type="currency" office:currency="USD" office:value="50.95" calcext:value-type="currency">
            <text:p>$50,9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8]+[.L138]+[.M138]" office:value-type="currency" office:currency="USD" office:value="120.95" calcext:value-type="currency">
            <text:p>$120,95</text:p>
          </table:table-cell>
          <table:table-cell table:style-name="ce41" table:formula="of:=[.O137]+[.N138]" office:value-type="currency" office:currency="USD" office:value="9683.24628" calcext:value-type="currency">
            <text:p>$9 683,25</text:p>
          </table:table-cell>
          <table:table-cell table:style-name="ce41" table:formula="of:=[.A138]*budgetjour-[.O138]" office:value-type="currency" office:currency="USD" office:value="3468.75372" calcext:value-type="currency">
            <text:p>$3 468,75</text:p>
          </table:table-cell>
          <table:table-cell table:number-columns-repeated="3"/>
          <table:table-cell table:style-name="ce41" table:formula="of:=IF(ISBLANK([.D138]);(180*budgetjour-[.O13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8" calcext:value-type="float">
            <text:p>138</text:p>
          </table:table-cell>
          <table:table-cell table:style-name="ce25" office:value-type="date" office:date-value="2023-07-31" calcext:value-type="date">
            <text:p>lun. 31 juil.</text:p>
          </table:table-cell>
          <table:table-cell table:style-name="ce29" table:formula="of:=[.D138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8]+[.E139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8]+[.G139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59.66+5.9" office:value-type="currency" office:currency="USD" office:value="65.56" calcext:value-type="currency">
            <text:p>$65,56</text:p>
          </table:table-cell>
          <table:table-cell table:style-name="ce41" office:value-type="currency" office:currency="USD" office:value="50" calcext:value-type="currency">
            <text:p>$50,00</text:p>
          </table:table-cell>
          <table:table-cell table:style-name="ce43" table:formula="of:=[.K139]+[.L139]+[.M139]" office:value-type="currency" office:currency="USD" office:value="185.56" calcext:value-type="currency">
            <text:p>$185,56</text:p>
          </table:table-cell>
          <table:table-cell table:style-name="ce41" table:formula="of:=[.O138]+[.N139]" office:value-type="currency" office:currency="USD" office:value="9868.80628" calcext:value-type="currency">
            <text:p>$9 868,81</text:p>
          </table:table-cell>
          <table:table-cell table:style-name="ce41" table:formula="of:=[.A139]*budgetjour-[.O139]" office:value-type="currency" office:currency="USD" office:value="3379.19372" calcext:value-type="currency">
            <text:p>$3 379,19</text:p>
          </table:table-cell>
          <table:table-cell table:number-columns-repeated="3"/>
          <table:table-cell table:style-name="ce41" table:formula="of:=IF(ISBLANK([.D139]);(180*budgetjour-[.O13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9" calcext:value-type="float">
            <text:p>139</text:p>
          </table:table-cell>
          <table:table-cell table:style-name="ce25" office:value-type="date" office:date-value="2023-08-01" calcext:value-type="date">
            <text:p>mar. 1 août</text:p>
          </table:table-cell>
          <table:table-cell table:style-name="ce29" table:formula="of:=[.D139]" office:value-type="string" office:string-value="Broome" calcext:value-type="string">
            <text:p>Broome</text:p>
          </table:table-cell>
          <table:table-cell table:style-name="ce28" office:value-type="string" calcext:value-type="string">
            <text:p>Bush camp</text:p>
          </table:table-cell>
          <table:table-cell office:value-type="float" office:value="79" calcext:value-type="float">
            <text:p>79</text:p>
          </table:table-cell>
          <table:table-cell table:style-name="ce13" table:formula="of:=[.F139]+[.E140]" office:value-type="float" office:value="6897" calcext:value-type="float">
            <text:p>6897</text:p>
          </table:table-cell>
          <table:table-cell office:value-type="float" office:value="154" calcext:value-type="float">
            <text:p>154</text:p>
          </table:table-cell>
          <table:table-cell table:formula="of:=[.H139]+[.G140]" office:value-type="float" office:value="35652" calcext:value-type="float">
            <text:p>35652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8" calcext:value-type="currency">
            <text:p>$18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0]+[.L140]+[.M140]" office:value-type="currency" office:currency="USD" office:value="18.8" calcext:value-type="currency">
            <text:p>$18,80</text:p>
          </table:table-cell>
          <table:table-cell table:style-name="ce41" table:formula="of:=[.O139]+[.N140]" office:value-type="currency" office:currency="USD" office:value="9887.60627999999" calcext:value-type="currency">
            <text:p>$9 887,61</text:p>
          </table:table-cell>
          <table:table-cell table:style-name="ce41" table:formula="of:=[.A140]*budgetjour-[.O140]" office:value-type="currency" office:currency="USD" office:value="3456.39372000001" calcext:value-type="currency">
            <text:p>$3 456,39</text:p>
          </table:table-cell>
          <table:table-cell table:number-columns-repeated="3"/>
          <table:table-cell table:style-name="ce41" table:formula="of:=IF(ISBLANK([.D140]);(180*budgetjour-[.O14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0" calcext:value-type="float">
            <text:p>140</text:p>
          </table:table-cell>
          <table:table-cell table:style-name="ce25" office:value-type="date" office:date-value="2023-08-02" calcext:value-type="date">
            <text:p>mer. 2 août</text:p>
          </table:table-cell>
          <table:table-cell table:style-name="ce29" table:formula="of:=[.D140]" office:value-type="string" office:string-value="Bush camp" calcext:value-type="string">
            <text:p>Bush camp</text:p>
          </table:table-cell>
          <table:table-cell office:value-type="string" calcext:value-type="string">
            <text:p>Goldwire Campground</text:p>
          </table:table-cell>
          <table:table-cell office:value-type="float" office:value="82" calcext:value-type="float">
            <text:p>82</text:p>
          </table:table-cell>
          <table:table-cell table:style-name="ce13" table:formula="of:=[.F140]+[.E141]" office:value-type="float" office:value="6979" calcext:value-type="float">
            <text:p>6979</text:p>
          </table:table-cell>
          <table:table-cell office:value-type="float" office:value="168" calcext:value-type="float">
            <text:p>168</text:p>
          </table:table-cell>
          <table:table-cell table:formula="of:=[.H140]+[.G141]" office:value-type="float" office:value="35820" calcext:value-type="float">
            <text:p>35820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41]+[.L141]+[.M141]" office:value-type="currency" office:currency="USD" office:value="0" calcext:value-type="currency">
            <text:p>$0,00</text:p>
          </table:table-cell>
          <table:table-cell table:style-name="ce41" table:formula="of:=[.O140]+[.N141]" office:value-type="currency" office:currency="USD" office:value="9887.60627999999" calcext:value-type="currency">
            <text:p>$9 887,61</text:p>
          </table:table-cell>
          <table:table-cell table:style-name="ce41" table:formula="of:=[.A141]*budgetjour-[.O141]" office:value-type="currency" office:currency="USD" office:value="3552.39372000001" calcext:value-type="currency">
            <text:p>$3 552,39</text:p>
          </table:table-cell>
          <table:table-cell table:number-columns-repeated="3"/>
          <table:table-cell table:style-name="ce41" table:formula="of:=IF(ISBLANK([.D141]);(180*budgetjour-[.O14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1" calcext:value-type="float">
            <text:p>141</text:p>
          </table:table-cell>
          <table:table-cell table:style-name="ce25" office:value-type="date" office:date-value="2023-08-03" calcext:value-type="date">
            <text:p>jeu. 3 août</text:p>
          </table:table-cell>
          <table:table-cell table:style-name="ce29" table:formula="of:=[.D141]" office:value-type="string" office:string-value="Goldwire Campground" calcext:value-type="string">
            <text:p>Goldwire Campground</text:p>
          </table:table-cell>
          <table:table-cell office:value-type="string" calcext:value-type="string">
            <text:p>Bush camp</text:p>
          </table:table-cell>
          <table:table-cell table:formula="of:=73.83+16.73" office:value-type="float" office:value="90.56" calcext:value-type="float">
            <text:p>90,56</text:p>
          </table:table-cell>
          <table:table-cell table:style-name="ce13" table:formula="of:=[.F141]+[.E142]" office:value-type="float" office:value="7069.56" calcext:value-type="float">
            <text:p>7070</text:p>
          </table:table-cell>
          <table:table-cell table:formula="of:=146+24" office:value-type="float" office:value="170" calcext:value-type="float">
            <text:p>170</text:p>
          </table:table-cell>
          <table:table-cell table:formula="of:=[.H141]+[.G142]" office:value-type="float" office:value="35990" calcext:value-type="float">
            <text:p>35990</text:p>
          </table:table-cell>
          <table:table-cell table:formula="of:=(16.85*73.82+16.26*16.72)/91" office:value-type="float" office:value="16.6564197802198" calcext:value-type="float">
            <text:p>16,66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42]+[.L142]+[.M142]" office:value-type="currency" office:currency="USD" office:value="0" calcext:value-type="currency">
            <text:p>$0,00</text:p>
          </table:table-cell>
          <table:table-cell table:style-name="ce41" table:formula="of:=[.O141]+[.N142]" office:value-type="currency" office:currency="USD" office:value="9887.60627999999" calcext:value-type="currency">
            <text:p>$9 887,61</text:p>
          </table:table-cell>
          <table:table-cell table:style-name="ce41" table:formula="of:=[.A142]*budgetjour-[.O142]" office:value-type="currency" office:currency="USD" office:value="3648.39372000001" calcext:value-type="currency">
            <text:p>$3 648,39</text:p>
          </table:table-cell>
          <table:table-cell table:number-columns-repeated="3"/>
          <table:table-cell table:style-name="ce41" table:formula="of:=IF(ISBLANK([.D142]);(180*budgetjour-[.O14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2" calcext:value-type="float">
            <text:p>142</text:p>
          </table:table-cell>
          <table:table-cell table:style-name="ce25" office:value-type="date" office:date-value="2023-08-04" calcext:value-type="date">
            <text:p>ven. 4 août</text:p>
          </table:table-cell>
          <table:table-cell table:style-name="ce29" table:formula="of:=[.D142]" office:value-type="string" office:string-value="Bush camp" calcext:value-type="string">
            <text:p>Bush camp</text:p>
          </table:table-cell>
          <table:table-cell office:value-type="string" calcext:value-type="string">
            <text:p>Sandfire Roadhouse</text:p>
          </table:table-cell>
          <table:table-cell office:value-type="float" office:value="76" calcext:value-type="float">
            <text:p>76</text:p>
          </table:table-cell>
          <table:table-cell table:style-name="ce13" table:formula="of:=[.F142]+[.E143]" office:value-type="float" office:value="7145.56" calcext:value-type="float">
            <text:p>7146</text:p>
          </table:table-cell>
          <table:table-cell office:value-type="float" office:value="107" calcext:value-type="float">
            <text:p>107</text:p>
          </table:table-cell>
          <table:table-cell table:formula="of:=[.H142]+[.G143]" office:value-type="float" office:value="36097" calcext:value-type="float">
            <text:p>36097</text:p>
          </table:table-cell>
          <table:table-cell office:value-type="float" office:value="16.2" calcext:value-type="float">
            <text:p>16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6+29.5+3.5+6.5" office:value-type="currency" office:currency="USD" office:value="45.5" calcext:value-type="currency">
            <text:p>$45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3]+[.L143]+[.M143]" office:value-type="currency" office:currency="USD" office:value="115.5" calcext:value-type="currency">
            <text:p>$115,50</text:p>
          </table:table-cell>
          <table:table-cell table:style-name="ce41" table:formula="of:=[.O142]+[.N143]" office:value-type="currency" office:currency="USD" office:value="10003.10628" calcext:value-type="currency">
            <text:p>$10 003,11</text:p>
          </table:table-cell>
          <table:table-cell table:style-name="ce41" table:formula="of:=[.A143]*budgetjour-[.O143]" office:value-type="currency" office:currency="USD" office:value="3628.89372000001" calcext:value-type="currency">
            <text:p>$3 628,89</text:p>
          </table:table-cell>
          <table:table-cell table:number-columns-repeated="3"/>
          <table:table-cell table:style-name="ce41" table:formula="of:=IF(ISBLANK([.D143]);(180*budgetjour-[.O14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3" calcext:value-type="float">
            <text:p>143</text:p>
          </table:table-cell>
          <table:table-cell table:style-name="ce25" office:value-type="date" office:date-value="2023-08-05" calcext:value-type="date">
            <text:p>sam. 5 août</text:p>
          </table:table-cell>
          <table:table-cell table:style-name="ce29" table:formula="of:=[.D143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Sandfire Roadhouse</text:p>
          </table:table-cell>
          <table:table-cell office:value-type="float" office:value="0" calcext:value-type="float">
            <text:p>0</text:p>
          </table:table-cell>
          <table:table-cell table:style-name="ce13" table:formula="of:=[.F143]+[.E144]" office:value-type="float" office:value="7145.56" calcext:value-type="float">
            <text:p>7146</text:p>
          </table:table-cell>
          <table:table-cell office:value-type="float" office:value="0" calcext:value-type="float">
            <text:p>0</text:p>
          </table:table-cell>
          <table:table-cell table:formula="of:=[.H143]+[.G144]" office:value-type="float" office:value="36097" calcext:value-type="float">
            <text:p>360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28+32.5+4+6" office:value-type="currency" office:currency="USD" office:value="70.5" calcext:value-type="currency">
            <text:p>$70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4]+[.L144]+[.M144]" office:value-type="currency" office:currency="USD" office:value="140.5" calcext:value-type="currency">
            <text:p>$140,50</text:p>
          </table:table-cell>
          <table:table-cell table:style-name="ce41" table:formula="of:=[.O143]+[.N144]" office:value-type="currency" office:currency="USD" office:value="10143.60628" calcext:value-type="currency">
            <text:p>$10 143,61</text:p>
          </table:table-cell>
          <table:table-cell table:style-name="ce41" table:formula="of:=[.A144]*budgetjour-[.O144]" office:value-type="currency" office:currency="USD" office:value="3584.39372000001" calcext:value-type="currency">
            <text:p>$3 584,39</text:p>
          </table:table-cell>
          <table:table-cell table:number-columns-repeated="3"/>
          <table:table-cell table:style-name="ce41" table:formula="of:=IF(ISBLANK([.D144]);(180*budgetjour-[.O14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4" calcext:value-type="float">
            <text:p>144</text:p>
          </table:table-cell>
          <table:table-cell table:style-name="ce25" office:value-type="date" office:date-value="2023-08-06" calcext:value-type="date">
            <text:p>dim. 6 août</text:p>
          </table:table-cell>
          <table:table-cell table:style-name="ce29" table:formula="of:=[.D144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Sandfire Roadhouse</text:p>
          </table:table-cell>
          <table:table-cell office:value-type="float" office:value="0" calcext:value-type="float">
            <text:p>0</text:p>
          </table:table-cell>
          <table:table-cell table:style-name="ce13" table:formula="of:=[.F144]+[.E145]" office:value-type="float" office:value="7145.56" calcext:value-type="float">
            <text:p>7146</text:p>
          </table:table-cell>
          <table:table-cell office:value-type="float" office:value="0" calcext:value-type="float">
            <text:p>0</text:p>
          </table:table-cell>
          <table:table-cell table:formula="of:=[.H144]+[.G145]" office:value-type="float" office:value="36097" calcext:value-type="float">
            <text:p>360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28+29.5+6+7+6" office:value-type="currency" office:currency="USD" office:value="76.5" calcext:value-type="currency">
            <text:p>$7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5]+[.L145]+[.M145]" office:value-type="currency" office:currency="USD" office:value="146.5" calcext:value-type="currency">
            <text:p>$146,50</text:p>
          </table:table-cell>
          <table:table-cell table:style-name="ce41" table:formula="of:=[.O144]+[.N145]" office:value-type="currency" office:currency="USD" office:value="10290.10628" calcext:value-type="currency">
            <text:p>$10 290,11</text:p>
          </table:table-cell>
          <table:table-cell table:style-name="ce41" table:formula="of:=[.A145]*budgetjour-[.O145]" office:value-type="currency" office:currency="USD" office:value="3533.89372000001" calcext:value-type="currency">
            <text:p>$3 533,89</text:p>
          </table:table-cell>
          <table:table-cell table:number-columns-repeated="3"/>
          <table:table-cell table:style-name="ce41" table:formula="of:=IF(ISBLANK([.D145]);(180*budgetjour-[.O14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5" calcext:value-type="float">
            <text:p>145</text:p>
          </table:table-cell>
          <table:table-cell table:style-name="ce25" office:value-type="date" office:date-value="2023-08-07" calcext:value-type="date">
            <text:p>lun. 7 août</text:p>
          </table:table-cell>
          <table:table-cell table:style-name="ce29" table:formula="of:=[.D145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Warree Hill</text:p>
          </table:table-cell>
          <table:table-cell office:value-type="float" office:value="83" calcext:value-type="float">
            <text:p>83</text:p>
          </table:table-cell>
          <table:table-cell table:style-name="ce13" table:formula="of:=[.F145]+[.E146]" office:value-type="float" office:value="7228.56" calcext:value-type="float">
            <text:p>7229</text:p>
          </table:table-cell>
          <table:table-cell office:value-type="float" office:value="142" calcext:value-type="float">
            <text:p>142</text:p>
          </table:table-cell>
          <table:table-cell table:formula="of:=[.H145]+[.G146]" office:value-type="float" office:value="36239" calcext:value-type="float">
            <text:p>36239</text:p>
          </table:table-cell>
          <table:table-cell office:value-type="float" office:value="18.2" calcext:value-type="float">
            <text:p>18,2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28+22" office:value-type="currency" office:currency="USD" office:value="50" calcext:value-type="currency">
            <text:p>$5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6]+[.L146]+[.M146]" office:value-type="currency" office:currency="USD" office:value="50" calcext:value-type="currency">
            <text:p>$50,00</text:p>
          </table:table-cell>
          <table:table-cell table:style-name="ce41" table:formula="of:=[.O145]+[.N146]" office:value-type="currency" office:currency="USD" office:value="10340.10628" calcext:value-type="currency">
            <text:p>$10 340,11</text:p>
          </table:table-cell>
          <table:table-cell table:style-name="ce41" table:formula="of:=[.A146]*budgetjour-[.O146]" office:value-type="currency" office:currency="USD" office:value="3579.89372000001" calcext:value-type="currency">
            <text:p>$3 579,89</text:p>
          </table:table-cell>
          <table:table-cell table:number-columns-repeated="3"/>
          <table:table-cell table:style-name="ce41" table:formula="of:=IF(ISBLANK([.D146]);(180*budgetjour-[.O14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6" calcext:value-type="float">
            <text:p>146</text:p>
          </table:table-cell>
          <table:table-cell table:style-name="ce25" office:value-type="date" office:date-value="2023-08-08" calcext:value-type="date">
            <text:p>mar. 8 août</text:p>
          </table:table-cell>
          <table:table-cell table:style-name="ce29" table:formula="of:=[.D146]" office:value-type="string" office:string-value="Warree Hill" calcext:value-type="string">
            <text:p>Warree Hill</text:p>
          </table:table-cell>
          <table:table-cell office:value-type="string" calcext:value-type="string">
            <text:p>Cape Keraudren</text:p>
          </table:table-cell>
          <table:table-cell office:value-type="float" office:value="68" calcext:value-type="float">
            <text:p>68</text:p>
          </table:table-cell>
          <table:table-cell table:style-name="ce13" table:formula="of:=[.F146]+[.E147]" office:value-type="float" office:value="7296.56" calcext:value-type="float">
            <text:p>7297</text:p>
          </table:table-cell>
          <table:table-cell office:value-type="float" office:value="149" calcext:value-type="float">
            <text:p>149</text:p>
          </table:table-cell>
          <table:table-cell table:formula="of:=[.H146]+[.G147]" office:value-type="float" office:value="36388" calcext:value-type="float">
            <text:p>36388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47]+[.L147]+[.M147]" office:value-type="currency" office:currency="USD" office:value="10" calcext:value-type="currency">
            <text:p>$10,00</text:p>
          </table:table-cell>
          <table:table-cell table:style-name="ce41" table:formula="of:=[.O146]+[.N147]" office:value-type="currency" office:currency="USD" office:value="10350.10628" calcext:value-type="currency">
            <text:p>$10 350,11</text:p>
          </table:table-cell>
          <table:table-cell table:style-name="ce41" table:formula="of:=[.A147]*budgetjour-[.O147]" office:value-type="currency" office:currency="USD" office:value="3665.89372000001" calcext:value-type="currency">
            <text:p>$3 665,89</text:p>
          </table:table-cell>
          <table:table-cell table:number-columns-repeated="3"/>
          <table:table-cell table:style-name="ce41" table:formula="of:=IF(ISBLANK([.D147]);(180*budgetjour-[.O14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7" calcext:value-type="float">
            <text:p>147</text:p>
          </table:table-cell>
          <table:table-cell table:style-name="ce25" office:value-type="date" office:date-value="2023-08-09" calcext:value-type="date">
            <text:p>mer. 9 août</text:p>
          </table:table-cell>
          <table:table-cell table:style-name="ce29" table:formula="of:=[.D147]" office:value-type="string" office:string-value="Cape Keraudren" calcext:value-type="string">
            <text:p>Cape Keraudren</text:p>
          </table:table-cell>
          <table:table-cell office:value-type="string" calcext:value-type="string">
            <text:p>Cape Keraudren</text:p>
          </table:table-cell>
          <table:table-cell office:value-type="float" office:value="0" calcext:value-type="float">
            <text:p>0</text:p>
          </table:table-cell>
          <table:table-cell table:style-name="ce13" table:formula="of:=[.F147]+[.E148]" office:value-type="float" office:value="7296.56" calcext:value-type="float">
            <text:p>7297</text:p>
          </table:table-cell>
          <table:table-cell office:value-type="float" office:value="0" calcext:value-type="float">
            <text:p>0</text:p>
          </table:table-cell>
          <table:table-cell table:formula="of:=[.H147]+[.G148]" office:value-type="float" office:value="36388" calcext:value-type="float">
            <text:p>3638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48]+[.L148]+[.M148]" office:value-type="currency" office:currency="USD" office:value="10" calcext:value-type="currency">
            <text:p>$10,00</text:p>
          </table:table-cell>
          <table:table-cell table:style-name="ce41" table:formula="of:=[.O147]+[.N148]" office:value-type="currency" office:currency="USD" office:value="10360.10628" calcext:value-type="currency">
            <text:p>$10 360,11</text:p>
          </table:table-cell>
          <table:table-cell table:style-name="ce41" table:formula="of:=[.A148]*budgetjour-[.O148]" office:value-type="currency" office:currency="USD" office:value="3751.89372000001" calcext:value-type="currency">
            <text:p>$3 751,89</text:p>
          </table:table-cell>
          <table:table-cell table:number-columns-repeated="3"/>
          <table:table-cell table:style-name="ce41" table:formula="of:=IF(ISBLANK([.D148]);(180*budgetjour-[.O14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8" calcext:value-type="float">
            <text:p>148</text:p>
          </table:table-cell>
          <table:table-cell table:style-name="ce25" office:value-type="date" office:date-value="2023-08-10" calcext:value-type="date">
            <text:p>jeu. 10 août</text:p>
          </table:table-cell>
          <table:table-cell table:style-name="ce29" table:formula="of:=[.D148]" office:value-type="string" office:string-value="Cape Keraudren" calcext:value-type="string">
            <text:p>Cape Keraudren</text:p>
          </table:table-cell>
          <table:table-cell office:value-type="string" calcext:value-type="string">
            <text:p>De Grey River Rest Area</text:p>
          </table:table-cell>
          <table:table-cell office:value-type="float" office:value="82" calcext:value-type="float">
            <text:p>82</text:p>
          </table:table-cell>
          <table:table-cell table:style-name="ce13" table:formula="of:=[.F148]+[.E149]" office:value-type="float" office:value="7378.56" calcext:value-type="float">
            <text:p>7379</text:p>
          </table:table-cell>
          <table:table-cell office:value-type="float" office:value="156" calcext:value-type="float">
            <text:p>156</text:p>
          </table:table-cell>
          <table:table-cell table:formula="of:=[.H148]+[.G149]" office:value-type="float" office:value="36544" calcext:value-type="float">
            <text:p>36544</text:p>
          </table:table-cell>
          <table:table-cell office:value-type="float" office:value="17.3" calcext:value-type="float">
            <text:p>17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49]+[.L149]+[.M149]" office:value-type="currency" office:currency="USD" office:value="0" calcext:value-type="currency">
            <text:p>$0,00</text:p>
          </table:table-cell>
          <table:table-cell table:style-name="ce41" table:formula="of:=[.O148]+[.N149]" office:value-type="currency" office:currency="USD" office:value="10360.10628" calcext:value-type="currency">
            <text:p>$10 360,11</text:p>
          </table:table-cell>
          <table:table-cell table:style-name="ce41" table:formula="of:=[.A149]*budgetjour-[.O149]" office:value-type="currency" office:currency="USD" office:value="3847.89372000001" calcext:value-type="currency">
            <text:p>$3 847,89</text:p>
          </table:table-cell>
          <table:table-cell table:number-columns-repeated="3"/>
          <table:table-cell table:style-name="ce41" table:formula="of:=IF(ISBLANK([.D149]);(180*budgetjour-[.O14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9" calcext:value-type="float">
            <text:p>149</text:p>
          </table:table-cell>
          <table:table-cell table:style-name="ce25" office:value-type="date" office:date-value="2023-08-11" calcext:value-type="date">
            <text:p>ven. 11 août</text:p>
          </table:table-cell>
          <table:table-cell table:style-name="ce29" table:formula="of:=[.D149]" office:value-type="string" office:string-value="De Grey River Rest Area" calcext:value-type="string">
            <text:p>De Grey River Rest Area</text:p>
          </table:table-cell>
          <table:table-cell office:value-type="string" calcext:value-type="string">
            <text:p>South Hedland</text:p>
          </table:table-cell>
          <table:table-cell office:value-type="float" office:value="78" calcext:value-type="float">
            <text:p>78</text:p>
          </table:table-cell>
          <table:table-cell table:style-name="ce13" table:formula="of:=[.F149]+[.E150]" office:value-type="float" office:value="7456.56" calcext:value-type="float">
            <text:p>7457</text:p>
          </table:table-cell>
          <table:table-cell office:value-type="float" office:value="121" calcext:value-type="float">
            <text:p>121</text:p>
          </table:table-cell>
          <table:table-cell table:formula="of:=[.H149]+[.G150]" office:value-type="float" office:value="36665" calcext:value-type="float">
            <text:p>3666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table:formula="of:=23+17+7" office:value-type="currency" office:currency="USD" office:value="47" calcext:value-type="currency">
            <text:p>$47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0]+[.L150]+[.M150]" office:value-type="currency" office:currency="USD" office:value="57" calcext:value-type="currency">
            <text:p>$57,00</text:p>
          </table:table-cell>
          <table:table-cell table:style-name="ce41" table:formula="of:=[.O149]+[.N150]" office:value-type="currency" office:currency="USD" office:value="10417.10628" calcext:value-type="currency">
            <text:p>$10 417,11</text:p>
          </table:table-cell>
          <table:table-cell table:style-name="ce41" table:formula="of:=[.A150]*budgetjour-[.O150]" office:value-type="currency" office:currency="USD" office:value="3886.89372000001" calcext:value-type="currency">
            <text:p>$3 886,89</text:p>
          </table:table-cell>
          <table:table-cell table:number-columns-repeated="3"/>
          <table:table-cell table:style-name="ce41" table:formula="of:=IF(ISBLANK([.D150]);(180*budgetjour-[.O15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0" calcext:value-type="float">
            <text:p>150</text:p>
          </table:table-cell>
          <table:table-cell table:style-name="ce25" office:value-type="date" office:date-value="2023-08-12" calcext:value-type="date">
            <text:p>sam. 12 août</text:p>
          </table:table-cell>
          <table:table-cell table:style-name="ce29" table:formula="of:=[.D150]" office:value-type="string" office:string-value="South Hedland" calcext:value-type="string">
            <text:p>South Hedland</text:p>
          </table:table-cell>
          <table:table-cell office:value-type="string" calcext:value-type="string">
            <text:p>South Hedland</text:p>
          </table:table-cell>
          <table:table-cell table:formula="of:=33.69+6.99+5.76" office:value-type="float" office:value="46.44" calcext:value-type="float">
            <text:p>46,44</text:p>
          </table:table-cell>
          <table:table-cell table:style-name="ce13" table:formula="of:=[.F150]+[.E151]" office:value-type="float" office:value="7503" calcext:value-type="float">
            <text:p>7503</text:p>
          </table:table-cell>
          <table:table-cell office:value-type="float" office:value="92" calcext:value-type="float">
            <text:p>92</text:p>
          </table:table-cell>
          <table:table-cell table:formula="of:=[.H150]+[.G151]" office:value-type="float" office:value="36757" calcext:value-type="float">
            <text:p>36757</text:p>
          </table:table-cell>
          <table:table-cell office:value-type="float" office:value="14.57" calcext:value-type="float">
            <text:p>14,57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0" calcext:value-type="currency">
            <text:p>$50,00</text:p>
          </table:table-cell>
          <table:table-cell table:style-name="ce41" table:formula="of:=42.33+28" office:value-type="currency" office:currency="USD" office:value="70.33" calcext:value-type="currency">
            <text:p>$70,33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1]+[.L151]+[.M151]" office:value-type="currency" office:currency="USD" office:value="120.33" calcext:value-type="currency">
            <text:p>$120,33</text:p>
          </table:table-cell>
          <table:table-cell table:style-name="ce41" table:formula="of:=[.O150]+[.N151]" office:value-type="currency" office:currency="USD" office:value="10537.43628" calcext:value-type="currency">
            <text:p>$10 537,44</text:p>
          </table:table-cell>
          <table:table-cell table:style-name="ce41" table:formula="of:=[.A151]*budgetjour-[.O151]" office:value-type="currency" office:currency="USD" office:value="3862.56372000001" calcext:value-type="currency">
            <text:p>$3 862,56</text:p>
          </table:table-cell>
          <table:table-cell table:number-columns-repeated="3"/>
          <table:table-cell table:style-name="ce41" table:formula="of:=IF(ISBLANK([.D151]);(180*budgetjour-[.O15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1" calcext:value-type="float">
            <text:p>151</text:p>
          </table:table-cell>
          <table:table-cell table:style-name="ce25" office:value-type="date" office:date-value="2023-08-13" calcext:value-type="date">
            <text:p>dim. 13 août</text:p>
          </table:table-cell>
          <table:table-cell table:style-name="ce29" table:formula="of:=[.D151]" office:value-type="string" office:string-value="South Hedland" calcext:value-type="string">
            <text:p>South Hedland</text:p>
          </table:table-cell>
          <table:table-cell office:value-type="string" calcext:value-type="string">
            <text:p>Bush camp</text:p>
          </table:table-cell>
          <table:table-cell office:value-type="float" office:value="85" calcext:value-type="float">
            <text:p>85</text:p>
          </table:table-cell>
          <table:table-cell table:style-name="ce13" table:formula="of:=[.F151]+[.E152]" office:value-type="float" office:value="7588" calcext:value-type="float">
            <text:p>7588</text:p>
          </table:table-cell>
          <table:table-cell office:value-type="float" office:value="201" calcext:value-type="float">
            <text:p>201</text:p>
          </table:table-cell>
          <table:table-cell table:formula="of:=[.H151]+[.G152]" office:value-type="float" office:value="36958" calcext:value-type="float">
            <text:p>36958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52]+[.L152]+[.M152]" office:value-type="currency" office:currency="USD" office:value="0" calcext:value-type="currency">
            <text:p>$0,00</text:p>
          </table:table-cell>
          <table:table-cell table:style-name="ce41" table:formula="of:=[.O151]+[.N152]" office:value-type="currency" office:currency="USD" office:value="10537.43628" calcext:value-type="currency">
            <text:p>$10 537,44</text:p>
          </table:table-cell>
          <table:table-cell table:style-name="ce41" table:formula="of:=[.A152]*budgetjour-[.O152]" office:value-type="currency" office:currency="USD" office:value="3958.56372000001" calcext:value-type="currency">
            <text:p>$3 958,56</text:p>
          </table:table-cell>
          <table:table-cell table:number-columns-repeated="3"/>
          <table:table-cell table:style-name="ce41" table:formula="of:=IF(ISBLANK([.D152]);(180*budgetjour-[.O15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2" calcext:value-type="float">
            <text:p>152</text:p>
          </table:table-cell>
          <table:table-cell table:style-name="ce25" office:value-type="date" office:date-value="2023-08-14" calcext:value-type="date">
            <text:p>lun. 14 août</text:p>
          </table:table-cell>
          <table:table-cell table:style-name="ce29" table:formula="of:=[.D152]" office:value-type="string" office:string-value="Bush camp" calcext:value-type="string">
            <text:p>Bush camp</text:p>
          </table:table-cell>
          <table:table-cell office:value-type="string" calcext:value-type="string">
            <text:p>Two Camel Creek Rest Area</text:p>
          </table:table-cell>
          <table:table-cell office:value-type="float" office:value="84" calcext:value-type="float">
            <text:p>84</text:p>
          </table:table-cell>
          <table:table-cell table:style-name="ce13" table:formula="of:=[.F152]+[.E153]" office:value-type="float" office:value="7672" calcext:value-type="float">
            <text:p>7672</text:p>
          </table:table-cell>
          <table:table-cell office:value-type="float" office:value="237" calcext:value-type="float">
            <text:p>237</text:p>
          </table:table-cell>
          <table:table-cell table:formula="of:=[.H152]+[.G153]" office:value-type="float" office:value="37195" calcext:value-type="float">
            <text:p>37195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53]+[.L153]+[.M153]" office:value-type="currency" office:currency="USD" office:value="0" calcext:value-type="currency">
            <text:p>$0,00</text:p>
          </table:table-cell>
          <table:table-cell table:style-name="ce41" table:formula="of:=[.O152]+[.N153]" office:value-type="currency" office:currency="USD" office:value="10537.43628" calcext:value-type="currency">
            <text:p>$10 537,44</text:p>
          </table:table-cell>
          <table:table-cell table:style-name="ce41" table:formula="of:=[.A153]*budgetjour-[.O153]" office:value-type="currency" office:currency="USD" office:value="4054.56372000001" calcext:value-type="currency">
            <text:p>$4 054,56</text:p>
          </table:table-cell>
          <table:table-cell table:number-columns-repeated="3"/>
          <table:table-cell table:style-name="ce41" table:formula="of:=IF(ISBLANK([.D153]);(180*budgetjour-[.O15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3" calcext:value-type="float">
            <text:p>153</text:p>
          </table:table-cell>
          <table:table-cell table:style-name="ce25" office:value-type="date" office:date-value="2023-08-15" calcext:value-type="date">
            <text:p>mar. 15 août</text:p>
          </table:table-cell>
          <table:table-cell table:style-name="ce29" table:formula="of:=[.D153]" office:value-type="string" office:string-value="Two Camel Creek Rest Area" calcext:value-type="string">
            <text:p>Two Camel Creek Rest Area</text:p>
          </table:table-cell>
          <table:table-cell office:value-type="string" calcext:value-type="string">
            <text:p>Auski Roadhouse</text:p>
          </table:table-cell>
          <table:table-cell office:value-type="float" office:value="85" calcext:value-type="float">
            <text:p>85</text:p>
          </table:table-cell>
          <table:table-cell table:style-name="ce13" table:formula="of:=[.F153]+[.E154]" office:value-type="float" office:value="7757" calcext:value-type="float">
            <text:p>7757</text:p>
          </table:table-cell>
          <table:table-cell office:value-type="float" office:value="408" calcext:value-type="float">
            <text:p>408</text:p>
          </table:table-cell>
          <table:table-cell table:formula="of:=[.H153]+[.G154]" office:value-type="float" office:value="37603" calcext:value-type="float">
            <text:p>37603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4]+[.L154]+[.M154]" office:value-type="currency" office:currency="USD" office:value="35" calcext:value-type="currency">
            <text:p>$35,00</text:p>
          </table:table-cell>
          <table:table-cell table:style-name="ce41" table:formula="of:=[.O153]+[.N154]" office:value-type="currency" office:currency="USD" office:value="10572.43628" calcext:value-type="currency">
            <text:p>$10 572,44</text:p>
          </table:table-cell>
          <table:table-cell table:style-name="ce41" table:formula="of:=[.A154]*budgetjour-[.O154]" office:value-type="currency" office:currency="USD" office:value="4115.56372000001" calcext:value-type="currency">
            <text:p>$4 115,56</text:p>
          </table:table-cell>
          <table:table-cell table:number-columns-repeated="3"/>
          <table:table-cell table:style-name="ce41" table:formula="of:=IF(ISBLANK([.D154]);(180*budgetjour-[.O15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4" calcext:value-type="float">
            <text:p>154</text:p>
          </table:table-cell>
          <table:table-cell table:style-name="ce25" office:value-type="date" office:date-value="2023-08-16" calcext:value-type="date">
            <text:p>mer. 16 août</text:p>
          </table:table-cell>
          <table:table-cell table:style-name="ce29" table:formula="of:=[.D154]" office:value-type="string" office:string-value="Auski Roadhouse" calcext:value-type="string">
            <text:p>Auski Roadhouse</text:p>
          </table:table-cell>
          <table:table-cell office:value-type="string" calcext:value-type="string">
            <text:p>Bush camp</text:p>
          </table:table-cell>
          <table:table-cell office:value-type="float" office:value="78" calcext:value-type="float">
            <text:p>78</text:p>
          </table:table-cell>
          <table:table-cell table:style-name="ce13" table:formula="of:=[.F154]+[.E155]" office:value-type="float" office:value="7835" calcext:value-type="float">
            <text:p>7835</text:p>
          </table:table-cell>
          <table:table-cell office:value-type="float" office:value="510" calcext:value-type="float">
            <text:p>510</text:p>
          </table:table-cell>
          <table:table-cell table:formula="of:=[.H154]+[.G155]" office:value-type="float" office:value="38113" calcext:value-type="float">
            <text:p>38113</text:p>
          </table:table-cell>
          <table:table-cell office:value-type="float" office:value="13" calcext:value-type="float">
            <text:p>13,0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55]+[.L155]+[.M155]" office:value-type="currency" office:currency="USD" office:value="0" calcext:value-type="currency">
            <text:p>$0,00</text:p>
          </table:table-cell>
          <table:table-cell table:style-name="ce41" table:formula="of:=[.O154]+[.N155]" office:value-type="currency" office:currency="USD" office:value="10572.43628" calcext:value-type="currency">
            <text:p>$10 572,44</text:p>
          </table:table-cell>
          <table:table-cell table:style-name="ce41" table:formula="of:=[.A155]*budgetjour-[.O155]" office:value-type="currency" office:currency="USD" office:value="4211.56372000001" calcext:value-type="currency">
            <text:p>$4 211,56</text:p>
          </table:table-cell>
          <table:table-cell table:number-columns-repeated="3"/>
          <table:table-cell table:style-name="ce41" table:formula="of:=IF(ISBLANK([.D155]);(180*budgetjour-[.O15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5" calcext:value-type="float">
            <text:p>155</text:p>
          </table:table-cell>
          <table:table-cell table:style-name="ce25" office:value-type="date" office:date-value="2023-08-17" calcext:value-type="date">
            <text:p>jeu. 17 août</text:p>
          </table:table-cell>
          <table:table-cell table:style-name="ce29" table:formula="of:=[.D155]" office:value-type="string" office:string-value="Bush camp" calcext:value-type="string">
            <text:p>Bush camp</text:p>
          </table:table-cell>
          <table:table-cell office:value-type="string" calcext:value-type="string">
            <text:p>Tom Price</text:p>
          </table:table-cell>
          <table:table-cell office:value-type="float" office:value="81" calcext:value-type="float">
            <text:p>81</text:p>
          </table:table-cell>
          <table:table-cell table:style-name="ce13" table:formula="of:=[.F155]+[.E156]" office:value-type="float" office:value="7916" calcext:value-type="float">
            <text:p>7916</text:p>
          </table:table-cell>
          <table:table-cell office:value-type="float" office:value="448" calcext:value-type="float">
            <text:p>448</text:p>
          </table:table-cell>
          <table:table-cell table:formula="of:=[.H155]+[.G156]" office:value-type="float" office:value="38561" calcext:value-type="float">
            <text:p>38561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8" calcext:value-type="currency">
            <text:p>$58,00</text:p>
          </table:table-cell>
          <table:table-cell table:style-name="ce41" office:value-type="currency" office:currency="USD" office:value="15.5" calcext:value-type="currency">
            <text:p>$15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6]+[.L156]+[.M156]" office:value-type="currency" office:currency="USD" office:value="73.5" calcext:value-type="currency">
            <text:p>$73,50</text:p>
          </table:table-cell>
          <table:table-cell table:style-name="ce41" table:formula="of:=[.O155]+[.N156]" office:value-type="currency" office:currency="USD" office:value="10645.93628" calcext:value-type="currency">
            <text:p>$10 645,94</text:p>
          </table:table-cell>
          <table:table-cell table:style-name="ce41" table:formula="of:=[.A156]*budgetjour-[.O156]" office:value-type="currency" office:currency="USD" office:value="4234.06372" calcext:value-type="currency">
            <text:p>$4 234,06</text:p>
          </table:table-cell>
          <table:table-cell table:number-columns-repeated="3"/>
          <table:table-cell table:style-name="ce41" table:formula="of:=IF(ISBLANK([.D156]);(180*budgetjour-[.O15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6" calcext:value-type="float">
            <text:p>156</text:p>
          </table:table-cell>
          <table:table-cell table:style-name="ce25" office:value-type="date" office:date-value="2023-08-18" calcext:value-type="date">
            <text:p>ven. 18 août</text:p>
          </table:table-cell>
          <table:table-cell table:style-name="ce29" table:formula="of:=[.D156]" office:value-type="string" office:string-value="Tom Price" calcext:value-type="string">
            <text:p>Tom Price</text:p>
          </table:table-cell>
          <table:table-cell office:value-type="string" calcext:value-type="string">
            <text:p>Tom Price</text:p>
          </table:table-cell>
          <table:table-cell office:value-type="float" office:value="0" calcext:value-type="float">
            <text:p>0</text:p>
          </table:table-cell>
          <table:table-cell table:style-name="ce13" table:formula="of:=[.F156]+[.E157]" office:value-type="float" office:value="7916" calcext:value-type="float">
            <text:p>7916</text:p>
          </table:table-cell>
          <table:table-cell office:value-type="float" office:value="0" calcext:value-type="float">
            <text:p>0</text:p>
          </table:table-cell>
          <table:table-cell table:formula="of:=[.H156]+[.G157]" office:value-type="float" office:value="38561" calcext:value-type="float">
            <text:p>385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8" calcext:value-type="currency">
            <text:p>$58,00</text:p>
          </table:table-cell>
          <table:table-cell table:style-name="ce41" table:formula="of:=41.33+14.2" office:value-type="currency" office:currency="USD" office:value="55.53" calcext:value-type="currency">
            <text:p>$55,53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7]+[.L157]+[.M157]" office:value-type="currency" office:currency="USD" office:value="113.53" calcext:value-type="currency">
            <text:p>$113,53</text:p>
          </table:table-cell>
          <table:table-cell table:style-name="ce41" table:formula="of:=[.O156]+[.N157]" office:value-type="currency" office:currency="USD" office:value="10759.46628" calcext:value-type="currency">
            <text:p>$10 759,47</text:p>
          </table:table-cell>
          <table:table-cell table:style-name="ce41" table:formula="of:=[.A157]*budgetjour-[.O157]" office:value-type="currency" office:currency="USD" office:value="4216.53372" calcext:value-type="currency">
            <text:p>$4 216,53</text:p>
          </table:table-cell>
          <table:table-cell table:number-columns-repeated="3"/>
          <table:table-cell table:style-name="ce41" table:formula="of:=IF(ISBLANK([.D157]);(180*budgetjour-[.O15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7" calcext:value-type="float">
            <text:p>157</text:p>
          </table:table-cell>
          <table:table-cell table:style-name="ce25" office:value-type="date" office:date-value="2023-08-19" calcext:value-type="date">
            <text:p>sam. 19 août</text:p>
          </table:table-cell>
          <table:table-cell table:style-name="ce29" table:formula="of:=[.D157]" office:value-type="string" office:string-value="Tom Price" calcext:value-type="string">
            <text:p>Tom Price</text:p>
          </table:table-cell>
          <table:table-cell office:value-type="string" calcext:value-type="string">
            <text:p>Tom Price</text:p>
          </table:table-cell>
          <table:table-cell office:value-type="float" office:value="0" calcext:value-type="float">
            <text:p>0</text:p>
          </table:table-cell>
          <table:table-cell table:style-name="ce13" table:formula="of:=[.F157]+[.E158]" office:value-type="float" office:value="7916" calcext:value-type="float">
            <text:p>7916</text:p>
          </table:table-cell>
          <table:table-cell office:value-type="float" office:value="0" calcext:value-type="float">
            <text:p>0</text:p>
          </table:table-cell>
          <table:table-cell table:formula="of:=[.H157]+[.G158]" office:value-type="float" office:value="38561" calcext:value-type="float">
            <text:p>385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8" calcext:value-type="currency">
            <text:p>$58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8]+[.L158]+[.M158]" office:value-type="currency" office:currency="USD" office:value="63" calcext:value-type="currency">
            <text:p>$63,00</text:p>
          </table:table-cell>
          <table:table-cell table:style-name="ce41" table:formula="of:=[.O157]+[.N158]" office:value-type="currency" office:currency="USD" office:value="10822.46628" calcext:value-type="currency">
            <text:p>$10 822,47</text:p>
          </table:table-cell>
          <table:table-cell table:style-name="ce41" table:formula="of:=[.A158]*budgetjour-[.O158]" office:value-type="currency" office:currency="USD" office:value="4249.53372" calcext:value-type="currency">
            <text:p>$4 249,53</text:p>
          </table:table-cell>
          <table:table-cell table:number-columns-repeated="3"/>
          <table:table-cell table:style-name="ce41" table:formula="of:=IF(ISBLANK([.D158]);(180*budgetjour-[.O15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8" calcext:value-type="float">
            <text:p>158</text:p>
          </table:table-cell>
          <table:table-cell table:style-name="ce25" office:value-type="date" office:date-value="2023-08-20" calcext:value-type="date">
            <text:p>dim. 20 août</text:p>
          </table:table-cell>
          <table:table-cell table:style-name="ce29" table:formula="of:=[.D158]" office:value-type="string" office:string-value="Tom Price" calcext:value-type="string">
            <text:p>Tom Price</text:p>
          </table:table-cell>
          <table:table-cell office:value-type="string" calcext:value-type="string">
            <text:p>Tom Price</text:p>
          </table:table-cell>
          <table:table-cell office:value-type="float" office:value="0" calcext:value-type="float">
            <text:p>0</text:p>
          </table:table-cell>
          <table:table-cell table:style-name="ce13" table:formula="of:=[.F158]+[.E159]" office:value-type="float" office:value="7916" calcext:value-type="float">
            <text:p>7916</text:p>
          </table:table-cell>
          <table:table-cell office:value-type="float" office:value="0" calcext:value-type="float">
            <text:p>0</text:p>
          </table:table-cell>
          <table:table-cell table:formula="of:=[.H158]+[.G159]" office:value-type="float" office:value="38561" calcext:value-type="float">
            <text:p>385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8" calcext:value-type="currency">
            <text:p>$58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9]+[.L159]+[.M159]" office:value-type="currency" office:currency="USD" office:value="118" calcext:value-type="currency">
            <text:p>$118,00</text:p>
          </table:table-cell>
          <table:table-cell table:style-name="ce41" table:formula="of:=[.O158]+[.N159]" office:value-type="currency" office:currency="USD" office:value="10940.46628" calcext:value-type="currency">
            <text:p>$10 940,47</text:p>
          </table:table-cell>
          <table:table-cell table:style-name="ce41" table:formula="of:=[.A159]*budgetjour-[.O159]" office:value-type="currency" office:currency="USD" office:value="4227.53372" calcext:value-type="currency">
            <text:p>$4 227,53</text:p>
          </table:table-cell>
          <table:table-cell table:number-columns-repeated="3"/>
          <table:table-cell table:style-name="ce41" table:formula="of:=IF(ISBLANK([.D159]);(180*budgetjour-[.O15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9" calcext:value-type="float">
            <text:p>159</text:p>
          </table:table-cell>
          <table:table-cell table:style-name="ce25" office:value-type="date" office:date-value="2023-08-21" calcext:value-type="date">
            <text:p>lun. 21 août</text:p>
          </table:table-cell>
          <table:table-cell table:style-name="ce29" table:formula="of:=[.D159]" office:value-type="string" office:string-value="Tom Price" calcext:value-type="string">
            <text:p>Tom Price</text:p>
          </table:table-cell>
          <table:table-cell office:value-type="string" calcext:value-type="string">
            <text:p>Paraburdoo</text:p>
          </table:table-cell>
          <table:table-cell office:value-type="float" office:value="89" calcext:value-type="float">
            <text:p>89</text:p>
          </table:table-cell>
          <table:table-cell table:style-name="ce13" table:formula="of:=[.F159]+[.E160]" office:value-type="float" office:value="8005" calcext:value-type="float">
            <text:p>8005</text:p>
          </table:table-cell>
          <table:table-cell office:value-type="float" office:value="245" calcext:value-type="float">
            <text:p>245</text:p>
          </table:table-cell>
          <table:table-cell table:formula="of:=[.H159]+[.G160]" office:value-type="float" office:value="38806" calcext:value-type="float">
            <text:p>38806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14.93+34.5" office:value-type="currency" office:currency="USD" office:value="49.43" calcext:value-type="currency">
            <text:p>$49,43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0]+[.L160]+[.M160]" office:value-type="currency" office:currency="USD" office:value="74.43" calcext:value-type="currency">
            <text:p>$74,43</text:p>
          </table:table-cell>
          <table:table-cell table:style-name="ce41" table:formula="of:=[.O159]+[.N160]" office:value-type="currency" office:currency="USD" office:value="11014.89628" calcext:value-type="currency">
            <text:p>$11 014,90</text:p>
          </table:table-cell>
          <table:table-cell table:style-name="ce41" table:formula="of:=[.A160]*budgetjour-[.O160]" office:value-type="currency" office:currency="USD" office:value="4249.10372" calcext:value-type="currency">
            <text:p>$4 249,10</text:p>
          </table:table-cell>
          <table:table-cell table:number-columns-repeated="3"/>
          <table:table-cell table:style-name="ce41" table:formula="of:=IF(ISBLANK([.D160]);(180*budgetjour-[.O16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0" calcext:value-type="float">
            <text:p>160</text:p>
          </table:table-cell>
          <table:table-cell table:style-name="ce25" office:value-type="date" office:date-value="2023-08-22" calcext:value-type="date">
            <text:p>mar. 22 août</text:p>
          </table:table-cell>
          <table:table-cell table:style-name="ce29" table:formula="of:=[.D160]" office:value-type="string" office:string-value="Paraburdoo" calcext:value-type="string">
            <text:p>Paraburdoo</text:p>
          </table:table-cell>
          <table:table-cell office:value-type="string" calcext:value-type="string">
            <text:p>Cheela Plains Station</text:p>
          </table:table-cell>
          <table:table-cell office:value-type="float" office:value="96" calcext:value-type="float">
            <text:p>96</text:p>
          </table:table-cell>
          <table:table-cell table:style-name="ce13" table:formula="of:=[.F160]+[.E161]" office:value-type="float" office:value="8101" calcext:value-type="float">
            <text:p>8101</text:p>
          </table:table-cell>
          <table:table-cell office:value-type="float" office:value="271" calcext:value-type="float">
            <text:p>271</text:p>
          </table:table-cell>
          <table:table-cell table:formula="of:=[.H160]+[.G161]" office:value-type="float" office:value="39077" calcext:value-type="float">
            <text:p>39077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54" calcext:value-type="currency">
            <text:p>$5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1]+[.L161]+[.M161]" office:value-type="currency" office:currency="USD" office:value="74" calcext:value-type="currency">
            <text:p>$74,00</text:p>
          </table:table-cell>
          <table:table-cell table:style-name="ce41" table:formula="of:=[.O160]+[.N161]" office:value-type="currency" office:currency="USD" office:value="11088.89628" calcext:value-type="currency">
            <text:p>$11 088,90</text:p>
          </table:table-cell>
          <table:table-cell table:style-name="ce41" table:formula="of:=[.A161]*budgetjour-[.O161]" office:value-type="currency" office:currency="USD" office:value="4271.10372" calcext:value-type="currency">
            <text:p>$4 271,10</text:p>
          </table:table-cell>
          <table:table-cell table:number-columns-repeated="3"/>
          <table:table-cell table:style-name="ce41" table:formula="of:=IF(ISBLANK([.D161]);(180*budgetjour-[.O16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1" calcext:value-type="float">
            <text:p>161</text:p>
          </table:table-cell>
          <table:table-cell table:style-name="ce25" office:value-type="date" office:date-value="2023-08-23" calcext:value-type="date">
            <text:p>mer. 23 août</text:p>
          </table:table-cell>
          <table:table-cell table:style-name="ce29" table:formula="of:=[.D161]" office:value-type="string" office:string-value="Cheela Plains Station" calcext:value-type="string">
            <text:p>Cheela Plains Station</text:p>
          </table:table-cell>
          <table:table-cell table:style-name="ce33" office:value-type="string" calcext:value-type="string">
            <text:p>Nanutarra Road Rest Area</text:p>
          </table:table-cell>
          <table:table-cell office:value-type="float" office:value="89" calcext:value-type="float">
            <text:p>89</text:p>
          </table:table-cell>
          <table:table-cell table:style-name="ce13" table:formula="of:=[.F161]+[.E162]" office:value-type="float" office:value="8190" calcext:value-type="float">
            <text:p>8190</text:p>
          </table:table-cell>
          <table:table-cell office:value-type="float" office:value="213" calcext:value-type="float">
            <text:p>213</text:p>
          </table:table-cell>
          <table:table-cell table:formula="of:=[.H161]+[.G162]" office:value-type="float" office:value="39290" calcext:value-type="float">
            <text:p>39290</text:p>
          </table:table-cell>
          <table:table-cell office:value-type="float" office:value="13.8" calcext:value-type="float">
            <text:p>13,8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62]+[.L162]+[.M162]" office:value-type="currency" office:currency="USD" office:value="0" calcext:value-type="currency">
            <text:p>$0,00</text:p>
          </table:table-cell>
          <table:table-cell table:style-name="ce41" table:formula="of:=[.O161]+[.N162]" office:value-type="currency" office:currency="USD" office:value="11088.89628" calcext:value-type="currency">
            <text:p>$11 088,90</text:p>
          </table:table-cell>
          <table:table-cell table:style-name="ce41" table:formula="of:=[.A162]*budgetjour-[.O162]" office:value-type="currency" office:currency="USD" office:value="4367.10372" calcext:value-type="currency">
            <text:p>$4 367,10</text:p>
          </table:table-cell>
          <table:table-cell table:number-columns-repeated="3"/>
          <table:table-cell table:style-name="ce41" table:formula="of:=IF(ISBLANK([.D162]);(180*budgetjour-[.O16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2" calcext:value-type="float">
            <text:p>162</text:p>
          </table:table-cell>
          <table:table-cell table:style-name="ce25" office:value-type="date" office:date-value="2023-08-24" calcext:value-type="date">
            <text:p>jeu. 24 août</text:p>
          </table:table-cell>
          <table:table-cell table:style-name="ce29" table:formula="of:=[.D162]" office:value-type="string" office:string-value="Nanutarra Road Rest Area" calcext:value-type="string">
            <text:p>Nanutarra Road Rest Area</text:p>
          </table:table-cell>
          <table:table-cell office:value-type="string" calcext:value-type="string">
            <text:p>Nanutarra</text:p>
          </table:table-cell>
          <table:table-cell office:value-type="float" office:value="93" calcext:value-type="float">
            <text:p>93</text:p>
          </table:table-cell>
          <table:table-cell table:style-name="ce13" table:formula="of:=[.F162]+[.E163]" office:value-type="float" office:value="8283" calcext:value-type="float">
            <text:p>8283</text:p>
          </table:table-cell>
          <table:table-cell office:value-type="float" office:value="210" calcext:value-type="float">
            <text:p>210</text:p>
          </table:table-cell>
          <table:table-cell table:formula="of:=[.H162]+[.G163]" office:value-type="float" office:value="39500" calcext:value-type="float">
            <text:p>39500</text:p>
          </table:table-cell>
          <table:table-cell office:value-type="float" office:value="18.5" calcext:value-type="float">
            <text:p>18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50+7+7" office:value-type="currency" office:currency="USD" office:value="64" calcext:value-type="currency">
            <text:p>$6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3]+[.L163]+[.M163]" office:value-type="currency" office:currency="USD" office:value="79" calcext:value-type="currency">
            <text:p>$79,00</text:p>
          </table:table-cell>
          <table:table-cell table:style-name="ce41" table:formula="of:=[.O162]+[.N163]" office:value-type="currency" office:currency="USD" office:value="11167.89628" calcext:value-type="currency">
            <text:p>$11 167,90</text:p>
          </table:table-cell>
          <table:table-cell table:style-name="ce41" table:formula="of:=[.A163]*budgetjour-[.O163]" office:value-type="currency" office:currency="USD" office:value="4384.10372" calcext:value-type="currency">
            <text:p>$4 384,10</text:p>
          </table:table-cell>
          <table:table-cell table:number-columns-repeated="3"/>
          <table:table-cell table:style-name="ce41" table:formula="of:=IF(ISBLANK([.D163]);(180*budgetjour-[.O16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3" calcext:value-type="float">
            <text:p>163</text:p>
          </table:table-cell>
          <table:table-cell table:style-name="ce25" office:value-type="date" office:date-value="2023-08-25" calcext:value-type="date">
            <text:p>ven. 25 août</text:p>
          </table:table-cell>
          <table:table-cell table:style-name="ce29" table:formula="of:=[.D163]" office:value-type="string" office:string-value="Nanutarra" calcext:value-type="string">
            <text:p>Nanutarra</text:p>
          </table:table-cell>
          <table:table-cell office:value-type="string" calcext:value-type="string">
            <text:p>Bush camp</text:p>
          </table:table-cell>
          <table:table-cell office:value-type="float" office:value="98" calcext:value-type="float">
            <text:p>98</text:p>
          </table:table-cell>
          <table:table-cell table:style-name="ce13" table:formula="of:=[.F163]+[.E164]" office:value-type="float" office:value="8381" calcext:value-type="float">
            <text:p>8381</text:p>
          </table:table-cell>
          <table:table-cell office:value-type="float" office:value="177" calcext:value-type="float">
            <text:p>177</text:p>
          </table:table-cell>
          <table:table-cell table:formula="of:=[.H163]+[.G164]" office:value-type="float" office:value="39677" calcext:value-type="float">
            <text:p>39677</text:p>
          </table:table-cell>
          <table:table-cell office:value-type="float" office:value="16.5" calcext:value-type="float">
            <text:p>16,5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64]+[.L164]+[.M164]" office:value-type="currency" office:currency="USD" office:value="0" calcext:value-type="currency">
            <text:p>$0,00</text:p>
          </table:table-cell>
          <table:table-cell table:style-name="ce41" table:formula="of:=[.O163]+[.N164]" office:value-type="currency" office:currency="USD" office:value="11167.89628" calcext:value-type="currency">
            <text:p>$11 167,90</text:p>
          </table:table-cell>
          <table:table-cell table:style-name="ce41" table:formula="of:=[.A164]*budgetjour-[.O164]" office:value-type="currency" office:currency="USD" office:value="4480.10372" calcext:value-type="currency">
            <text:p>$4 480,10</text:p>
          </table:table-cell>
          <table:table-cell table:number-columns-repeated="3"/>
          <table:table-cell table:style-name="ce41" table:formula="of:=IF(ISBLANK([.D164]);(180*budgetjour-[.O16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4" calcext:value-type="float">
            <text:p>164</text:p>
          </table:table-cell>
          <table:table-cell table:style-name="ce25" office:value-type="date" office:date-value="2023-08-26" calcext:value-type="date">
            <text:p>sam. 26 août</text:p>
          </table:table-cell>
          <table:table-cell table:style-name="ce29" table:formula="of:=[.D164]" office:value-type="string" office:string-value="Bush camp" calcext:value-type="string">
            <text:p>Bush camp</text:p>
          </table:table-cell>
          <table:table-cell office:value-type="string" calcext:value-type="string">
            <text:p>Bullara Station</text:p>
          </table:table-cell>
          <table:table-cell office:value-type="float" office:value="90" calcext:value-type="float">
            <text:p>90</text:p>
          </table:table-cell>
          <table:table-cell table:style-name="ce13" table:formula="of:=[.F164]+[.E165]" office:value-type="float" office:value="8471" calcext:value-type="float">
            <text:p>8471</text:p>
          </table:table-cell>
          <table:table-cell office:value-type="float" office:value="151" calcext:value-type="float">
            <text:p>151</text:p>
          </table:table-cell>
          <table:table-cell table:formula="of:=[.H164]+[.G165]" office:value-type="float" office:value="39828" calcext:value-type="float">
            <text:p>39828</text:p>
          </table:table-cell>
          <table:table-cell office:value-type="float" office:value="17.1" calcext:value-type="float">
            <text:p>17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6.5" calcext:value-type="currency">
            <text:p>$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5]+[.L165]+[.M165]" office:value-type="currency" office:currency="USD" office:value="41.5" calcext:value-type="currency">
            <text:p>$41,50</text:p>
          </table:table-cell>
          <table:table-cell table:style-name="ce41" table:formula="of:=[.O164]+[.N165]" office:value-type="currency" office:currency="USD" office:value="11209.39628" calcext:value-type="currency">
            <text:p>$11 209,40</text:p>
          </table:table-cell>
          <table:table-cell table:style-name="ce41" table:formula="of:=[.A165]*budgetjour-[.O165]" office:value-type="currency" office:currency="USD" office:value="4534.60372" calcext:value-type="currency">
            <text:p>$4 534,60</text:p>
          </table:table-cell>
          <table:table-cell table:number-columns-repeated="3"/>
          <table:table-cell table:style-name="ce41" table:formula="of:=IF(ISBLANK([.D165]);(180*budgetjour-[.O16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5" calcext:value-type="float">
            <text:p>165</text:p>
          </table:table-cell>
          <table:table-cell table:style-name="ce25" office:value-type="date" office:date-value="2023-08-27" calcext:value-type="date">
            <text:p>dim. 27 août</text:p>
          </table:table-cell>
          <table:table-cell table:style-name="ce29" table:formula="of:=[.D165]" office:value-type="string" office:string-value="Bullara Station" calcext:value-type="string">
            <text:p>Bullara Station</text:p>
          </table:table-cell>
          <table:table-cell table:number-columns-repeated="2"/>
          <table:table-cell table:style-name="ce13" table:formula="of:=[.F165]+[.E166]" office:value-type="float" office:value="8471" calcext:value-type="float">
            <text:p>8471</text:p>
          </table:table-cell>
          <table:table-cell/>
          <table:table-cell table:formula="of:=[.H165]+[.G166]" office:value-type="float" office:value="39828" calcext:value-type="float">
            <text:p>39828</text:p>
          </table:table-cell>
          <table:table-cell table:number-columns-repeated="2"/>
          <table:table-cell table:style-name="ce41" table:number-columns-repeated="3"/>
          <table:table-cell table:style-name="ce43" table:formula="of:=[.K166]+[.L166]+[.M166]" office:value-type="currency" office:currency="USD" office:value="0" calcext:value-type="currency">
            <text:p>$0,00</text:p>
          </table:table-cell>
          <table:table-cell table:style-name="ce41" table:formula="of:=[.O165]+[.N166]" office:value-type="currency" office:currency="USD" office:value="11209.39628" calcext:value-type="currency">
            <text:p>$11 209,40</text:p>
          </table:table-cell>
          <table:table-cell table:style-name="ce41" table:formula="of:=[.A166]*budgetjour-[.O166]" office:value-type="currency" office:currency="USD" office:value="4630.60372" calcext:value-type="currency">
            <text:p>$4 630,60</text:p>
          </table:table-cell>
          <table:table-cell table:number-columns-repeated="3"/>
          <table:table-cell table:style-name="ce41" table:formula="of:=IF(ISBLANK([.D166]);(180*budgetjour-[.O166])/COUNTBLANK([.$D$2:.$D$181]);&quot;&quot;)" office:value-type="currency" office:currency="USD" office:value="379.4127325" calcext:value-type="currency">
            <text:p>$379,41</text:p>
          </table:table-cell>
          <table:table-cell/>
        </table:table-row>
        <table:table-row table:style-name="ro2">
          <table:table-cell table:style-name="ce4" office:value-type="float" office:value="166" calcext:value-type="float">
            <text:p>166</text:p>
          </table:table-cell>
          <table:table-cell table:style-name="ce25" office:value-type="date" office:date-value="2023-08-28" calcext:value-type="date">
            <text:p>lun. 28 août</text:p>
          </table:table-cell>
          <table:table-cell table:style-name="ce29" table:formula="of:=[.D166]" office:value-type="float" office:value="0" calcext:value-type="float">
            <text:p>0</text:p>
          </table:table-cell>
          <table:table-cell table:number-columns-repeated="2"/>
          <table:table-cell table:style-name="ce13" table:formula="of:=[.F166]+[.E167]" office:value-type="float" office:value="8471" calcext:value-type="float">
            <text:p>8471</text:p>
          </table:table-cell>
          <table:table-cell/>
          <table:table-cell table:formula="of:=[.H166]+[.G167]" office:value-type="float" office:value="39828" calcext:value-type="float">
            <text:p>39828</text:p>
          </table:table-cell>
          <table:table-cell table:number-columns-repeated="2"/>
          <table:table-cell table:style-name="ce41" table:number-columns-repeated="3"/>
          <table:table-cell table:style-name="ce43" table:formula="of:=[.K167]+[.L167]+[.M167]" office:value-type="currency" office:currency="USD" office:value="0" calcext:value-type="currency">
            <text:p>$0,00</text:p>
          </table:table-cell>
          <table:table-cell table:style-name="ce41" table:formula="of:=[.O166]+[.N167]" office:value-type="currency" office:currency="USD" office:value="11209.39628" calcext:value-type="currency">
            <text:p>$11 209,40</text:p>
          </table:table-cell>
          <table:table-cell table:style-name="ce41" table:formula="of:=[.A167]*budgetjour-[.O167]" office:value-type="currency" office:currency="USD" office:value="4726.60372" calcext:value-type="currency">
            <text:p>$4 726,60</text:p>
          </table:table-cell>
          <table:table-cell table:number-columns-repeated="3"/>
          <table:table-cell table:style-name="ce41" table:formula="of:=IF(ISBLANK([.D167]);(180*budgetjour-[.O167])/COUNTBLANK([.$D$2:.$D$181]);&quot;&quot;)" office:value-type="currency" office:currency="USD" office:value="379.4127325" calcext:value-type="currency">
            <text:p>$379,41</text:p>
          </table:table-cell>
          <table:table-cell/>
        </table:table-row>
        <table:table-row table:style-name="ro2">
          <table:table-cell table:style-name="ce4" office:value-type="float" office:value="167" calcext:value-type="float">
            <text:p>167</text:p>
          </table:table-cell>
          <table:table-cell table:style-name="ce25" office:value-type="date" office:date-value="2023-08-29" calcext:value-type="date">
            <text:p>mar. 29 août</text:p>
          </table:table-cell>
          <table:table-cell table:style-name="ce29" table:formula="of:=[.D167]" office:value-type="float" office:value="0" calcext:value-type="float">
            <text:p>0</text:p>
          </table:table-cell>
          <table:table-cell table:number-columns-repeated="2"/>
          <table:table-cell table:style-name="ce13" table:formula="of:=[.F167]+[.E168]" office:value-type="float" office:value="8471" calcext:value-type="float">
            <text:p>8471</text:p>
          </table:table-cell>
          <table:table-cell/>
          <table:table-cell table:formula="of:=[.H167]+[.G168]" office:value-type="float" office:value="39828" calcext:value-type="float">
            <text:p>39828</text:p>
          </table:table-cell>
          <table:table-cell table:number-columns-repeated="2"/>
          <table:table-cell table:style-name="ce41" table:number-columns-repeated="3"/>
          <table:table-cell table:style-name="ce43" table:formula="of:=[.K168]+[.L168]+[.M168]" office:value-type="currency" office:currency="USD" office:value="0" calcext:value-type="currency">
            <text:p>$0,00</text:p>
          </table:table-cell>
          <table:table-cell table:style-name="ce41" table:formula="of:=[.O167]+[.N168]" office:value-type="currency" office:currency="USD" office:value="11209.39628" calcext:value-type="currency">
            <text:p>$11 209,40</text:p>
          </table:table-cell>
          <table:table-cell table:style-name="ce41" table:formula="of:=[.A168]*budgetjour-[.O168]" office:value-type="currency" office:currency="USD" office:value="4822.60372" calcext:value-type="currency">
            <text:p>$4 822,60</text:p>
          </table:table-cell>
          <table:table-cell table:number-columns-repeated="3"/>
          <table:table-cell table:style-name="ce41" table:formula="of:=IF(ISBLANK([.D168]);(180*budgetjour-[.O168])/COUNTBLANK([.$D$2:.$D$181]);&quot;&quot;)" office:value-type="currency" office:currency="USD" office:value="379.4127325" calcext:value-type="currency">
            <text:p>$379,41</text:p>
          </table:table-cell>
          <table:table-cell/>
        </table:table-row>
        <table:table-row table:style-name="ro2">
          <table:table-cell table:style-name="ce4" office:value-type="float" office:value="168" calcext:value-type="float">
            <text:p>168</text:p>
          </table:table-cell>
          <table:table-cell table:style-name="ce25" office:value-type="date" office:date-value="2023-08-30" calcext:value-type="date">
            <text:p>mer. 30 août</text:p>
          </table:table-cell>
          <table:table-cell table:style-name="ce29" table:formula="of:=[.D168]" office:value-type="float" office:value="0" calcext:value-type="float">
            <text:p>0</text:p>
          </table:table-cell>
          <table:table-cell table:number-columns-repeated="2"/>
          <table:table-cell table:style-name="ce13" table:formula="of:=[.F168]+[.E169]" office:value-type="float" office:value="8471" calcext:value-type="float">
            <text:p>8471</text:p>
          </table:table-cell>
          <table:table-cell/>
          <table:table-cell table:formula="of:=[.H168]+[.G169]" office:value-type="float" office:value="39828" calcext:value-type="float">
            <text:p>39828</text:p>
          </table:table-cell>
          <table:table-cell table:number-columns-repeated="2"/>
          <table:table-cell table:style-name="ce41" table:number-columns-repeated="3"/>
          <table:table-cell table:style-name="ce43" table:formula="of:=[.K169]+[.L169]+[.M169]" office:value-type="currency" office:currency="USD" office:value="0" calcext:value-type="currency">
            <text:p>$0,00</text:p>
          </table:table-cell>
          <table:table-cell table:style-name="ce41" table:formula="of:=[.O168]+[.N169]" office:value-type="currency" office:currency="USD" office:value="11209.39628" calcext:value-type="currency">
            <text:p>$11 209,40</text:p>
          </table:table-cell>
          <table:table-cell table:style-name="ce41" table:formula="of:=[.A169]*budgetjour-[.O169]" office:value-type="currency" office:currency="USD" office:value="4918.60372" calcext:value-type="currency">
            <text:p>$4 918,60</text:p>
          </table:table-cell>
          <table:table-cell table:number-columns-repeated="3"/>
          <table:table-cell table:style-name="ce41" table:formula="of:=IF(ISBLANK([.D169]);(180*budgetjour-[.O169])/COUNTBLANK([.$D$2:.$D$181]);&quot;&quot;)" office:value-type="currency" office:currency="USD" office:value="379.4127325" calcext:value-type="currency">
            <text:p>$379,41</text:p>
          </table:table-cell>
          <table:table-cell/>
        </table:table-row>
        <table:table-row table:style-name="ro2">
          <table:table-cell table:style-name="ce4" office:value-type="float" office:value="169" calcext:value-type="float">
            <text:p>169</text:p>
          </table:table-cell>
          <table:table-cell table:style-name="ce25" office:value-type="date" office:date-value="2023-08-31" calcext:value-type="date">
            <text:p>jeu. 31 août</text:p>
          </table:table-cell>
          <table:table-cell table:style-name="ce29" table:formula="of:=[.D169]" office:value-type="float" office:value="0" calcext:value-type="float">
            <text:p>0</text:p>
          </table:table-cell>
          <table:table-cell table:number-columns-repeated="2"/>
          <table:table-cell table:style-name="ce13" table:formula="of:=[.F169]+[.E170]" office:value-type="float" office:value="8471" calcext:value-type="float">
            <text:p>8471</text:p>
          </table:table-cell>
          <table:table-cell/>
          <table:table-cell table:formula="of:=[.H169]+[.G170]" office:value-type="float" office:value="39828" calcext:value-type="float">
            <text:p>39828</text:p>
          </table:table-cell>
          <table:table-cell table:number-columns-repeated="2"/>
          <table:table-cell table:style-name="ce41" table:number-columns-repeated="3"/>
          <table:table-cell table:style-name="ce43" table:formula="of:=[.K170]+[.L170]+[.M170]" office:value-type="currency" office:currency="USD" office:value="0" calcext:value-type="currency">
            <text:p>$0,00</text:p>
          </table:table-cell>
          <table:table-cell table:style-name="ce41" table:formula="of:=[.O169]+[.N170]" office:value-type="currency" office:currency="USD" office:value="11209.39628" calcext:value-type="currency">
            <text:p>$11 209,40</text:p>
          </table:table-cell>
          <table:table-cell table:style-name="ce41" table:formula="of:=[.A170]*budgetjour-[.O170]" office:value-type="currency" office:currency="USD" office:value="5014.60372" calcext:value-type="currency">
            <text:p>$5 014,60</text:p>
          </table:table-cell>
          <table:table-cell table:number-columns-repeated="3"/>
          <table:table-cell table:style-name="ce41" table:formula="of:=IF(ISBLANK([.D170]);(180*budgetjour-[.O170])/COUNTBLANK([.$D$2:.$D$181]);&quot;&quot;)" office:value-type="currency" office:currency="USD" office:value="379.4127325" calcext:value-type="currency">
            <text:p>$379,41</text:p>
          </table:table-cell>
          <table:table-cell/>
        </table:table-row>
        <table:table-row table:style-name="ro2">
          <table:table-cell table:style-name="ce4" office:value-type="float" office:value="170" calcext:value-type="float">
            <text:p>170</text:p>
          </table:table-cell>
          <table:table-cell table:style-name="ce25" office:value-type="date" office:date-value="2023-09-01" calcext:value-type="date">
            <text:p>ven. 1 sept.</text:p>
          </table:table-cell>
          <table:table-cell table:style-name="ce29" table:formula="of:=[.D170]" office:value-type="float" office:value="0" calcext:value-type="float">
            <text:p>0</text:p>
          </table:table-cell>
          <table:table-cell table:number-columns-repeated="2"/>
          <table:table-cell table:style-name="ce13" table:formula="of:=[.F170]+[.E171]" office:value-type="float" office:value="8471" calcext:value-type="float">
            <text:p>8471</text:p>
          </table:table-cell>
          <table:table-cell/>
          <table:table-cell table:formula="of:=[.H170]+[.G171]" office:value-type="float" office:value="39828" calcext:value-type="float">
            <text:p>39828</text:p>
          </table:table-cell>
          <table:table-cell table:number-columns-repeated="2"/>
          <table:table-cell table:style-name="ce41" table:number-columns-repeated="3"/>
          <table:table-cell table:style-name="ce43" table:formula="of:=[.K171]+[.L171]+[.M171]" office:value-type="currency" office:currency="USD" office:value="0" calcext:value-type="currency">
            <text:p>$0,00</text:p>
          </table:table-cell>
          <table:table-cell table:style-name="ce41" table:formula="of:=[.O170]+[.N171]" office:value-type="currency" office:currency="USD" office:value="11209.39628" calcext:value-type="currency">
            <text:p>$11 209,40</text:p>
          </table:table-cell>
          <table:table-cell table:style-name="ce41" table:formula="of:=[.A171]*budgetjour-[.O171]" office:value-type="currency" office:currency="USD" office:value="5110.60372" calcext:value-type="currency">
            <text:p>$5 110,60</text:p>
          </table:table-cell>
          <table:table-cell table:number-columns-repeated="3"/>
          <table:table-cell table:style-name="ce41" table:formula="of:=IF(ISBLANK([.D171]);(180*budgetjour-[.O171])/COUNTBLANK([.$D$2:.$D$181]);&quot;&quot;)" office:value-type="currency" office:currency="USD" office:value="379.4127325" calcext:value-type="currency">
            <text:p>$379,41</text:p>
          </table:table-cell>
          <table:table-cell/>
        </table:table-row>
        <table:table-row table:style-name="ro2">
          <table:table-cell table:style-name="ce4" office:value-type="float" office:value="171" calcext:value-type="float">
            <text:p>171</text:p>
          </table:table-cell>
          <table:table-cell table:style-name="ce25" office:value-type="date" office:date-value="2023-09-02" calcext:value-type="date">
            <text:p>sam. 2 sept.</text:p>
          </table:table-cell>
          <table:table-cell table:style-name="ce29" table:formula="of:=[.D171]" office:value-type="float" office:value="0" calcext:value-type="float">
            <text:p>0</text:p>
          </table:table-cell>
          <table:table-cell table:number-columns-repeated="2"/>
          <table:table-cell table:style-name="ce13" table:formula="of:=[.F171]+[.E172]" office:value-type="float" office:value="8471" calcext:value-type="float">
            <text:p>8471</text:p>
          </table:table-cell>
          <table:table-cell/>
          <table:table-cell table:formula="of:=[.H171]+[.G172]" office:value-type="float" office:value="39828" calcext:value-type="float">
            <text:p>39828</text:p>
          </table:table-cell>
          <table:table-cell table:number-columns-repeated="2"/>
          <table:table-cell table:style-name="ce41" table:number-columns-repeated="3"/>
          <table:table-cell table:style-name="ce43" table:formula="of:=[.K172]+[.L172]+[.M172]" office:value-type="currency" office:currency="USD" office:value="0" calcext:value-type="currency">
            <text:p>$0,00</text:p>
          </table:table-cell>
          <table:table-cell table:style-name="ce41" table:formula="of:=[.O171]+[.N172]" office:value-type="currency" office:currency="USD" office:value="11209.39628" calcext:value-type="currency">
            <text:p>$11 209,40</text:p>
          </table:table-cell>
          <table:table-cell table:style-name="ce41" table:formula="of:=[.A172]*budgetjour-[.O172]" office:value-type="currency" office:currency="USD" office:value="5206.60372" calcext:value-type="currency">
            <text:p>$5 206,60</text:p>
          </table:table-cell>
          <table:table-cell table:number-columns-repeated="3"/>
          <table:table-cell table:style-name="ce41" table:formula="of:=IF(ISBLANK([.D172]);(180*budgetjour-[.O172])/COUNTBLANK([.$D$2:.$D$181]);&quot;&quot;)" office:value-type="currency" office:currency="USD" office:value="379.4127325" calcext:value-type="currency">
            <text:p>$379,41</text:p>
          </table:table-cell>
          <table:table-cell/>
        </table:table-row>
        <table:table-row table:style-name="ro2">
          <table:table-cell table:style-name="ce4" office:value-type="float" office:value="172" calcext:value-type="float">
            <text:p>172</text:p>
          </table:table-cell>
          <table:table-cell table:style-name="ce25" office:value-type="date" office:date-value="2023-09-03" calcext:value-type="date">
            <text:p>dim. 3 sept.</text:p>
          </table:table-cell>
          <table:table-cell table:style-name="ce29" table:formula="of:=[.D172]" office:value-type="float" office:value="0" calcext:value-type="float">
            <text:p>0</text:p>
          </table:table-cell>
          <table:table-cell table:number-columns-repeated="2"/>
          <table:table-cell table:style-name="ce13" table:formula="of:=[.F172]+[.E173]" office:value-type="float" office:value="8471" calcext:value-type="float">
            <text:p>8471</text:p>
          </table:table-cell>
          <table:table-cell/>
          <table:table-cell table:formula="of:=[.H172]+[.G173]" office:value-type="float" office:value="39828" calcext:value-type="float">
            <text:p>39828</text:p>
          </table:table-cell>
          <table:table-cell table:number-columns-repeated="2"/>
          <table:table-cell table:style-name="ce41" table:number-columns-repeated="3"/>
          <table:table-cell table:style-name="ce43" table:formula="of:=[.K173]+[.L173]+[.M173]" office:value-type="currency" office:currency="USD" office:value="0" calcext:value-type="currency">
            <text:p>$0,00</text:p>
          </table:table-cell>
          <table:table-cell table:style-name="ce41" table:formula="of:=[.O172]+[.N173]" office:value-type="currency" office:currency="USD" office:value="11209.39628" calcext:value-type="currency">
            <text:p>$11 209,40</text:p>
          </table:table-cell>
          <table:table-cell table:style-name="ce41" table:formula="of:=[.A173]*budgetjour-[.O173]" office:value-type="currency" office:currency="USD" office:value="5302.60372" calcext:value-type="currency">
            <text:p>$5 302,60</text:p>
          </table:table-cell>
          <table:table-cell table:number-columns-repeated="3"/>
          <table:table-cell table:style-name="ce41" table:formula="of:=IF(ISBLANK([.D173]);(180*budgetjour-[.O173])/COUNTBLANK([.$D$2:.$D$181]);&quot;&quot;)" office:value-type="currency" office:currency="USD" office:value="379.4127325" calcext:value-type="currency">
            <text:p>$379,41</text:p>
          </table:table-cell>
          <table:table-cell/>
        </table:table-row>
        <table:table-row table:style-name="ro2">
          <table:table-cell table:style-name="ce4" office:value-type="float" office:value="173" calcext:value-type="float">
            <text:p>173</text:p>
          </table:table-cell>
          <table:table-cell table:style-name="ce25" office:value-type="date" office:date-value="2023-09-04" calcext:value-type="date">
            <text:p>lun. 4 sept.</text:p>
          </table:table-cell>
          <table:table-cell table:style-name="ce29" table:formula="of:=[.D173]" office:value-type="float" office:value="0" calcext:value-type="float">
            <text:p>0</text:p>
          </table:table-cell>
          <table:table-cell table:number-columns-repeated="2"/>
          <table:table-cell table:style-name="ce13" table:formula="of:=[.F173]+[.E174]" office:value-type="float" office:value="8471" calcext:value-type="float">
            <text:p>8471</text:p>
          </table:table-cell>
          <table:table-cell/>
          <table:table-cell table:formula="of:=[.H173]+[.G174]" office:value-type="float" office:value="39828" calcext:value-type="float">
            <text:p>39828</text:p>
          </table:table-cell>
          <table:table-cell table:number-columns-repeated="2"/>
          <table:table-cell table:style-name="ce41" table:number-columns-repeated="3"/>
          <table:table-cell table:style-name="ce43" table:formula="of:=[.K174]+[.L174]+[.M174]" office:value-type="currency" office:currency="USD" office:value="0" calcext:value-type="currency">
            <text:p>$0,00</text:p>
          </table:table-cell>
          <table:table-cell table:style-name="ce41" table:formula="of:=[.O173]+[.N174]" office:value-type="currency" office:currency="USD" office:value="11209.39628" calcext:value-type="currency">
            <text:p>$11 209,40</text:p>
          </table:table-cell>
          <table:table-cell table:style-name="ce41" table:formula="of:=[.A174]*budgetjour-[.O174]" office:value-type="currency" office:currency="USD" office:value="5398.60372" calcext:value-type="currency">
            <text:p>$5 398,60</text:p>
          </table:table-cell>
          <table:table-cell table:number-columns-repeated="3"/>
          <table:table-cell table:style-name="ce41" table:formula="of:=IF(ISBLANK([.D174]);(180*budgetjour-[.O174])/COUNTBLANK([.$D$2:.$D$181]);&quot;&quot;)" office:value-type="currency" office:currency="USD" office:value="379.4127325" calcext:value-type="currency">
            <text:p>$379,41</text:p>
          </table:table-cell>
          <table:table-cell/>
        </table:table-row>
        <table:table-row table:style-name="ro2">
          <table:table-cell table:style-name="ce4" office:value-type="float" office:value="174" calcext:value-type="float">
            <text:p>174</text:p>
          </table:table-cell>
          <table:table-cell table:style-name="ce25" office:value-type="date" office:date-value="2023-09-05" calcext:value-type="date">
            <text:p>mar. 5 sept.</text:p>
          </table:table-cell>
          <table:table-cell table:style-name="ce29" table:formula="of:=[.D174]" office:value-type="float" office:value="0" calcext:value-type="float">
            <text:p>0</text:p>
          </table:table-cell>
          <table:table-cell table:number-columns-repeated="2"/>
          <table:table-cell table:style-name="ce13" table:formula="of:=[.F174]+[.E175]" office:value-type="float" office:value="8471" calcext:value-type="float">
            <text:p>8471</text:p>
          </table:table-cell>
          <table:table-cell/>
          <table:table-cell table:formula="of:=[.H174]+[.G175]" office:value-type="float" office:value="39828" calcext:value-type="float">
            <text:p>39828</text:p>
          </table:table-cell>
          <table:table-cell table:number-columns-repeated="2"/>
          <table:table-cell table:style-name="ce41" table:number-columns-repeated="3"/>
          <table:table-cell table:style-name="ce43" table:formula="of:=[.K175]+[.L175]+[.M175]" office:value-type="currency" office:currency="USD" office:value="0" calcext:value-type="currency">
            <text:p>$0,00</text:p>
          </table:table-cell>
          <table:table-cell table:style-name="ce41" table:formula="of:=[.O174]+[.N175]" office:value-type="currency" office:currency="USD" office:value="11209.39628" calcext:value-type="currency">
            <text:p>$11 209,40</text:p>
          </table:table-cell>
          <table:table-cell table:style-name="ce41" table:formula="of:=[.A175]*budgetjour-[.O175]" office:value-type="currency" office:currency="USD" office:value="5494.60372" calcext:value-type="currency">
            <text:p>$5 494,60</text:p>
          </table:table-cell>
          <table:table-cell table:number-columns-repeated="3"/>
          <table:table-cell table:style-name="ce41" table:formula="of:=IF(ISBLANK([.D175]);(180*budgetjour-[.O175])/COUNTBLANK([.$D$2:.$D$181]);&quot;&quot;)" office:value-type="currency" office:currency="USD" office:value="379.4127325" calcext:value-type="currency">
            <text:p>$379,41</text:p>
          </table:table-cell>
          <table:table-cell/>
        </table:table-row>
        <table:table-row table:style-name="ro2">
          <table:table-cell table:style-name="ce4" office:value-type="float" office:value="175" calcext:value-type="float">
            <text:p>175</text:p>
          </table:table-cell>
          <table:table-cell table:style-name="ce25" office:value-type="date" office:date-value="2023-09-06" calcext:value-type="date">
            <text:p>mer. 6 sept.</text:p>
          </table:table-cell>
          <table:table-cell table:style-name="ce29" table:formula="of:=[.D175]" office:value-type="float" office:value="0" calcext:value-type="float">
            <text:p>0</text:p>
          </table:table-cell>
          <table:table-cell table:number-columns-repeated="2"/>
          <table:table-cell table:style-name="ce13" table:formula="of:=[.F175]+[.E176]" office:value-type="float" office:value="8471" calcext:value-type="float">
            <text:p>8471</text:p>
          </table:table-cell>
          <table:table-cell/>
          <table:table-cell table:formula="of:=[.H175]+[.G176]" office:value-type="float" office:value="39828" calcext:value-type="float">
            <text:p>39828</text:p>
          </table:table-cell>
          <table:table-cell table:number-columns-repeated="2"/>
          <table:table-cell table:style-name="ce41" table:number-columns-repeated="3"/>
          <table:table-cell table:style-name="ce43" table:formula="of:=[.K176]+[.L176]+[.M176]" office:value-type="currency" office:currency="USD" office:value="0" calcext:value-type="currency">
            <text:p>$0,00</text:p>
          </table:table-cell>
          <table:table-cell table:style-name="ce41" table:formula="of:=[.O175]+[.N176]" office:value-type="currency" office:currency="USD" office:value="11209.39628" calcext:value-type="currency">
            <text:p>$11 209,40</text:p>
          </table:table-cell>
          <table:table-cell table:style-name="ce41" table:formula="of:=[.A176]*budgetjour-[.O176]" office:value-type="currency" office:currency="USD" office:value="5590.60372" calcext:value-type="currency">
            <text:p>$5 590,60</text:p>
          </table:table-cell>
          <table:table-cell table:number-columns-repeated="3"/>
          <table:table-cell table:style-name="ce41" table:formula="of:=IF(ISBLANK([.D176]);(180*budgetjour-[.O176])/COUNTBLANK([.$D$2:.$D$181]);&quot;&quot;)" office:value-type="currency" office:currency="USD" office:value="379.4127325" calcext:value-type="currency">
            <text:p>$379,41</text:p>
          </table:table-cell>
          <table:table-cell/>
        </table:table-row>
        <table:table-row table:style-name="ro2">
          <table:table-cell table:style-name="ce4" office:value-type="float" office:value="176" calcext:value-type="float">
            <text:p>176</text:p>
          </table:table-cell>
          <table:table-cell table:style-name="ce25" office:value-type="date" office:date-value="2023-09-07" calcext:value-type="date">
            <text:p>jeu. 7 sept.</text:p>
          </table:table-cell>
          <table:table-cell table:style-name="ce29" table:formula="of:=[.D176]" office:value-type="float" office:value="0" calcext:value-type="float">
            <text:p>0</text:p>
          </table:table-cell>
          <table:table-cell table:number-columns-repeated="2"/>
          <table:table-cell table:style-name="ce13" table:formula="of:=[.F176]+[.E177]" office:value-type="float" office:value="8471" calcext:value-type="float">
            <text:p>8471</text:p>
          </table:table-cell>
          <table:table-cell/>
          <table:table-cell table:formula="of:=[.H176]+[.G177]" office:value-type="float" office:value="39828" calcext:value-type="float">
            <text:p>39828</text:p>
          </table:table-cell>
          <table:table-cell table:number-columns-repeated="2"/>
          <table:table-cell table:style-name="ce41" table:number-columns-repeated="3"/>
          <table:table-cell table:style-name="ce43" table:formula="of:=[.K177]+[.L177]+[.M177]" office:value-type="currency" office:currency="USD" office:value="0" calcext:value-type="currency">
            <text:p>$0,00</text:p>
          </table:table-cell>
          <table:table-cell table:style-name="ce41" table:formula="of:=[.O176]+[.N177]" office:value-type="currency" office:currency="USD" office:value="11209.39628" calcext:value-type="currency">
            <text:p>$11 209,40</text:p>
          </table:table-cell>
          <table:table-cell table:style-name="ce41" table:formula="of:=[.A177]*budgetjour-[.O177]" office:value-type="currency" office:currency="USD" office:value="5686.60372" calcext:value-type="currency">
            <text:p>$5 686,60</text:p>
          </table:table-cell>
          <table:table-cell table:number-columns-repeated="3"/>
          <table:table-cell table:style-name="ce41" table:formula="of:=IF(ISBLANK([.D177]);(180*budgetjour-[.O177])/COUNTBLANK([.$D$2:.$D$181]);&quot;&quot;)" office:value-type="currency" office:currency="USD" office:value="379.4127325" calcext:value-type="currency">
            <text:p>$379,41</text:p>
          </table:table-cell>
          <table:table-cell/>
        </table:table-row>
        <table:table-row table:style-name="ro2">
          <table:table-cell table:style-name="ce4" office:value-type="float" office:value="177" calcext:value-type="float">
            <text:p>177</text:p>
          </table:table-cell>
          <table:table-cell table:style-name="ce25" office:value-type="date" office:date-value="2023-09-08" calcext:value-type="date">
            <text:p>ven. 8 sept.</text:p>
          </table:table-cell>
          <table:table-cell table:style-name="ce29" table:formula="of:=[.D177]" office:value-type="float" office:value="0" calcext:value-type="float">
            <text:p>0</text:p>
          </table:table-cell>
          <table:table-cell table:number-columns-repeated="2"/>
          <table:table-cell table:style-name="ce13" table:formula="of:=[.F177]+[.E178]" office:value-type="float" office:value="8471" calcext:value-type="float">
            <text:p>8471</text:p>
          </table:table-cell>
          <table:table-cell/>
          <table:table-cell table:formula="of:=[.H177]+[.G178]" office:value-type="float" office:value="39828" calcext:value-type="float">
            <text:p>39828</text:p>
          </table:table-cell>
          <table:table-cell table:number-columns-repeated="2"/>
          <table:table-cell table:style-name="ce41" table:number-columns-repeated="3"/>
          <table:table-cell table:style-name="ce43" table:formula="of:=[.K178]+[.L178]+[.M178]" office:value-type="currency" office:currency="USD" office:value="0" calcext:value-type="currency">
            <text:p>$0,00</text:p>
          </table:table-cell>
          <table:table-cell table:style-name="ce41" table:formula="of:=[.O177]+[.N178]" office:value-type="currency" office:currency="USD" office:value="11209.39628" calcext:value-type="currency">
            <text:p>$11 209,40</text:p>
          </table:table-cell>
          <table:table-cell table:style-name="ce41" table:formula="of:=[.A178]*budgetjour-[.O178]" office:value-type="currency" office:currency="USD" office:value="5782.60372" calcext:value-type="currency">
            <text:p>$5 782,60</text:p>
          </table:table-cell>
          <table:table-cell table:number-columns-repeated="3"/>
          <table:table-cell table:style-name="ce41" table:formula="of:=IF(ISBLANK([.D178]);(180*budgetjour-[.O178])/COUNTBLANK([.$D$2:.$D$181]);&quot;&quot;)" office:value-type="currency" office:currency="USD" office:value="379.4127325" calcext:value-type="currency">
            <text:p>$379,41</text:p>
          </table:table-cell>
          <table:table-cell/>
        </table:table-row>
        <table:table-row table:style-name="ro2">
          <table:table-cell table:style-name="ce4" office:value-type="float" office:value="178" calcext:value-type="float">
            <text:p>178</text:p>
          </table:table-cell>
          <table:table-cell table:style-name="ce25" office:value-type="date" office:date-value="2023-09-09" calcext:value-type="date">
            <text:p>sam. 9 sept.</text:p>
          </table:table-cell>
          <table:table-cell table:style-name="ce29" table:formula="of:=[.D178]" office:value-type="float" office:value="0" calcext:value-type="float">
            <text:p>0</text:p>
          </table:table-cell>
          <table:table-cell table:number-columns-repeated="2"/>
          <table:table-cell table:style-name="ce13" table:formula="of:=[.F178]+[.E179]" office:value-type="float" office:value="8471" calcext:value-type="float">
            <text:p>8471</text:p>
          </table:table-cell>
          <table:table-cell/>
          <table:table-cell table:formula="of:=[.H178]+[.G179]" office:value-type="float" office:value="39828" calcext:value-type="float">
            <text:p>39828</text:p>
          </table:table-cell>
          <table:table-cell table:number-columns-repeated="2"/>
          <table:table-cell table:style-name="ce41" table:number-columns-repeated="3"/>
          <table:table-cell table:style-name="ce43" table:formula="of:=[.K179]+[.L179]+[.M179]" office:value-type="currency" office:currency="USD" office:value="0" calcext:value-type="currency">
            <text:p>$0,00</text:p>
          </table:table-cell>
          <table:table-cell table:style-name="ce41" table:formula="of:=[.O178]+[.N179]" office:value-type="currency" office:currency="USD" office:value="11209.39628" calcext:value-type="currency">
            <text:p>$11 209,40</text:p>
          </table:table-cell>
          <table:table-cell table:style-name="ce41" table:formula="of:=[.A179]*budgetjour-[.O179]" office:value-type="currency" office:currency="USD" office:value="5878.60372" calcext:value-type="currency">
            <text:p>$5 878,60</text:p>
          </table:table-cell>
          <table:table-cell table:number-columns-repeated="3"/>
          <table:table-cell table:style-name="ce41" table:formula="of:=IF(ISBLANK([.D179]);(180*budgetjour-[.O179])/COUNTBLANK([.$D$2:.$D$181]);&quot;&quot;)" office:value-type="currency" office:currency="USD" office:value="379.4127325" calcext:value-type="currency">
            <text:p>$379,41</text:p>
          </table:table-cell>
          <table:table-cell/>
        </table:table-row>
        <table:table-row table:style-name="ro2">
          <table:table-cell table:style-name="ce4" office:value-type="float" office:value="179" calcext:value-type="float">
            <text:p>179</text:p>
          </table:table-cell>
          <table:table-cell table:style-name="ce25" office:value-type="date" office:date-value="2023-09-10" calcext:value-type="date">
            <text:p>dim. 10 sept.</text:p>
          </table:table-cell>
          <table:table-cell table:style-name="ce29" table:formula="of:=[.D179]" office:value-type="float" office:value="0" calcext:value-type="float">
            <text:p>0</text:p>
          </table:table-cell>
          <table:table-cell table:number-columns-repeated="2"/>
          <table:table-cell table:style-name="ce13" table:formula="of:=[.F179]+[.E180]" office:value-type="float" office:value="8471" calcext:value-type="float">
            <text:p>8471</text:p>
          </table:table-cell>
          <table:table-cell/>
          <table:table-cell table:formula="of:=[.H179]+[.G180]" office:value-type="float" office:value="39828" calcext:value-type="float">
            <text:p>39828</text:p>
          </table:table-cell>
          <table:table-cell table:number-columns-repeated="2"/>
          <table:table-cell table:style-name="ce41" table:number-columns-repeated="3"/>
          <table:table-cell table:style-name="ce43" table:formula="of:=[.K180]+[.L180]+[.M180]" office:value-type="currency" office:currency="USD" office:value="0" calcext:value-type="currency">
            <text:p>$0,00</text:p>
          </table:table-cell>
          <table:table-cell table:style-name="ce41" table:formula="of:=[.O179]+[.N180]" office:value-type="currency" office:currency="USD" office:value="11209.39628" calcext:value-type="currency">
            <text:p>$11 209,40</text:p>
          </table:table-cell>
          <table:table-cell table:style-name="ce41" table:formula="of:=[.A180]*budgetjour-[.O180]" office:value-type="currency" office:currency="USD" office:value="5974.60372" calcext:value-type="currency">
            <text:p>$5 974,60</text:p>
          </table:table-cell>
          <table:table-cell table:number-columns-repeated="3"/>
          <table:table-cell table:style-name="ce41" table:formula="of:=IF(ISBLANK([.D180]);(180*budgetjour-[.O180])/COUNTBLANK([.$D$2:.$D$181]);&quot;&quot;)" office:value-type="currency" office:currency="USD" office:value="379.4127325" calcext:value-type="currency">
            <text:p>$379,41</text:p>
          </table:table-cell>
          <table:table-cell/>
        </table:table-row>
        <table:table-row table:style-name="ro2">
          <table:table-cell table:style-name="ce4" office:value-type="float" office:value="180" calcext:value-type="float">
            <text:p>180</text:p>
          </table:table-cell>
          <table:table-cell table:style-name="ce25" office:value-type="date" office:date-value="2023-09-11" calcext:value-type="date">
            <text:p>lun. 11 sept.</text:p>
          </table:table-cell>
          <table:table-cell table:style-name="ce29" table:formula="of:=[.D180]" office:value-type="float" office:value="0" calcext:value-type="float">
            <text:p>0</text:p>
          </table:table-cell>
          <table:table-cell table:number-columns-repeated="2"/>
          <table:table-cell table:style-name="ce13" table:formula="of:=[.F180]+[.E181]" office:value-type="float" office:value="8471" calcext:value-type="float">
            <text:p>8471</text:p>
          </table:table-cell>
          <table:table-cell/>
          <table:table-cell table:formula="of:=[.H180]+[.G181]" office:value-type="float" office:value="39828" calcext:value-type="float">
            <text:p>39828</text:p>
          </table:table-cell>
          <table:table-cell table:number-columns-repeated="2"/>
          <table:table-cell table:style-name="ce41" table:number-columns-repeated="3"/>
          <table:table-cell table:style-name="ce43" table:formula="of:=[.K181]+[.L181]+[.M181]" office:value-type="currency" office:currency="USD" office:value="0" calcext:value-type="currency">
            <text:p>$0,00</text:p>
          </table:table-cell>
          <table:table-cell table:style-name="ce41" table:formula="of:=[.O180]+[.N181]" office:value-type="currency" office:currency="USD" office:value="11209.39628" calcext:value-type="currency">
            <text:p>$11 209,40</text:p>
          </table:table-cell>
          <table:table-cell table:style-name="ce41" table:formula="of:=[.A181]*budgetjour-[.O181]" office:value-type="currency" office:currency="USD" office:value="6070.60372" calcext:value-type="currency">
            <text:p>$6 070,60</text:p>
          </table:table-cell>
          <table:table-cell table:number-columns-repeated="3"/>
          <table:table-cell table:style-name="ce41" table:formula="of:=IF(ISBLANK([.D181]);(180*budgetjour-[.O181])/COUNTBLANK([.$D$2:.$D$181]);&quot;&quot;)" office:value-type="currency" office:currency="USD" office:value="379.4127325" calcext:value-type="currency">
            <text:p>$379,41</text:p>
          </table:table-cell>
          <table:table-cell/>
        </table:table-row>
        <table:table-row table:style-name="ro2" table:number-rows-repeated="1048394">
          <table:table-cell table:number-columns-repeated="21"/>
        </table:table-row>
        <table:table-row table:style-name="ro2">
          <table:table-cell table:number-columns-repeated="21"/>
        </table:table-row>
        <calcext:conditional-formats>
          <calcext:conditional-format calcext:target-range-address="Journal.N1:Journal.N1 Journal.N4:Journal.N1048576">
            <calcext:condition calcext:apply-style-name="Warning" calcext:value="&gt;[$Journal.$R$2]" calcext:base-cell-address="Journal.N1"/>
          </calcext:conditional-format>
          <calcext:conditional-format calcext:target-range-address="Journal.N2:Journal.N181">
            <calcext:condition calcext:apply-style-name="Bad" calcext:value="&gt;[$Journal.$R$2]" calcext:base-cell-address="Journal.N2"/>
          </calcext:conditional-format>
          <calcext:conditional-format calcext:target-range-address="Journal.N2:Journal.N181">
            <calcext:condition calcext:apply-style-name="Warning" calcext:value="=0" calcext:base-cell-address="Journal.N2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table table:name="Katherine-Broome" table:style-name="ta1">
        <table:table-column table:style-name="co3" table:default-cell-style-name="ce25"/>
        <table:table-column table:style-name="co3" table:default-cell-style-name="ce57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ce72"/>
        <table:table-column table:style-name="co15" table:number-columns-repeated="2" table:default-cell-style-name="ce72"/>
        <table:table-column table:style-name="co15" table:default-cell-style-name="Default"/>
        <table:table-column table:style-name="co16" table:default-cell-style-name="Default"/>
        <table:table-column table:style-name="co3" table:number-columns-repeated="4" table:default-cell-style-name="Default"/>
        <table:table-row table:style-name="ro2">
          <table:table-cell table:style-name="Default"/>
          <table:table-cell table:number-columns-repeated="5"/>
          <table:table-cell office:value-type="string" calcext:value-type="string">
            <text:p>jours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epicerie</text:p>
          </table:table-cell>
          <table:table-cell office:value-type="string" calcext:value-type="string">
            <text:p>telstra</text:p>
          </table:table-cell>
          <table:table-cell table:number-columns-repeated="3"/>
        </table:table-row>
        <table:table-row table:style-name="ro2">
          <table:table-cell office:value-type="date" office:date-value="2023-07-05" calcext:value-type="date">
            <text:p>mer. 5 juil.</text:p>
          </table:table-cell>
          <table:table-cell/>
          <table:table-cell office:value-type="string" calcext:value-type="string">
            <text:p>Katherine</text:p>
          </table:table-cell>
          <table:table-cell table:number-columns-repeated="11"/>
        </table:table-row>
        <table:table-row table:style-name="ro2">
          <table:table-cell office:value-type="date" office:date-value="2023-07-06" calcext:value-type="date">
            <text:p>jeu. 6 juil.</text:p>
          </table:table-cell>
          <table:table-cell table:formula="of:=[.C2]" office:value-type="string" office:string-value="Katherine" calcext:value-type="string">
            <text:p>Katherine</text:p>
          </table:table-cell>
          <table:table-cell office:value-type="string" calcext:value-type="string">
            <text:p>Mathison</text:p>
          </table:table-cell>
          <table:table-cell table:number-columns-repeated="11"/>
        </table:table-row>
        <table:table-row table:style-name="ro2">
          <table:table-cell office:value-type="date" office:date-value="2023-07-07" calcext:value-type="date">
            <text:p>ven. 7 juil.</text:p>
          </table:table-cell>
          <table:table-cell table:formula="of:=[.C3]" office:value-type="string" office:string-value="Mathison" calcext:value-type="string">
            <text:p>Mathison</text:p>
          </table:table-cell>
          <table:table-cell office:value-type="string" calcext:value-type="string">
            <text:p>Victoria River</text:p>
          </table:table-cell>
          <table:table-cell office:value-type="float" office:value="193" calcext:value-type="float">
            <text:p>193</text:p>
          </table:table-cell>
          <table:table-cell table:formula="of:=[.D4]" office:value-type="float" office:value="193" calcext:value-type="float">
            <text:p>193</text:p>
          </table:table-cell>
          <table:table-cell office:value-type="string" calcext:value-type="string">
            <text:p>R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2">
          <table:table-cell office:value-type="date" office:date-value="2023-07-08" calcext:value-type="date">
            <text:p>sam. 8 juil.</text:p>
          </table:table-cell>
          <table:table-cell table:formula="of:=[.C4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table:formula="of:=286-193" office:value-type="float" office:value="93" calcext:value-type="float">
            <text:p>93</text:p>
          </table:table-cell>
          <table:table-cell table:formula="of:=[.E4]+[.D5]" office:value-type="float" office:value="286" calcext:value-type="float">
            <text:p>286</text:p>
          </table:table-cell>
          <table:table-cell office:value-type="string" calcext:value-type="string">
            <text:p>CP, RH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09" calcext:value-type="date">
            <text:p>dim. 9 juil.</text:p>
          </table:table-cell>
          <table:table-cell table:formula="of:=[.C5]" office:value-type="string" office:string-value="Timber Creek" calcext:value-type="string">
            <text:p>Timber Creek</text:p>
          </table:table-cell>
          <table:table-cell table:number-columns-repeated="12"/>
        </table:table-row>
        <table:table-row table:style-name="ro2">
          <table:table-cell office:value-type="date" office:date-value="2023-07-10" calcext:value-type="date">
            <text:p>lun. 10 juil.</text:p>
          </table:table-cell>
          <table:table-cell table:formula="of:=[.C6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date" office:date-value="2023-07-11" calcext:value-type="date">
            <text:p>mar. 11 juil.</text:p>
          </table:table-cell>
          <table:table-cell table:formula="of:=[.C7]" office:value-type="float" office:value="0" calcext:value-type="float">
            <text:p>0</text:p>
          </table:table-cell>
          <table:table-cell office:value-type="string" calcext:value-type="string">
            <text:p>Kununurra</text:p>
          </table:table-cell>
          <table:table-cell table:formula="of:=512-286" office:value-type="float" office:value="226" calcext:value-type="float">
            <text:p>226</text:p>
          </table:table-cell>
          <table:table-cell table:formula="of:=[.E5]+[.D8]" office:value-type="float" office:value="512" calcext:value-type="float">
            <text:p>512</text:p>
          </table:table-cell>
          <table:table-cell office:value-type="string" calcext:value-type="string">
            <text:p>tout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2" calcext:value-type="date">
            <text:p>mer. 12 juil.</text:p>
          </table:table-cell>
          <table:table-cell table:formula="of:=[.C8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/>
          <table:table-cell table:formula="of:=[.E6]+[.D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23-07-13" calcext:value-type="date">
            <text:p>jeu. 13 juil.</text:p>
          </table:table-cell>
          <table:table-cell table:number-columns-repeated="2" office:value-type="string" calcext:value-type="string">
            <text:p>Kununurra</text:p>
          </table:table-cell>
          <table:table-cell/>
          <table:table-cell table:formula="of:=[.E7]+[.D1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23-07-14" calcext:value-type="date">
            <text:p>ven. 14 juil.</text:p>
          </table:table-cell>
          <table:table-cell table:formula="of:=[.C9]" office:value-type="string" office:string-value="Kununurra" calcext:value-type="string">
            <text:p>Kununurra</text:p>
          </table:table-cell>
          <table:table-cell office:value-type="string" calcext:value-type="string">
            <text:p>Doon Doon</text:p>
          </table:table-cell>
          <table:table-cell table:formula="of:=617-512" office:value-type="float" office:value="105" calcext:value-type="float">
            <text:p>105</text:p>
          </table:table-cell>
          <table:table-cell table:formula="of:=[.E8]+[.D11]" office:value-type="float" office:value="617" calcext:value-type="float">
            <text:p>617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5" calcext:value-type="date">
            <text:p>sam. 15 juil.</text:p>
          </table:table-cell>
          <table:table-cell table:formula="of:=[.C11]" office:value-type="string" office:string-value="Doon Doon" calcext:value-type="string">
            <text:p>Doon Doon</text:p>
          </table:table-cell>
          <table:table-cell office:value-type="string" calcext:value-type="string">
            <text:p>Warmun</text:p>
          </table:table-cell>
          <table:table-cell table:formula="of:=709-617" office:value-type="float" office:value="92" calcext:value-type="float">
            <text:p>92</text:p>
          </table:table-cell>
          <table:table-cell table:formula="of:=[.E9]+[.D12]" office:value-type="float" office:value="92" calcext:value-type="float">
            <text:p>92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6" calcext:value-type="date">
            <text:p>dim. 16 juil.</text:p>
          </table:table-cell>
          <table:table-cell table:formula="of:=[.C12]" office:value-type="string" office:string-value="Warmun" calcext:value-type="string">
            <text:p>Warmun</text:p>
          </table:table-cell>
          <table:table-cell office:value-type="string" calcext:value-type="string">
            <text:p>Bungle Bungle</text:p>
          </table:table-cell>
          <table:table-cell table:formula="of:=762-709" office:value-type="float" office:value="53" calcext:value-type="float">
            <text:p>53</text:p>
          </table:table-cell>
          <table:table-cell table:formula="of:=[.E10]+[.D13]" office:value-type="float" office:value="53" calcext:value-type="float">
            <text:p>53</text:p>
          </table:table-cell>
          <table:table-cell office:value-type="string" calcext:value-type="string">
            <text:p>CP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???????</text:p>
          </table:table-cell>
          <table:table-cell table:number-columns-repeated="2"/>
        </table:table-row>
        <table:table-row table:style-name="ro2">
          <table:table-cell office:value-type="date" office:date-value="2023-07-17" calcext:value-type="date">
            <text:p>lun. 17 juil.</text:p>
          </table:table-cell>
          <table:table-cell table:formula="of:=[.C13]" office:value-type="string" office:string-value="Bungle Bungle" calcext:value-type="string">
            <text:p>Bungle Bungle</text:p>
          </table:table-cell>
          <table:table-cell office:value-type="string" calcext:value-type="string">
            <text:p>Halls Creek</text:p>
          </table:table-cell>
          <table:table-cell table:formula="of:=871-762" office:value-type="float" office:value="109" calcext:value-type="float">
            <text:p>109</text:p>
          </table:table-cell>
          <table:table-cell table:formula="of:=[.E11]+[.D14]" office:value-type="float" office:value="726" calcext:value-type="float">
            <text:p>726</text:p>
          </table:table-cell>
          <table:table-cell office:value-type="string" calcext:value-type="string">
            <text:p>CP, tou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8" calcext:value-type="date">
            <text:p>mar. 18 juil.</text:p>
          </table:table-cell>
          <table:table-cell table:formula="of:=[.C14]" office:value-type="string" office:string-value="Halls Creek" calcext:value-type="string">
            <text:p>Halls Creek</text:p>
          </table:table-cell>
          <table:table-cell office:value-type="string" calcext:value-type="string">
            <text:p>x</text:p>
          </table:table-cell>
          <table:table-cell/>
          <table:table-cell table:formula="of:=[.E12]+[.D15]" office:value-type="float" office:value="92" calcext:value-type="float">
            <text:p>92</text:p>
          </table:table-cell>
          <table:table-cell table:number-columns-repeated="9"/>
        </table:table-row>
        <table:table-row table:style-name="ro2">
          <table:table-cell office:value-type="date" office:date-value="2023-07-19" calcext:value-type="date">
            <text:p>mer. 19 juil.</text:p>
          </table:table-cell>
          <table:table-cell table:formula="of:=[.C15]" office:value-type="string" office:string-value="x" calcext:value-type="string">
            <text:p>x</text:p>
          </table:table-cell>
          <table:table-cell office:value-type="string" calcext:value-type="string">
            <text:p>Mimbi</text:p>
          </table:table-cell>
          <table:table-cell table:formula="of:=1073-871" office:value-type="float" office:value="202" calcext:value-type="float">
            <text:p>202</text:p>
          </table:table-cell>
          <table:table-cell table:formula="of:=[.E13]+[.D16]" office:value-type="float" office:value="255" calcext:value-type="float">
            <text:p>255</text:p>
          </table:table-cell>
          <table:table-cell office:value-type="string" calcext:value-type="string">
            <text:p>CG, eau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ur réservation, à vérifier</text:p>
          </table:table-cell>
          <table:table-cell/>
          <table:table-cell office:value-type="string" calcext:value-type="string">
            <text:p>https://www.mimbicaves.com.au/</text:p>
          </table:table-cell>
        </table:table-row>
        <table:table-row table:style-name="ro2">
          <table:table-cell office:value-type="date" office:date-value="2023-07-20" calcext:value-type="date">
            <text:p>jeu. 20 juil.</text:p>
          </table:table-cell>
          <table:table-cell table:formula="of:=[.C16]" office:value-type="string" office:string-value="Mimbi" calcext:value-type="string">
            <text:p>Mimbi</text:p>
          </table:table-cell>
          <table:table-cell office:value-type="string" calcext:value-type="string">
            <text:p>Fitzroy</text:p>
          </table:table-cell>
          <table:table-cell table:formula="of:=1158-1073" office:value-type="float" office:value="85" calcext:value-type="float">
            <text:p>85</text:p>
          </table:table-cell>
          <table:table-cell table:formula="of:=[.E14]+[.D17]" office:value-type="float" office:value="811" calcext:value-type="float">
            <text:p>811</text:p>
          </table:table-cell>
          <table:table-cell office:value-type="string" calcext:value-type="string">
            <text:p>CP,tout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date" office:date-value="2023-07-21" calcext:value-type="date">
            <text:p>ven. 21 juil.</text:p>
          </table:table-cell>
          <table:table-cell table:formula="of:=[.C17]" office:value-type="string" office:string-value="Fitzroy" calcext:value-type="string">
            <text:p>Fitzroy</text:p>
          </table:table-cell>
          <table:table-cell office:value-type="string" calcext:value-type="string">
            <text:p>Fitzroy</text:p>
          </table:table-cell>
          <table:table-cell/>
          <table:table-cell table:formula="of:=[.E15]+[.D18]" office:value-type="float" office:value="92" calcext:value-type="float">
            <text:p>92</text:p>
          </table:table-cell>
          <table:table-cell table:number-columns-repeated="9"/>
        </table:table-row>
        <table:table-row table:style-name="ro2">
          <table:table-cell office:value-type="date" office:date-value="2023-07-22" calcext:value-type="date">
            <text:p>sam. 22 juil.</text:p>
          </table:table-cell>
          <table:table-cell table:formula="of:=[.C18]" office:value-type="string" office:string-value="Fitzroy" calcext:value-type="string">
            <text:p>Fitzroy</text:p>
          </table:table-cell>
          <table:table-cell table:number-columns-repeated="2"/>
          <table:table-cell table:formula="of:=[.E16]+[.D19]" office:value-type="float" office:value="255" calcext:value-type="float">
            <text:p>255</text:p>
          </table:table-cell>
          <table:table-cell table:number-columns-repeated="9"/>
        </table:table-row>
        <table:table-row table:style-name="ro2">
          <table:table-cell office:value-type="date" office:date-value="2023-07-23" calcext:value-type="date">
            <text:p>dim. 23 juil.</text:p>
          </table:table-cell>
          <table:table-cell table:formula="of:=[.C19]" office:value-type="float" office:value="0" calcext:value-type="float">
            <text:p>0</text:p>
          </table:table-cell>
          <table:table-cell table:number-columns-repeated="2"/>
          <table:table-cell table:formula="of:=[.E17]+[.D20]" office:value-type="float" office:value="811" calcext:value-type="float">
            <text:p>811</text:p>
          </table:table-cell>
          <table:table-cell table:number-columns-repeated="9"/>
        </table:table-row>
        <table:table-row table:style-name="ro2">
          <table:table-cell office:value-type="date" office:date-value="2023-07-24" calcext:value-type="date">
            <text:p>lun. 24 juil.</text:p>
          </table:table-cell>
          <table:table-cell table:formula="of:=[.C20]" office:value-type="float" office:value="0" calcext:value-type="float">
            <text:p>0</text:p>
          </table:table-cell>
          <table:table-cell office:value-type="string" calcext:value-type="string">
            <text:p>Willare Bridge</text:p>
          </table:table-cell>
          <table:table-cell office:value-type="float" office:value="232" calcext:value-type="float">
            <text:p>232</text:p>
          </table:table-cell>
          <table:table-cell table:formula="of:=[.E18]+[.D21]" office:value-type="float" office:value="324" calcext:value-type="float">
            <text:p>324</text:p>
          </table:table-cell>
          <table:table-cell office:value-type="string" calcext:value-type="string">
            <text:p>RH+CP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25" calcext:value-type="date">
            <text:p>mar. 25 juil.</text:p>
          </table:table-cell>
          <table:table-cell table:formula="of:=[.C21]" office:value-type="string" office:string-value="Willare Bridge" calcext:value-type="string">
            <text:p>Willare Bridge</text:p>
          </table:table-cell>
          <table:table-cell table:number-columns-repeated="2"/>
          <table:table-cell table:formula="of:=[.E19]+[.D22]" office:value-type="float" office:value="255" calcext:value-type="float">
            <text:p>255</text:p>
          </table:table-cell>
          <table:table-cell table:number-columns-repeated="9"/>
        </table:table-row>
        <table:table-row table:style-name="ro2">
          <table:table-cell office:value-type="date" office:date-value="2023-07-26" calcext:value-type="date">
            <text:p>mer. 26 juil.</text:p>
          </table:table-cell>
          <table:table-cell table:formula="of:=[.C22]" office:value-type="float" office:value="0" calcext:value-type="float">
            <text:p>0</text:p>
          </table:table-cell>
          <table:table-cell office:value-type="string" calcext:value-type="string">
            <text:p>Broome</text:p>
          </table:table-cell>
          <table:table-cell office:value-type="float" office:value="167" calcext:value-type="float">
            <text:p>167</text:p>
          </table:table-cell>
          <table:table-cell table:formula="of:=[.E20]+[.D23]" office:value-type="float" office:value="978" calcext:value-type="float">
            <text:p>978</text:p>
          </table:table-cell>
          <table:table-cell office:value-type="string" calcext:value-type="string">
            <text:p>tout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8"/>
          <table:table-cell/>
          <table:table-cell table:formula="of:=SUM([.G4:.G23])" office:value-type="float" office:value="18" calcext:value-type="float">
            <text:p>18</text:p>
          </table:table-cell>
          <table:table-cell table:number-columns-repeated="7"/>
        </table:table-row>
        <table:table-row table:style-name="ro2" table:number-rows-repeated="2">
          <table:table-cell/>
          <table:table-cell table:style-name="Default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RH : roadhous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P : camping park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G : camp ground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GS : general stor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</table:table>
      <table:table table:name="Broome-Port Hedland" table:style-name="ta1">
        <table:table-column table:style-name="co3" table:default-cell-style-name="Default"/>
        <table:table-column table:style-name="co17" table:default-cell-style-name="Default"/>
        <table:table-column table:style-name="co3" table:number-columns-repeated="3" table:default-cell-style-name="Default"/>
        <table:table-column table:style-name="co18" table:default-cell-style-name="Default"/>
        <table:table-column table:style-name="co19" table:default-cell-style-name="ce72"/>
        <table:table-column table:style-name="co20" table:default-cell-style-name="ce72"/>
        <table:table-column table:style-name="co21" table:default-cell-style-name="ce72"/>
        <table:table-column table:style-name="co22" table:default-cell-style-name="ce72"/>
        <table:table-column table:style-name="co23" table:default-cell-style-name="ce72"/>
        <table:table-row table:style-name="ro2">
          <table:table-cell table:number-columns-repeated="2"/>
          <table:table-cell office:value-type="string" calcext:value-type="string">
            <text:p>Broome</text:p>
          </table:table-cell>
          <table:table-cell table:number-columns-repeated="3"/>
          <table:table-cell office:value-type="string" calcext:value-type="string">
            <text:p>jours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epicerie</text:p>
          </table:table-cell>
          <table:table-cell office:value-type="string" calcext:value-type="string">
            <text:p>telstra</text:p>
          </table:table-cell>
        </table:table-row>
        <table:table-row table:style-name="ro2">
          <table:table-cell table:style-name="ce25" office:value-type="date" office:date-value="2023-08-01" calcext:value-type="date">
            <text:p>mar. 1 août</text:p>
          </table:table-cell>
          <table:table-cell table:formula="of:=[.C1]" office:value-type="string" office:string-value="Broome" calcext:value-type="string">
            <text:p>Broome</text:p>
          </table:table-cell>
          <table:table-cell office:value-type="string" calcext:value-type="string">
            <text:p>Roebuck Plains Roadhouse</text:p>
          </table:table-cell>
          <table:table-cell office:value-type="float" office:value="34" calcext:value-type="float">
            <text:p>34</text:p>
          </table:table-cell>
          <table:table-cell table:formula="of:=[.D2]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25" office:value-type="date" office:date-value="2023-08-02" calcext:value-type="date">
            <text:p>mer. 2 août</text:p>
          </table:table-cell>
          <table:table-cell table:formula="of:=[.C2]" office:value-type="string" office:string-value="Roebuck Plains Roadhouse" calcext:value-type="string">
            <text:p>Roebuck Plains Roadhouse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table:style-name="ce25" office:value-type="date" office:date-value="2023-08-03" calcext:value-type="date">
            <text:p>jeu. 3 août</text:p>
          </table:table-cell>
          <table:table-cell table:formula="of:=[.C3]" office:value-type="string" office:string-value="x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2">
          <table:table-cell table:style-name="ce25" office:value-type="date" office:date-value="2023-08-04" calcext:value-type="date">
            <text:p>ven. 4 août</text:p>
          </table:table-cell>
          <table:table-cell table:formula="of:=[.C4]" office:value-type="string" office:string-value="y" calcext:value-type="string">
            <text:p>y</text:p>
          </table:table-cell>
          <table:table-cell table:style-name="ce74" office:value-type="string" calcext:value-type="string">
            <text:p>Sandfire Roadhouse</text:p>
          </table:table-cell>
          <table:table-cell office:value-type="float" office:value="287" calcext:value-type="float">
            <text:p>287</text:p>
          </table:table-cell>
          <table:table-cell table:formula="of:=[.E2]+[.D5]" office:value-type="float" office:value="321" calcext:value-type="float">
            <text:p>32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basiqu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</table:table-row>
        <table:table-row table:style-name="ro2">
          <table:table-cell table:style-name="ce25" office:value-type="date" office:date-value="2023-08-05" calcext:value-type="date">
            <text:p>sam. 5 août</text:p>
          </table:table-cell>
          <table:table-cell table:formula="of:=[.C5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table:style-name="ce25" office:value-type="date" office:date-value="2023-08-06" calcext:value-type="date">
            <text:p>dim. 6 août</text:p>
          </table:table-cell>
          <table:table-cell table:formula="of:=[.C6]" office:value-type="string" office:string-value="x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ui</text:p>
          </table:table-cell>
        </table:table-row>
        <table:table-row table:style-name="ro2">
          <table:table-cell table:style-name="ce25" office:value-type="date" office:date-value="2023-08-07" calcext:value-type="date">
            <text:p>lun. 7 août</text:p>
          </table:table-cell>
          <table:table-cell table:formula="of:=[.C7]" office:value-type="string" office:string-value="y" calcext:value-type="string">
            <text:p>y</text:p>
          </table:table-cell>
          <table:table-cell office:value-type="string" calcext:value-type="string">
            <text:p>Port Hedland</text:p>
          </table:table-cell>
          <table:table-cell table:formula="of:=138+144" office:value-type="float" office:value="282" calcext:value-type="float">
            <text:p>28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table:style-name="ce25" office:value-type="date" office:date-value="2023-08-08" calcext:value-type="date">
            <text:p>mar. 8 août</text:p>
          </table:table-cell>
          <table:table-cell table:formula="of:=[.C8]" office:value-type="string" office:string-value="Port Hedland" calcext:value-type="string">
            <text:p>Port Hedland</text:p>
          </table:table-cell>
          <table:table-cell table:number-columns-repeated="9"/>
        </table:table-row>
        <table:table-row table:style-name="ro2">
          <table:table-cell table:style-name="ce25" office:value-type="date" office:date-value="2023-08-09" calcext:value-type="date">
            <text:p>mer. 9 août</text:p>
          </table:table-cell>
          <table:table-cell table:number-columns-repeated="10"/>
        </table:table-row>
        <table:table-row table:style-name="ro2">
          <table:table-cell table:style-name="ce25" office:value-type="date" office:date-value="2023-08-10" calcext:value-type="date">
            <text:p>jeu. 10 août</text:p>
          </table:table-cell>
          <table:table-cell table:number-columns-repeated="10"/>
        </table:table-row>
        <table:table-row table:style-name="ro2">
          <table:table-cell table:style-name="ce25" office:value-type="date" office:date-value="2023-08-11" calcext:value-type="date">
            <text:p>ven. 11 août</text:p>
          </table:table-cell>
          <table:table-cell table:number-columns-repeated="10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 calcext:value-type="string">
            <text:p>mardi soir</text:p>
          </table:table-cell>
          <table:table-cell office:value-type="string" calcext:value-type="string">
            <text:p>repas roadhouse</text:p>
          </table:table-cell>
          <table:table-cell/>
          <table:table-cell office:value-type="string" calcext:value-type="string">
            <text:p>6 jours de route</text:p>
          </table:table-cell>
          <table:table-cell office:value-type="string" calcext:value-type="string">
            <text:p>6 pomm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ercr matin</text:p>
          </table:table-cell>
          <table:table-cell office:value-type="string" calcext:value-type="string">
            <text:p>repas roadhouse</text:p>
          </table:table-cell>
          <table:table-cell/>
          <table:table-cell office:value-type="string" calcext:value-type="string">
            <text:p>plus broome jusqu’à mardi mati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ercr soir</text:p>
          </table:table-cell>
          <table:table-cell office:value-type="string" calcext:value-type="string">
            <text:p>av, sp, th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matin</text:p>
          </table:table-cell>
          <table:table-cell office:value-type="string" calcext:value-type="string">
            <text:p>av, po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soir</text:p>
          </table:table-cell>
          <table:table-cell office:value-type="string" calcext:value-type="string">
            <text:p>av, sp, th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endr matin</text:p>
          </table:table-cell>
          <table:table-cell office:value-type="string" calcext:value-type="string">
            <text:p>av, po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endr soir</text:p>
          </table:table-cell>
          <table:table-cell office:value-type="string" calcext:value-type="string">
            <text:p>repas roadhous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amedi matin</text:p>
          </table:table-cell>
          <table:table-cell office:value-type="string" calcext:value-type="string">
            <text:p>repas roadhous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amedi soir</text:p>
          </table:table-cell>
          <table:table-cell office:value-type="string" calcext:value-type="string">
            <text:p>sp, th, fr, ba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im matin</text:p>
          </table:table-cell>
          <table:table-cell office:value-type="string" calcext:value-type="string">
            <text:p>bar,por,fr,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im soir</text:p>
          </table:table-cell>
          <table:table-cell office:value-type="string" calcext:value-type="string">
            <text:p>sp, th, fr, ba,bar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lundi matin</text:p>
          </table:table-cell>
          <table:table-cell office:value-type="string" calcext:value-type="string">
            <text:p>RH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lundi soir</text:p>
          </table:table-cell>
          <table:table-cell office:value-type="string" calcext:value-type="string">
            <text:p>sand,fr,ban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Plus 3 midi pom+ba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rdi matin</text:p>
          </table:table-cell>
          <table:table-cell office:value-type="string" calcext:value-type="string">
            <text:p>por,fr,ban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ardi soir</text:p>
          </table:table-cell>
          <table:table-cell office:value-type="string" calcext:value-type="string">
            <text:p>sp, th, fr, ban, bar</text:p>
          </table:table-cell>
          <table:table-cell office:value-type="float" office:value="160" calcext:value-type="float">
            <text:p>16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ercr matin</text:p>
          </table:table-cell>
          <table:table-cell office:value-type="string" calcext:value-type="string">
            <text:p>por,fr,ban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ercr soir</text:p>
          </table:table-cell>
          <table:table-cell office:value-type="string" calcext:value-type="string">
            <text:p>sp, th, fr, pom, bar</text:p>
          </table:table-cell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jeudi matin</text:p>
          </table:table-cell>
          <table:table-cell office:value-type="string" calcext:value-type="string">
            <text:p>por,fr,pom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soir</text:p>
          </table:table-cell>
          <table:table-cell office:value-type="string" calcext:value-type="string">
            <text:p>CP</text:p>
          </table:table-cell>
          <table:table-cell office:value-type="float" office:value="280" calcext:value-type="float">
            <text:p>280</text:p>
          </table:table-cell>
          <table:table-cell table:number-columns-repeated="8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à emporter</text:p>
          </table:table-cell>
          <table:table-cell/>
          <table:table-cell office:value-type="string" calcext:value-type="string">
            <text:p>manque</text:p>
          </table:table-cell>
          <table:table-cell office:value-type="string" calcext:value-type="string">
            <text:p>acheter</text:p>
          </table:table-cell>
          <table:table-cell office:value-type="string" calcext:value-type="string">
            <text:p>(2 pommes, 2 gateaux, 1 sandwitch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vocat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oupes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mm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ananes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hon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rridg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fromage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arres cereal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½ wrap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 table:number-rows-repeated="1048530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TomPrice-Exmouth" table:style-name="ta1">
        <table:table-column table:style-name="co24" table:default-cell-style-name="Default"/>
        <table:table-column table:style-name="co3" table:number-columns-repeated="5" table:default-cell-style-name="Default"/>
        <table:table-row table:style-name="ro2">
          <table:table-cell table:style-name="ce75" office:value-type="date" office:date-value="2023-08-21" calcext:value-type="date">
            <text:p>lun. 21/08</text:p>
          </table:table-cell>
          <table:table-cell table:style-name="ce29" office:value-type="string" calcext:value-type="string">
            <text:p>Tom Price</text:p>
          </table:table-cell>
          <table:table-cell office:value-type="string" calcext:value-type="string">
            <text:p>Paraburdoo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IGA,18h30</text:p>
          </table:table-cell>
        </table:table-row>
        <table:table-row table:style-name="ro2">
          <table:table-cell table:style-name="ce75" office:value-type="date" office:date-value="2023-08-22" calcext:value-type="date">
            <text:p>mar. 22/08</text:p>
          </table:table-cell>
          <table:table-cell table:style-name="ce29" table:formula="of:=[.C1]" office:value-type="string" office:string-value="Paraburdoo" calcext:value-type="string">
            <text:p>Paraburdoo</text:p>
          </table:table-cell>
          <table:table-cell table:style-name="ce76" office:value-type="string" calcext:value-type="string">
            <text:p>Cheela Plains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dinner,booking?</text:p>
          </table:table-cell>
        </table:table-row>
        <table:table-row table:style-name="ro2">
          <table:table-cell table:style-name="ce75" office:value-type="date" office:date-value="2023-08-23" calcext:value-type="date">
            <text:p>mer. 23/08</text:p>
          </table:table-cell>
          <table:table-cell table:style-name="ce29" table:formula="of:=[.C2]" office:value-type="string" office:string-value="Cheela Plains" calcext:value-type="string">
            <text:p>Cheela Plains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8-24" calcext:value-type="date">
            <text:p>jeu. 24/08</text:p>
          </table:table-cell>
          <table:table-cell table:style-name="ce29" table:formula="of:=[.C3]" office:value-type="string" office:string-value="x" calcext:value-type="string">
            <text:p>x</text:p>
          </table:table-cell>
          <table:table-cell office:value-type="string" calcext:value-type="string">
            <text:p>Nanutarra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RH</text:p>
          </table:table-cell>
        </table:table-row>
        <table:table-row table:style-name="ro2">
          <table:table-cell table:style-name="ce75" office:value-type="date" office:date-value="2023-08-25" calcext:value-type="date">
            <text:p>ven. 25/08</text:p>
          </table:table-cell>
          <table:table-cell table:style-name="ce29" table:formula="of:=[.C4]" office:value-type="string" office:string-value="Nanutarra" calcext:value-type="string">
            <text:p>Nanutarra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8-26" calcext:value-type="date">
            <text:p>sam. 26/08</text:p>
          </table:table-cell>
          <table:table-cell table:style-name="ce29" table:formula="of:=[.C5]" office:value-type="string" office:string-value="x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8-27" calcext:value-type="date">
            <text:p>dim. 27/08</text:p>
          </table:table-cell>
          <table:table-cell table:style-name="ce29" table:formula="of:=[.C6]" office:value-type="string" office:string-value="y" calcext:value-type="string">
            <text:p>y</text:p>
          </table:table-cell>
          <table:table-cell office:value-type="string" calcext:value-type="string">
            <text:p>Exmouth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string" calcext:value-type="string">
            <text:p>tout</text:p>
          </table:table-cell>
        </table:table-row>
        <table:table-row table:style-name="ro2">
          <table:table-cell table:style-name="ce75" office:value-type="date" office:date-value="2023-08-28" calcext:value-type="date">
            <text:p>lun. 28/08</text:p>
          </table:table-cell>
          <table:table-cell table:style-name="ce29" table:formula="of:=[.C7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8-29" calcext:value-type="date">
            <text:p>mar. 29/08</text:p>
          </table:table-cell>
          <table:table-cell table:style-name="ce29" table:formula="of:=[.C8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8-30" calcext:value-type="date">
            <text:p>mer. 30/08</text:p>
          </table:table-cell>
          <table:table-cell table:style-name="ce29" table:formula="of:=[.C9]" office:value-type="string" office:string-value="Exmouth" calcext:value-type="string">
            <text:p>Exmouth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8-31" calcext:value-type="date">
            <text:p>jeu. 31/08</text:p>
          </table:table-cell>
          <table:table-cell table:style-name="ce29" table:formula="of:=[.C10]" office:value-type="string" office:string-value="x" calcext:value-type="string">
            <text:p>x</text:p>
          </table:table-cell>
          <table:table-cell office:value-type="string" calcext:value-type="string">
            <text:p>Coral Bay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Foodworks</text:p>
          </table:table-cell>
        </table:table-row>
        <table:table-row table:style-name="ro2">
          <table:table-cell table:style-name="ce75" office:value-type="date" office:date-value="2023-09-01" calcext:value-type="date">
            <text:p>ven. 01/09</text:p>
          </table:table-cell>
          <table:table-cell table:style-name="ce29" table:formula="of:=[.C11]" office:value-type="string" office:string-value="Coral Bay" calcext:value-type="string">
            <text:p>Coral Bay</text:p>
          </table:table-cell>
          <table:table-cell office:value-type="string" calcext:value-type="string">
            <text:p>Coral Bay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9-02" calcext:value-type="date">
            <text:p>sam. 02/09</text:p>
          </table:table-cell>
          <table:table-cell table:style-name="ce29" table:formula="of:=[.C12]" office:value-type="string" office:string-value="Coral Bay" calcext:value-type="string">
            <text:p>Coral Bay</text:p>
          </table:table-cell>
          <table:table-cell office:value-type="string" calcext:value-type="string">
            <text:p>Coral Bay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9-03" calcext:value-type="date">
            <text:p>dim. 03/09</text:p>
          </table:table-cell>
          <table:table-cell table:style-name="ce29" table:formula="of:=[.C13]" office:value-type="string" office:string-value="Coral Bay" calcext:value-type="string">
            <text:p>Coral Bay</text:p>
          </table:table-cell>
          <table:table-cell office:value-type="string" calcext:value-type="string">
            <text:p>Minilya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RH</text:p>
          </table:table-cell>
        </table:table-row>
        <table:table-row table:style-name="ro2">
          <table:table-cell table:style-name="ce75" office:value-type="date" office:date-value="2023-09-04" calcext:value-type="date">
            <text:p>lun. 04/09</text:p>
          </table:table-cell>
          <table:table-cell table:style-name="ce29" table:formula="of:=[.C14]" office:value-type="string" office:string-value="Minilya" calcext:value-type="string">
            <text:p>Minilya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9-05" calcext:value-type="date">
            <text:p>mar. 05/09</text:p>
          </table:table-cell>
          <table:table-cell table:style-name="ce29" table:formula="of:=[.C15]" office:value-type="string" office:string-value="x" calcext:value-type="string">
            <text:p>x</text:p>
          </table:table-cell>
          <table:table-cell office:value-type="string" calcext:value-type="string">
            <text:p>Carnarvon</text:p>
          </table:table-cell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2">
          <table:table-cell table:number-columns-repeated="3"/>
          <table:table-cell table:formula="of:=SUM([.D1:.D16])" office:value-type="float" office:value="1024" calcext:value-type="float">
            <text:p>1024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om Price → Exmouth</text:p>
          </table:table-cell>
          <table:table-cell/>
          <table:table-cell office:value-type="string" calcext:value-type="string">
            <text:p>7 jours de rout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 soirs seul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7 petit dej</text:p>
          </table:table-cell>
          <table:table-cell table:number-columns-repeated="3"/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6 repas soi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4 seul</text:p>
          </table:table-cell>
          <table:table-cell office:value-type="string" calcext:value-type="string">
            <text:p>nouilles/lyokim, thon/avocat, fromage, fruit/bar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 resto </text:p>
          </table:table-cell>
          <table:table-cell office:value-type="string" calcext:value-type="string">
            <text:p>Paraburdoo, Nanutarra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7 petit dej</text:p>
          </table:table-cell>
          <table:table-cell office:value-type="string" calcext:value-type="string">
            <text:p>Porridge-oeuf, thon/avocat, fromage, fruit/barre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7 midis</text:p>
          </table:table-cell>
          <table:table-cell office:value-type="string" calcext:value-type="string">
            <text:p>pommes, fromage, fruit/barre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nouilles/lyokim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hon/avoca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 avocats, 7 thons</text:p>
          </table:table-cell>
          <table:table-cell/>
          <table:table-cell office:value-type="string" calcext:value-type="string">
            <text:p>Acheter 4 avocats, 4 thons</text:p>
          </table:table-cell>
          <table:table-cell/>
        </table:table-row>
        <table:table-row table:style-name="ro2">
          <table:table-cell office:value-type="string" calcext:value-type="string">
            <text:p>fromage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achter from</text:p>
          </table:table-cell>
          <table:table-cell/>
        </table:table-row>
        <table:table-row table:style-name="ro2">
          <table:table-cell office:value-type="string" calcext:value-type="string">
            <text:p>wrap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acheter mini wrap</text:p>
          </table:table-cell>
          <table:table-cell/>
        </table:table-row>
        <table:table-row table:style-name="ro2">
          <table:table-cell office:value-type="string" calcext:value-type="string">
            <text:p>fruit/barres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acheter barres, 5 pommes, 5 bananes</text:p>
          </table:table-cell>
          <table:table-cell/>
        </table:table-row>
      </table:table>
      <table:named-expressions>
        <table:named-range table:name="budgetjour" table:base-cell-address="$Journal.$T$2" table:cell-range-address="$Journal.$R$2"/>
        <table:named-range table:name="IDR2AUD" table:base-cell-address="$Journal.$S$2" table:cell-range-address="$Journal.$S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number:min-decimal-places="0" number:min-integer-digits="2"/>
    </number:number-style>
    <number:date-style style:name="N108">
      <number:day-of-week/>
      <number:text> </number:text>
      <number:day/>
      <number:text> </number:text>
      <number:month number:style="long"/>
    </number:date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date-style style:name="N111">
      <number:day-of-week/>
      <number:text> </number:text>
      <number:day/>
      <number:text> </number:text>
      <number:month number:textual="true"/>
    </number:date-style>
    <number:number-style style:name="N112">
      <number:number number:decimal-places="0" number:min-decimal-places="0" number:min-integer-digits="0"/>
    </number:number-style>
    <number:number-style style:name="N113">
      <number:number number:decimal-places="2" number:min-decimal-places="2" number:min-integer-digits="0"/>
    </number:number-style>
    <number:currency-style style:name="N11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5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date-style style:name="N117">
      <number:day-of-week/>
      <number:text> </number:text>
      <number:day number:style="long"/>
      <number:text>/</number:text>
      <number:month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7">00/00/0000</text:date>, <text:time style:data-style-name="N2" text:time-value="19:01:41.73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8-27T22:57:04.934000000</dc:date>
    <meta:editing-duration>P148DT11H46M8S</meta:editing-duration>
    <meta:editing-cycles>420</meta:editing-cycles>
    <meta:document-statistic meta:table-count="5" meta:cell-count="3318" meta:object-count="0"/>
  </office:meta>
</office:document-meta>
</file>